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6.29pt"/>
    </style:style>
    <style:style style:name="co3" style:family="table-column">
      <style:table-column-properties fo:break-before="auto" style:column-width="55.56pt"/>
    </style:style>
    <style:style style:name="co4" style:family="table-column">
      <style:table-column-properties fo:break-before="auto" style:column-width="51.7pt"/>
    </style:style>
    <style:style style:name="co5" style:family="table-column">
      <style:table-column-properties fo:break-before="auto" style:column-width="53.26pt"/>
    </style:style>
    <style:style style:name="co6" style:family="table-column">
      <style:table-column-properties fo:break-before="auto" style:column-width="50.14pt"/>
    </style:style>
    <style:style style:name="co7" style:family="table-column">
      <style:table-column-properties fo:break-before="auto" style:column-width="113.75pt"/>
    </style:style>
    <style:style style:name="co8" style:family="table-column">
      <style:table-column-properties fo:break-before="auto" style:column-width="108.06pt"/>
    </style:style>
    <style:style style:name="co9" style:family="table-column">
      <style:table-column-properties fo:break-before="auto" style:column-width="127.56pt"/>
    </style:style>
    <style:style style:name="co10" style:family="table-column">
      <style:table-column-properties fo:break-before="auto" style:column-width="75.54pt"/>
    </style:style>
    <style:style style:name="co11" style:family="table-column">
      <style:table-column-properties fo:break-before="auto" style:column-width="90.99pt"/>
    </style:style>
    <style:style style:name="co12" style:family="table-column">
      <style:table-column-properties fo:break-before="auto" style:column-width="107.26pt"/>
    </style:style>
    <style:style style:name="co13" style:family="table-column">
      <style:table-column-properties fo:break-before="auto" style:column-width="99.9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.8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99pt solid #000000"/>
    </style:style>
    <style:style style:name="ce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99pt solid #000000"/>
      <style:paragraph-properties fo:text-align="center" fo:margin-left="0pt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 style:data-style-name="N37"/>
    <style:style style:name="ce11" style:family="table-cell" style:parent-style-name="Default">
      <style:table-cell-properties fo:background-color="#00ccff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66ffff"/>
    </style:style>
    <style:style style:name="ce14" style:family="table-cell" style:parent-style-name="Default">
      <style:table-cell-properties fo:background-color="#99ffff"/>
    </style:style>
  </office:automatic-styles>
  <office:body>
    <office:spreadsheet>
      <table:calculation-settings table:automatic-find-labels="false"/>
      <table:table table:name="cross-sec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Nuclide</text:p>
          </table:table-cell>
          <table:table-cell table:style-name="ce2" office:value-type="string" calcext:value-type="string">
            <text:p>νσ_f</text:p>
          </table:table-cell>
          <table:table-cell table:style-name="ce2" office:value-type="string" calcext:value-type="string">
            <text:p>σ_f</text:p>
          </table:table-cell>
          <table:table-cell table:style-name="ce2" office:value-type="string" calcext:value-type="string">
            <text:p>σ_a</text:p>
          </table:table-cell>
          <table:table-cell table:style-name="ce2" office:value-type="string" calcext:value-type="string">
            <text:p>σ_tr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U-235</text:p>
          </table:table-cell>
          <table:table-cell table:style-name="ce3" office:value-type="float" office:value="5.297" calcext:value-type="float">
            <text:p>5.297</text:p>
          </table:table-cell>
          <table:table-cell table:style-name="ce3" office:value-type="float" office:value="2.156" calcext:value-type="float">
            <text:p>2.156</text:p>
          </table:table-cell>
          <table:table-cell table:style-name="ce3" office:value-type="float" office:value="2.844" calcext:value-type="float">
            <text:p>2.844</text:p>
          </table:table-cell>
          <table:table-cell table:style-name="ce3" office:value-type="float" office:value="8.246" calcext:value-type="float">
            <text:p>8.246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U-238</text:p>
          </table:table-cell>
          <table:table-cell table:style-name="ce3" office:value-type="float" office:value="0.142" calcext:value-type="float">
            <text:p>0.142</text:p>
          </table:table-cell>
          <table:table-cell table:style-name="ce3" office:value-type="float" office:value="0.051" calcext:value-type="float">
            <text:p>0.051</text:p>
          </table:table-cell>
          <table:table-cell table:style-name="ce3" office:value-type="float" office:value="0.404" calcext:value-type="float">
            <text:p>0.404</text:p>
          </table:table-cell>
          <table:table-cell table:style-name="ce3" office:value-type="float" office:value="8.181" calcext:value-type="float">
            <text:p>8.181</text:p>
          </table:table-cell>
          <table:table-cell table:number-columns-repeated="8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Core Lifetime [years]</text:p>
          </table:table-cell>
          <table:table-cell table:number-columns-repeated="7" office:value-type="string" calcext:value-type="string">
            <text:p>-----------</text:p>
          </table:table-cell>
          <table:table-cell table:number-columns-repeated="4" office:value-type="string" calcext:value-type="string">
            <text:p>----------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141954" calcext:value-type="float">
            <text:p>0.141954</text:p>
          </table:table-cell>
          <table:table-cell office:value-type="float" office:value="0.155171" calcext:value-type="float">
            <text:p>0.155171</text:p>
          </table:table-cell>
          <table:table-cell office:value-type="float" office:value="0.167846" calcext:value-type="float">
            <text:p>0.167846</text:p>
          </table:table-cell>
          <table:table-cell office:value-type="float" office:value="0.18006" calcext:value-type="float">
            <text:p>0.18006</text:p>
          </table:table-cell>
          <table:table-cell office:value-type="float" office:value="0.191872" calcext:value-type="float">
            <text:p>0.191872</text:p>
          </table:table-cell>
          <table:table-cell office:value-type="float" office:value="0.203331" calcext:value-type="float">
            <text:p>0.203331</text:p>
          </table:table-cell>
          <table:table-cell office:value-type="float" office:value="0.214476" calcext:value-type="float">
            <text:p>0.214476</text:p>
          </table:table-cell>
          <table:table-cell office:value-type="float" office:value="0.225338" calcext:value-type="float">
            <text:p>0.225338</text:p>
          </table:table-cell>
          <table:table-cell office:value-type="float" office:value="0.235945" calcext:value-type="float">
            <text:p>0.235945</text:p>
          </table:table-cell>
          <table:table-cell office:value-type="float" office:value="0.246318" calcext:value-type="float">
            <text:p>0.246318</text:p>
          </table:table-cell>
          <table:table-cell office:value-type="float" office:value="0.256477" calcext:value-type="float">
            <text:p>0.256477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12669" calcext:value-type="float">
            <text:p>0.112669</text:p>
          </table:table-cell>
          <table:table-cell office:value-type="float" office:value="0.123159" calcext:value-type="float">
            <text:p>0.123159</text:p>
          </table:table-cell>
          <table:table-cell office:value-type="float" office:value="0.133219" calcext:value-type="float">
            <text:p>0.133219</text:p>
          </table:table-cell>
          <table:table-cell office:value-type="float" office:value="0.142913" calcext:value-type="float">
            <text:p>0.142913</text:p>
          </table:table-cell>
          <table:table-cell office:value-type="float" office:value="0.152289" calcext:value-type="float">
            <text:p>0.152289</text:p>
          </table:table-cell>
          <table:table-cell office:value-type="float" office:value="0.161384" calcext:value-type="float">
            <text:p>0.161384</text:p>
          </table:table-cell>
          <table:table-cell office:value-type="float" office:value="0.17023" calcext:value-type="float">
            <text:p>0.17023</text:p>
          </table:table-cell>
          <table:table-cell office:value-type="float" office:value="0.178851" calcext:value-type="float">
            <text:p>0.178851</text:p>
          </table:table-cell>
          <table:table-cell office:value-type="float" office:value="0.187269" calcext:value-type="float">
            <text:p>0.187269</text:p>
          </table:table-cell>
          <table:table-cell office:value-type="float" office:value="0.195503" calcext:value-type="float">
            <text:p>0.195503</text:p>
          </table:table-cell>
          <table:table-cell office:value-type="float" office:value="0.203566" calcext:value-type="float">
            <text:p>0.203566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984255" calcext:value-type="float">
            <text:p>0.0984255</text:p>
          </table:table-cell>
          <table:table-cell office:value-type="float" office:value="0.107589" calcext:value-type="float">
            <text:p>0.107589</text:p>
          </table:table-cell>
          <table:table-cell office:value-type="float" office:value="0.116378" calcext:value-type="float">
            <text:p>0.116378</text:p>
          </table:table-cell>
          <table:table-cell office:value-type="float" office:value="0.124846" calcext:value-type="float">
            <text:p>0.124846</text:p>
          </table:table-cell>
          <table:table-cell office:value-type="float" office:value="0.133036" calcext:value-type="float">
            <text:p>0.133036</text:p>
          </table:table-cell>
          <table:table-cell office:value-type="float" office:value="0.140982" calcext:value-type="float">
            <text:p>0.140982</text:p>
          </table:table-cell>
          <table:table-cell office:value-type="float" office:value="0.148709" calcext:value-type="float">
            <text:p>0.148709</text:p>
          </table:table-cell>
          <table:table-cell office:value-type="float" office:value="0.156241" calcext:value-type="float">
            <text:p>0.156241</text:p>
          </table:table-cell>
          <table:table-cell office:value-type="float" office:value="0.163595" calcext:value-type="float">
            <text:p>0.163595</text:p>
          </table:table-cell>
          <table:table-cell office:value-type="float" office:value="0.170787" calcext:value-type="float">
            <text:p>0.170787</text:p>
          </table:table-cell>
          <table:table-cell office:value-type="float" office:value="0.177831" calcext:value-type="float">
            <text:p>0.177831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894255" calcext:value-type="float">
            <text:p>0.0894255</text:p>
          </table:table-cell>
          <table:table-cell office:value-type="float" office:value="0.0977513" calcext:value-type="float">
            <text:p>0.0977513</text:p>
          </table:table-cell>
          <table:table-cell office:value-type="float" office:value="0.105736" calcext:value-type="float">
            <text:p>0.105736</text:p>
          </table:table-cell>
          <table:table-cell office:value-type="float" office:value="0.11343" calcext:value-type="float">
            <text:p>0.11343</text:p>
          </table:table-cell>
          <table:table-cell office:value-type="float" office:value="0.120872" calcext:value-type="float">
            <text:p>0.120872</text:p>
          </table:table-cell>
          <table:table-cell office:value-type="float" office:value="0.12809" calcext:value-type="float">
            <text:p>0.12809</text:p>
          </table:table-cell>
          <table:table-cell office:value-type="float" office:value="0.135111" calcext:value-type="float">
            <text:p>0.135111</text:p>
          </table:table-cell>
          <table:table-cell office:value-type="float" office:value="0.141954" calcext:value-type="float">
            <text:p>0.141954</text:p>
          </table:table-cell>
          <table:table-cell office:value-type="float" office:value="0.148636" calcext:value-type="float">
            <text:p>0.148636</text:p>
          </table:table-cell>
          <table:table-cell office:value-type="float" office:value="0.155171" calcext:value-type="float">
            <text:p>0.155171</text:p>
          </table:table-cell>
          <table:table-cell office:value-type="float" office:value="0.16157" calcext:value-type="float">
            <text:p>0.16157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830153" calcext:value-type="float">
            <text:p>0.0830153</text:p>
          </table:table-cell>
          <table:table-cell office:value-type="float" office:value="0.0907443" calcext:value-type="float">
            <text:p>0.0907443</text:p>
          </table:table-cell>
          <table:table-cell office:value-type="float" office:value="0.098157" calcext:value-type="float">
            <text:p>0.098157</text:p>
          </table:table-cell>
          <table:table-cell office:value-type="float" office:value="0.105299" calcext:value-type="float">
            <text:p>0.105299</text:p>
          </table:table-cell>
          <table:table-cell office:value-type="float" office:value="0.112207" calcext:value-type="float">
            <text:p>0.112207</text:p>
          </table:table-cell>
          <table:table-cell office:value-type="float" office:value="0.118909" calcext:value-type="float">
            <text:p>0.118909</text:p>
          </table:table-cell>
          <table:table-cell office:value-type="float" office:value="0.125426" calcext:value-type="float">
            <text:p>0.125426</text:p>
          </table:table-cell>
          <table:table-cell office:value-type="float" office:value="0.131779" calcext:value-type="float">
            <text:p>0.131779</text:p>
          </table:table-cell>
          <table:table-cell office:value-type="float" office:value="0.137981" calcext:value-type="float">
            <text:p>0.137981</text:p>
          </table:table-cell>
          <table:table-cell office:value-type="float" office:value="0.144048" calcext:value-type="float">
            <text:p>0.144048</text:p>
          </table:table-cell>
          <table:table-cell office:value-type="float" office:value="0.149989" calcext:value-type="float">
            <text:p>0.149989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781204" calcext:value-type="float">
            <text:p>0.0781204</text:p>
          </table:table-cell>
          <table:table-cell office:value-type="float" office:value="0.0853937" calcext:value-type="float">
            <text:p>0.0853937</text:p>
          </table:table-cell>
          <table:table-cell office:value-type="float" office:value="0.0923692" calcext:value-type="float">
            <text:p>0.0923692</text:p>
          </table:table-cell>
          <table:table-cell office:value-type="float" office:value="0.0990906" calcext:value-type="float">
            <text:p>0.0990906</text:p>
          </table:table-cell>
          <table:table-cell office:value-type="float" office:value="0.105591" calcext:value-type="float">
            <text:p>0.105591</text:p>
          </table:table-cell>
          <table:table-cell office:value-type="float" office:value="0.111897" calcext:value-type="float">
            <text:p>0.111897</text:p>
          </table:table-cell>
          <table:table-cell office:value-type="float" office:value="0.118031" calcext:value-type="float">
            <text:p>0.118031</text:p>
          </table:table-cell>
          <table:table-cell office:value-type="float" office:value="0.124008" calcext:value-type="float">
            <text:p>0.124008</text:p>
          </table:table-cell>
          <table:table-cell office:value-type="float" office:value="0.129845" calcext:value-type="float">
            <text:p>0.129845</text:p>
          </table:table-cell>
          <table:table-cell office:value-type="float" office:value="0.135554" calcext:value-type="float">
            <text:p>0.135554</text:p>
          </table:table-cell>
          <table:table-cell office:value-type="float" office:value="0.141145" calcext:value-type="float">
            <text:p>0.141145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0742077" calcext:value-type="float">
            <text:p>0.0742077</text:p>
          </table:table-cell>
          <table:table-cell office:value-type="float" office:value="0.0811167" calcext:value-type="float">
            <text:p>0.0811167</text:p>
          </table:table-cell>
          <table:table-cell office:value-type="float" office:value="0.0877429" calcext:value-type="float">
            <text:p>0.0877429</text:p>
          </table:table-cell>
          <table:table-cell office:value-type="float" office:value="0.0941275" calcext:value-type="float">
            <text:p>0.0941275</text:p>
          </table:table-cell>
          <table:table-cell office:value-type="float" office:value="0.100303" calcext:value-type="float">
            <text:p>0.100303</text:p>
          </table:table-cell>
          <table:table-cell office:value-type="float" office:value="0.106293" calcext:value-type="float">
            <text:p>0.106293</text:p>
          </table:table-cell>
          <table:table-cell office:value-type="float" office:value="0.112119" calcext:value-type="float">
            <text:p>0.112119</text:p>
          </table:table-cell>
          <table:table-cell office:value-type="float" office:value="0.117797" calcext:value-type="float">
            <text:p>0.117797</text:p>
          </table:table-cell>
          <table:table-cell office:value-type="float" office:value="0.123342" calcext:value-type="float">
            <text:p>0.123342</text:p>
          </table:table-cell>
          <table:table-cell office:value-type="float" office:value="0.128765" calcext:value-type="float">
            <text:p>0.128765</text:p>
          </table:table-cell>
          <table:table-cell office:value-type="float" office:value="0.134075" calcext:value-type="float">
            <text:p>0.13407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709771" calcext:value-type="float">
            <text:p>0.0709771</text:p>
          </table:table-cell>
          <table:table-cell office:value-type="float" office:value="0.0775853" calcext:value-type="float">
            <text:p>0.0775853</text:p>
          </table:table-cell>
          <table:table-cell office:value-type="float" office:value="0.083923" calcext:value-type="float">
            <text:p>0.083923</text:p>
          </table:table-cell>
          <table:table-cell office:value-type="float" office:value="0.0900298" calcext:value-type="float">
            <text:p>0.0900298</text:p>
          </table:table-cell>
          <table:table-cell office:value-type="float" office:value="0.0959359" calcext:value-type="float">
            <text:p>0.0959359</text:p>
          </table:table-cell>
          <table:table-cell office:value-type="float" office:value="0.101665" calcext:value-type="float">
            <text:p>0.101665</text:p>
          </table:table-cell>
          <table:table-cell office:value-type="float" office:value="0.107238" calcext:value-type="float">
            <text:p>0.107238</text:p>
          </table:table-cell>
          <table:table-cell office:value-type="float" office:value="0.112669" calcext:value-type="float">
            <text:p>0.112669</text:p>
          </table:table-cell>
          <table:table-cell office:value-type="float" office:value="0.117972" calcext:value-type="float">
            <text:p>0.117972</text:p>
          </table:table-cell>
          <table:table-cell office:value-type="float" office:value="0.123159" calcext:value-type="float">
            <text:p>0.123159</text:p>
          </table:table-cell>
          <table:table-cell office:value-type="float" office:value="0.128239" calcext:value-type="float">
            <text:p>0.128239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0682444" calcext:value-type="float">
            <text:p>0.0682444</text:p>
          </table:table-cell>
          <table:table-cell office:value-type="float" office:value="0.0745982" calcext:value-type="float">
            <text:p>0.0745982</text:p>
          </table:table-cell>
          <table:table-cell office:value-type="float" office:value="0.080692" calcext:value-type="float">
            <text:p>0.080692</text:p>
          </table:table-cell>
          <table:table-cell office:value-type="float" office:value="0.0865636" calcext:value-type="float">
            <text:p>0.0865636</text:p>
          </table:table-cell>
          <table:table-cell office:value-type="float" office:value="0.0922424" calcext:value-type="float">
            <text:p>0.0922424</text:p>
          </table:table-cell>
          <table:table-cell office:value-type="float" office:value="0.0977513" calcext:value-type="float">
            <text:p>0.0977513</text:p>
          </table:table-cell>
          <table:table-cell office:value-type="float" office:value="0.103109" calcext:value-type="float">
            <text:p>0.103109</text:p>
          </table:table-cell>
          <table:table-cell office:value-type="float" office:value="0.108331" calcext:value-type="float">
            <text:p>0.108331</text:p>
          </table:table-cell>
          <table:table-cell office:value-type="float" office:value="0.11343" calcext:value-type="float">
            <text:p>0.11343</text:p>
          </table:table-cell>
          <table:table-cell office:value-type="float" office:value="0.118417" calcext:value-type="float">
            <text:p>0.118417</text:p>
          </table:table-cell>
          <table:table-cell office:value-type="float" office:value="0.123301" calcext:value-type="float">
            <text:p>0.123301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658893" calcext:value-type="float">
            <text:p>0.0658893</text:p>
          </table:table-cell>
          <table:table-cell office:value-type="float" office:value="0.0720238" calcext:value-type="float">
            <text:p>0.0720238</text:p>
          </table:table-cell>
          <table:table-cell office:value-type="float" office:value="0.0779072" calcext:value-type="float">
            <text:p>0.0779072</text:p>
          </table:table-cell>
          <table:table-cell office:value-type="float" office:value="0.0835762" calcext:value-type="float">
            <text:p>0.0835762</text:p>
          </table:table-cell>
          <table:table-cell office:value-type="float" office:value="0.089059" calcext:value-type="float">
            <text:p>0.089059</text:p>
          </table:table-cell>
          <table:table-cell office:value-type="float" office:value="0.0943779" calcext:value-type="float">
            <text:p>0.0943779</text:p>
          </table:table-cell>
          <table:table-cell office:value-type="float" office:value="0.0995509" calcext:value-type="float">
            <text:p>0.0995509</text:p>
          </table:table-cell>
          <table:table-cell office:value-type="float" office:value="0.104593" calcext:value-type="float">
            <text:p>0.104593</text:p>
          </table:table-cell>
          <table:table-cell office:value-type="float" office:value="0.109516" calcext:value-type="float">
            <text:p>0.109516</text:p>
          </table:table-cell>
          <table:table-cell office:value-type="float" office:value="0.114331" calcext:value-type="float">
            <text:p>0.114331</text:p>
          </table:table-cell>
          <table:table-cell office:value-type="float" office:value="0.119046" calcext:value-type="float">
            <text:p>0.119046</text:p>
          </table:table-cell>
        </table:table-row>
      </table:table>
      <table:table table:name="mdot vs power and energy" table:style-name="ta1">
        <table:table-column table:style-name="co1" table:default-cell-style-name="Default"/>
        <table:table-column table:style-name="co7" table:default-cell-style-name="Default"/>
        <table:table-column table:style-name="co1" table:number-columns-repeated="91" table:default-cell-style-name="Default"/>
        <table:table-row table:style-name="ro1">
          <table:table-cell table:style-name="ce4"/>
          <table:table-cell table:style-name="ce5" table:number-columns-repeated="13"/>
          <table:table-cell table:style-name="ce9"/>
          <table:table-cell table:number-columns-repeated="78"/>
        </table:table-row>
        <table:table-row table:style-name="ro1">
          <table:table-cell table:style-name="ce4"/>
          <table:table-cell table:style-name="ce6"/>
          <table:table-cell table:style-name="ce7" office:value-type="string" calcext:value-type="string" table:number-columns-spanned="11" table:number-rows-spanned="1">
            <text:p>Power [Mwe]</text:p>
          </table:table-cell>
          <table:covered-table-cell table:number-columns-repeated="10" table:style-name="ce6"/>
          <table:table-cell table:style-name="ce5"/>
          <table:table-cell table:style-name="ce9"/>
          <table:table-cell table:number-columns-repeated="78"/>
        </table:table-row>
        <table:table-row table:style-name="ro1">
          <table:table-cell table:style-name="ce4"/>
          <table:table-cell table:style-name="ce6" office:value-type="string" calcext:value-type="string">
            <text:p>Core Lifetime [years]</text:p>
          </table:table-cell>
          <table:table-cell table:style-name="ce6" office:value-type="float" office:value="35" calcext:value-type="float">
            <text:p>35</text:p>
          </table:table-cell>
          <table:table-cell table:style-name="ce6" table:formula="of:=[.C3]+5" office:value-type="float" office:value="40" calcext:value-type="float">
            <text:p>40</text:p>
          </table:table-cell>
          <table:table-cell table:style-name="ce6" table:formula="of:=[.D3]+5" office:value-type="float" office:value="45" calcext:value-type="float">
            <text:p>45</text:p>
          </table:table-cell>
          <table:table-cell table:style-name="ce6" table:formula="of:=[.E3]+5" office:value-type="float" office:value="50" calcext:value-type="float">
            <text:p>50</text:p>
          </table:table-cell>
          <table:table-cell table:style-name="ce6" table:formula="of:=[.F3]+5" office:value-type="float" office:value="55" calcext:value-type="float">
            <text:p>55</text:p>
          </table:table-cell>
          <table:table-cell table:style-name="ce6" table:formula="of:=[.G3]+5" office:value-type="float" office:value="60" calcext:value-type="float">
            <text:p>60</text:p>
          </table:table-cell>
          <table:table-cell table:style-name="ce6" table:formula="of:=[.H3]+5" office:value-type="float" office:value="65" calcext:value-type="float">
            <text:p>65</text:p>
          </table:table-cell>
          <table:table-cell table:style-name="ce6" table:formula="of:=[.I3]+5" office:value-type="float" office:value="70" calcext:value-type="float">
            <text:p>70</text:p>
          </table:table-cell>
          <table:table-cell table:style-name="ce6" table:formula="of:=[.J3]+5" office:value-type="float" office:value="75" calcext:value-type="float">
            <text:p>75</text:p>
          </table:table-cell>
          <table:table-cell table:style-name="ce6" table:formula="of:=[.K3]+5" office:value-type="float" office:value="80" calcext:value-type="float">
            <text:p>80</text:p>
          </table:table-cell>
          <table:table-cell table:style-name="ce6" table:formula="of:=[.L3]+5" office:value-type="float" office:value="85" calcext:value-type="float">
            <text:p>85</text:p>
          </table:table-cell>
          <table:table-cell table:style-name="ce5"/>
          <table:table-cell table:style-name="ce9"/>
          <table:table-cell table:number-columns-repeated="78"/>
        </table:table-row>
        <table:table-row table:style-name="ro1"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41954" calcext:value-type="float">
            <text:p>0.141954</text:p>
          </table:table-cell>
          <table:table-cell table:style-name="ce6" office:value-type="float" office:value="0.155171" calcext:value-type="float">
            <text:p>0.155171</text:p>
          </table:table-cell>
          <table:table-cell table:style-name="ce6" office:value-type="float" office:value="0.167846" calcext:value-type="float">
            <text:p>0.167846</text:p>
          </table:table-cell>
          <table:table-cell table:style-name="ce6" office:value-type="float" office:value="0.18006" calcext:value-type="float">
            <text:p>0.18006</text:p>
          </table:table-cell>
          <table:table-cell table:style-name="ce6" office:value-type="float" office:value="0.191872" calcext:value-type="float">
            <text:p>0.191872</text:p>
          </table:table-cell>
          <table:table-cell table:style-name="ce6" office:value-type="float" office:value="0.203331" calcext:value-type="float">
            <text:p>0.203331</text:p>
          </table:table-cell>
          <table:table-cell table:style-name="ce6" office:value-type="float" office:value="0.214476" calcext:value-type="float">
            <text:p>0.214476</text:p>
          </table:table-cell>
          <table:table-cell table:style-name="ce6" office:value-type="float" office:value="0.225338" calcext:value-type="float">
            <text:p>0.225338</text:p>
          </table:table-cell>
          <table:table-cell table:style-name="ce6" office:value-type="float" office:value="0.235945" calcext:value-type="float">
            <text:p>0.235945</text:p>
          </table:table-cell>
          <table:table-cell table:style-name="ce6" office:value-type="float" office:value="0.246318" calcext:value-type="float">
            <text:p>0.246318</text:p>
          </table:table-cell>
          <table:table-cell table:style-name="ce6" office:value-type="float" office:value="0.256477" calcext:value-type="float">
            <text:p>0.256477</text:p>
          </table:table-cell>
          <table:table-cell table:style-name="ce5"/>
          <table:table-cell table:style-name="ce9"/>
          <table:table-cell table:number-columns-repeated="78"/>
        </table:table-row>
        <table:table-row table:style-name="ro1">
          <table:table-cell table:style-name="ce4"/>
          <table:table-cell table:style-name="ce6" office:value-type="float" office:value="2" calcext:value-type="float">
            <text:p>2</text:p>
          </table:table-cell>
          <table:table-cell table:style-name="ce6" office:value-type="float" office:value="0.112669" calcext:value-type="float">
            <text:p>0.112669</text:p>
          </table:table-cell>
          <table:table-cell table:style-name="ce6" office:value-type="float" office:value="0.123159" calcext:value-type="float">
            <text:p>0.123159</text:p>
          </table:table-cell>
          <table:table-cell table:style-name="ce6" office:value-type="float" office:value="0.133219" calcext:value-type="float">
            <text:p>0.133219</text:p>
          </table:table-cell>
          <table:table-cell table:style-name="ce6" office:value-type="float" office:value="0.142913" calcext:value-type="float">
            <text:p>0.142913</text:p>
          </table:table-cell>
          <table:table-cell table:style-name="ce6" office:value-type="float" office:value="0.152289" calcext:value-type="float">
            <text:p>0.152289</text:p>
          </table:table-cell>
          <table:table-cell table:style-name="ce6" office:value-type="float" office:value="0.161384" calcext:value-type="float">
            <text:p>0.161384</text:p>
          </table:table-cell>
          <table:table-cell table:style-name="ce6" office:value-type="float" office:value="0.17023" calcext:value-type="float">
            <text:p>0.17023</text:p>
          </table:table-cell>
          <table:table-cell table:style-name="ce6" office:value-type="float" office:value="0.178851" calcext:value-type="float">
            <text:p>0.178851</text:p>
          </table:table-cell>
          <table:table-cell table:style-name="ce6" office:value-type="float" office:value="0.187269" calcext:value-type="float">
            <text:p>0.187269</text:p>
          </table:table-cell>
          <table:table-cell table:style-name="ce6" office:value-type="float" office:value="0.195503" calcext:value-type="float">
            <text:p>0.195503</text:p>
          </table:table-cell>
          <table:table-cell table:style-name="ce6" office:value-type="float" office:value="0.203566" calcext:value-type="float">
            <text:p>0.203566</text:p>
          </table:table-cell>
          <table:table-cell table:style-name="ce5"/>
          <table:table-cell table:style-name="ce9"/>
          <table:table-cell table:number-columns-repeated="78"/>
        </table:table-row>
        <table:table-row table:style-name="ro1">
          <table:table-cell table:style-name="ce4"/>
          <table:table-cell table:style-name="ce6" office:value-type="float" office:value="3" calcext:value-type="float">
            <text:p>3</text:p>
          </table:table-cell>
          <table:table-cell table:style-name="ce6" office:value-type="float" office:value="0.0984255" calcext:value-type="float">
            <text:p>0.0984255</text:p>
          </table:table-cell>
          <table:table-cell table:style-name="ce6" office:value-type="float" office:value="0.107589" calcext:value-type="float">
            <text:p>0.107589</text:p>
          </table:table-cell>
          <table:table-cell table:style-name="ce6" office:value-type="float" office:value="0.116378" calcext:value-type="float">
            <text:p>0.116378</text:p>
          </table:table-cell>
          <table:table-cell table:style-name="ce6" office:value-type="float" office:value="0.124846" calcext:value-type="float">
            <text:p>0.124846</text:p>
          </table:table-cell>
          <table:table-cell table:style-name="ce6" office:value-type="float" office:value="0.133036" calcext:value-type="float">
            <text:p>0.133036</text:p>
          </table:table-cell>
          <table:table-cell table:style-name="ce6" office:value-type="float" office:value="0.140982" calcext:value-type="float">
            <text:p>0.140982</text:p>
          </table:table-cell>
          <table:table-cell table:style-name="ce6" office:value-type="float" office:value="0.148709" calcext:value-type="float">
            <text:p>0.148709</text:p>
          </table:table-cell>
          <table:table-cell table:style-name="ce6" office:value-type="float" office:value="0.156241" calcext:value-type="float">
            <text:p>0.156241</text:p>
          </table:table-cell>
          <table:table-cell table:style-name="ce6" office:value-type="float" office:value="0.163595" calcext:value-type="float">
            <text:p>0.163595</text:p>
          </table:table-cell>
          <table:table-cell table:style-name="ce6" office:value-type="float" office:value="0.170787" calcext:value-type="float">
            <text:p>0.170787</text:p>
          </table:table-cell>
          <table:table-cell table:style-name="ce6" office:value-type="float" office:value="0.177831" calcext:value-type="float">
            <text:p>0.177831</text:p>
          </table:table-cell>
          <table:table-cell table:style-name="ce5"/>
          <table:table-cell table:style-name="ce9"/>
          <table:table-cell table:number-columns-repeated="78"/>
        </table:table-row>
        <table:table-row table:style-name="ro1">
          <table:table-cell table:style-name="ce4"/>
          <table:table-cell table:style-name="ce6" office:value-type="float" office:value="4" calcext:value-type="float">
            <text:p>4</text:p>
          </table:table-cell>
          <table:table-cell table:style-name="ce6" office:value-type="float" office:value="0.0894255" calcext:value-type="float">
            <text:p>0.0894255</text:p>
          </table:table-cell>
          <table:table-cell table:style-name="ce6" office:value-type="float" office:value="0.0977513" calcext:value-type="float">
            <text:p>0.0977513</text:p>
          </table:table-cell>
          <table:table-cell table:style-name="ce6" office:value-type="float" office:value="0.105736" calcext:value-type="float">
            <text:p>0.105736</text:p>
          </table:table-cell>
          <table:table-cell table:style-name="ce6" office:value-type="float" office:value="0.11343" calcext:value-type="float">
            <text:p>0.11343</text:p>
          </table:table-cell>
          <table:table-cell table:style-name="ce6" office:value-type="float" office:value="0.120872" calcext:value-type="float">
            <text:p>0.120872</text:p>
          </table:table-cell>
          <table:table-cell table:style-name="ce6" office:value-type="float" office:value="0.12809" calcext:value-type="float">
            <text:p>0.12809</text:p>
          </table:table-cell>
          <table:table-cell table:style-name="ce6" office:value-type="float" office:value="0.135111" calcext:value-type="float">
            <text:p>0.135111</text:p>
          </table:table-cell>
          <table:table-cell table:style-name="ce6" office:value-type="float" office:value="0.141954" calcext:value-type="float">
            <text:p>0.141954</text:p>
          </table:table-cell>
          <table:table-cell table:style-name="ce6" office:value-type="float" office:value="0.148636" calcext:value-type="float">
            <text:p>0.148636</text:p>
          </table:table-cell>
          <table:table-cell table:style-name="ce6" office:value-type="float" office:value="0.155171" calcext:value-type="float">
            <text:p>0.155171</text:p>
          </table:table-cell>
          <table:table-cell table:style-name="ce6" office:value-type="float" office:value="0.16157" calcext:value-type="float">
            <text:p>0.16157</text:p>
          </table:table-cell>
          <table:table-cell table:style-name="ce5"/>
          <table:table-cell table:style-name="ce9"/>
          <table:table-cell table:number-columns-repeated="78"/>
        </table:table-row>
        <table:table-row table:style-name="ro1">
          <table:table-cell table:style-name="ce4"/>
          <table:table-cell table:style-name="ce6" office:value-type="float" office:value="5" calcext:value-type="float">
            <text:p>5</text:p>
          </table:table-cell>
          <table:table-cell table:style-name="ce6" office:value-type="float" office:value="0.0830153" calcext:value-type="float">
            <text:p>0.0830153</text:p>
          </table:table-cell>
          <table:table-cell table:style-name="ce6" office:value-type="float" office:value="0.0907443" calcext:value-type="float">
            <text:p>0.0907443</text:p>
          </table:table-cell>
          <table:table-cell table:style-name="ce6" office:value-type="float" office:value="0.098157" calcext:value-type="float">
            <text:p>0.098157</text:p>
          </table:table-cell>
          <table:table-cell table:style-name="ce6" office:value-type="float" office:value="0.105299" calcext:value-type="float">
            <text:p>0.105299</text:p>
          </table:table-cell>
          <table:table-cell table:style-name="ce6" office:value-type="float" office:value="0.112207" calcext:value-type="float">
            <text:p>0.112207</text:p>
          </table:table-cell>
          <table:table-cell table:style-name="ce6" office:value-type="float" office:value="0.118909" calcext:value-type="float">
            <text:p>0.118909</text:p>
          </table:table-cell>
          <table:table-cell table:style-name="ce6" office:value-type="float" office:value="0.125426" calcext:value-type="float">
            <text:p>0.125426</text:p>
          </table:table-cell>
          <table:table-cell table:style-name="ce6" office:value-type="float" office:value="0.131779" calcext:value-type="float">
            <text:p>0.131779</text:p>
          </table:table-cell>
          <table:table-cell table:style-name="ce6" office:value-type="float" office:value="0.137981" calcext:value-type="float">
            <text:p>0.137981</text:p>
          </table:table-cell>
          <table:table-cell table:style-name="ce6" office:value-type="float" office:value="0.144048" calcext:value-type="float">
            <text:p>0.144048</text:p>
          </table:table-cell>
          <table:table-cell table:style-name="ce6" office:value-type="float" office:value="0.149989" calcext:value-type="float">
            <text:p>0.149989</text:p>
          </table:table-cell>
          <table:table-cell table:style-name="ce5"/>
          <table:table-cell table:style-name="ce9"/>
          <table:table-cell table:number-columns-repeated="78"/>
        </table:table-row>
        <table:table-row table:style-name="ro1">
          <table:table-cell table:style-name="ce4"/>
          <table:table-cell table:style-name="ce6" office:value-type="float" office:value="6" calcext:value-type="float">
            <text:p>6</text:p>
          </table:table-cell>
          <table:table-cell table:style-name="ce6" office:value-type="float" office:value="0.0781204" calcext:value-type="float">
            <text:p>0.0781204</text:p>
          </table:table-cell>
          <table:table-cell table:style-name="ce6" office:value-type="float" office:value="0.0853937" calcext:value-type="float">
            <text:p>0.0853937</text:p>
          </table:table-cell>
          <table:table-cell table:style-name="ce6" office:value-type="float" office:value="0.0923692" calcext:value-type="float">
            <text:p>0.0923692</text:p>
          </table:table-cell>
          <table:table-cell table:style-name="ce6" office:value-type="float" office:value="0.0990906" calcext:value-type="float">
            <text:p>0.0990906</text:p>
          </table:table-cell>
          <table:table-cell table:style-name="ce6" office:value-type="float" office:value="0.105591" calcext:value-type="float">
            <text:p>0.105591</text:p>
          </table:table-cell>
          <table:table-cell table:style-name="ce6" office:value-type="float" office:value="0.111897" calcext:value-type="float">
            <text:p>0.111897</text:p>
          </table:table-cell>
          <table:table-cell table:style-name="ce6" office:value-type="float" office:value="0.118031" calcext:value-type="float">
            <text:p>0.118031</text:p>
          </table:table-cell>
          <table:table-cell table:style-name="ce6" office:value-type="float" office:value="0.124008" calcext:value-type="float">
            <text:p>0.124008</text:p>
          </table:table-cell>
          <table:table-cell table:style-name="ce6" office:value-type="float" office:value="0.129845" calcext:value-type="float">
            <text:p>0.129845</text:p>
          </table:table-cell>
          <table:table-cell table:style-name="ce6" office:value-type="float" office:value="0.135554" calcext:value-type="float">
            <text:p>0.135554</text:p>
          </table:table-cell>
          <table:table-cell table:style-name="ce6" office:value-type="float" office:value="0.141145" calcext:value-type="float">
            <text:p>0.141145</text:p>
          </table:table-cell>
          <table:table-cell table:style-name="ce5"/>
          <table:table-cell table:style-name="ce9"/>
          <table:table-cell table:number-columns-repeated="78"/>
        </table:table-row>
        <table:table-row table:style-name="ro1">
          <table:table-cell table:style-name="ce4"/>
          <table:table-cell table:style-name="ce6" office:value-type="float" office:value="7" calcext:value-type="float">
            <text:p>7</text:p>
          </table:table-cell>
          <table:table-cell table:style-name="ce6" office:value-type="float" office:value="0.0742077" calcext:value-type="float">
            <text:p>0.0742077</text:p>
          </table:table-cell>
          <table:table-cell table:style-name="ce6" office:value-type="float" office:value="0.0811167" calcext:value-type="float">
            <text:p>0.0811167</text:p>
          </table:table-cell>
          <table:table-cell table:style-name="ce6" office:value-type="float" office:value="0.0877429" calcext:value-type="float">
            <text:p>0.0877429</text:p>
          </table:table-cell>
          <table:table-cell table:style-name="ce6" office:value-type="float" office:value="0.0941275" calcext:value-type="float">
            <text:p>0.0941275</text:p>
          </table:table-cell>
          <table:table-cell table:style-name="ce6" office:value-type="float" office:value="0.100303" calcext:value-type="float">
            <text:p>0.100303</text:p>
          </table:table-cell>
          <table:table-cell table:style-name="ce6" office:value-type="float" office:value="0.106293" calcext:value-type="float">
            <text:p>0.106293</text:p>
          </table:table-cell>
          <table:table-cell table:style-name="ce6" office:value-type="float" office:value="0.112119" calcext:value-type="float">
            <text:p>0.112119</text:p>
          </table:table-cell>
          <table:table-cell table:style-name="ce6" office:value-type="float" office:value="0.117797" calcext:value-type="float">
            <text:p>0.117797</text:p>
          </table:table-cell>
          <table:table-cell table:style-name="ce6" office:value-type="float" office:value="0.123342" calcext:value-type="float">
            <text:p>0.123342</text:p>
          </table:table-cell>
          <table:table-cell table:style-name="ce6" office:value-type="float" office:value="0.128765" calcext:value-type="float">
            <text:p>0.128765</text:p>
          </table:table-cell>
          <table:table-cell table:style-name="ce6" office:value-type="float" office:value="0.134075" calcext:value-type="float">
            <text:p>0.134075</text:p>
          </table:table-cell>
          <table:table-cell table:style-name="ce5"/>
          <table:table-cell table:style-name="ce9"/>
          <table:table-cell table:number-columns-repeated="78"/>
        </table:table-row>
        <table:table-row table:style-name="ro1">
          <table:table-cell table:style-name="ce4"/>
          <table:table-cell table:style-name="ce6" office:value-type="float" office:value="8" calcext:value-type="float">
            <text:p>8</text:p>
          </table:table-cell>
          <table:table-cell table:style-name="ce6" office:value-type="float" office:value="0.0709771" calcext:value-type="float">
            <text:p>0.0709771</text:p>
          </table:table-cell>
          <table:table-cell table:style-name="ce6" office:value-type="float" office:value="0.0775853" calcext:value-type="float">
            <text:p>0.0775853</text:p>
          </table:table-cell>
          <table:table-cell table:style-name="ce6" office:value-type="float" office:value="0.083923" calcext:value-type="float">
            <text:p>0.083923</text:p>
          </table:table-cell>
          <table:table-cell table:style-name="ce6" office:value-type="float" office:value="0.0900298" calcext:value-type="float">
            <text:p>0.0900298</text:p>
          </table:table-cell>
          <table:table-cell table:style-name="ce6" office:value-type="float" office:value="0.0959359" calcext:value-type="float">
            <text:p>0.0959359</text:p>
          </table:table-cell>
          <table:table-cell table:style-name="ce6" office:value-type="float" office:value="0.101665" calcext:value-type="float">
            <text:p>0.101665</text:p>
          </table:table-cell>
          <table:table-cell table:style-name="ce6" office:value-type="float" office:value="0.107238" calcext:value-type="float">
            <text:p>0.107238</text:p>
          </table:table-cell>
          <table:table-cell table:style-name="ce6" office:value-type="float" office:value="0.112669" calcext:value-type="float">
            <text:p>0.112669</text:p>
          </table:table-cell>
          <table:table-cell table:style-name="ce6" office:value-type="float" office:value="0.117972" calcext:value-type="float">
            <text:p>0.117972</text:p>
          </table:table-cell>
          <table:table-cell table:style-name="ce6" office:value-type="float" office:value="0.123159" calcext:value-type="float">
            <text:p>0.123159</text:p>
          </table:table-cell>
          <table:table-cell table:style-name="ce6" office:value-type="float" office:value="0.128239" calcext:value-type="float">
            <text:p>0.128239</text:p>
          </table:table-cell>
          <table:table-cell table:style-name="ce5"/>
          <table:table-cell table:style-name="ce9"/>
          <table:table-cell table:number-columns-repeated="78"/>
        </table:table-row>
        <table:table-row table:style-name="ro1">
          <table:table-cell table:style-name="ce4"/>
          <table:table-cell table:style-name="ce6" office:value-type="float" office:value="9" calcext:value-type="float">
            <text:p>9</text:p>
          </table:table-cell>
          <table:table-cell table:style-name="ce6" office:value-type="float" office:value="0.0682444" calcext:value-type="float">
            <text:p>0.0682444</text:p>
          </table:table-cell>
          <table:table-cell table:style-name="ce6" office:value-type="float" office:value="0.0745982" calcext:value-type="float">
            <text:p>0.0745982</text:p>
          </table:table-cell>
          <table:table-cell table:style-name="ce6" office:value-type="float" office:value="0.080692" calcext:value-type="float">
            <text:p>0.080692</text:p>
          </table:table-cell>
          <table:table-cell table:style-name="ce6" office:value-type="float" office:value="0.0865636" calcext:value-type="float">
            <text:p>0.0865636</text:p>
          </table:table-cell>
          <table:table-cell table:style-name="ce6" office:value-type="float" office:value="0.0922424" calcext:value-type="float">
            <text:p>0.0922424</text:p>
          </table:table-cell>
          <table:table-cell table:style-name="ce6" office:value-type="float" office:value="0.0977513" calcext:value-type="float">
            <text:p>0.0977513</text:p>
          </table:table-cell>
          <table:table-cell table:style-name="ce6" office:value-type="float" office:value="0.103109" calcext:value-type="float">
            <text:p>0.103109</text:p>
          </table:table-cell>
          <table:table-cell table:style-name="ce6" office:value-type="float" office:value="0.108331" calcext:value-type="float">
            <text:p>0.108331</text:p>
          </table:table-cell>
          <table:table-cell table:style-name="ce6" office:value-type="float" office:value="0.11343" calcext:value-type="float">
            <text:p>0.11343</text:p>
          </table:table-cell>
          <table:table-cell table:style-name="ce6" office:value-type="float" office:value="0.118417" calcext:value-type="float">
            <text:p>0.118417</text:p>
          </table:table-cell>
          <table:table-cell table:style-name="ce6" office:value-type="float" office:value="0.123301" calcext:value-type="float">
            <text:p>0.123301</text:p>
          </table:table-cell>
          <table:table-cell table:style-name="ce5"/>
          <table:table-cell table:style-name="ce9"/>
          <table:table-cell table:number-columns-repeated="78"/>
        </table:table-row>
        <table:table-row table:style-name="ro1">
          <table:table-cell table:style-name="ce4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0.0658893" calcext:value-type="float">
            <text:p>0.0658893</text:p>
          </table:table-cell>
          <table:table-cell table:style-name="ce6" office:value-type="float" office:value="0.0720238" calcext:value-type="float">
            <text:p>0.0720238</text:p>
          </table:table-cell>
          <table:table-cell table:style-name="ce6" office:value-type="float" office:value="0.0779072" calcext:value-type="float">
            <text:p>0.0779072</text:p>
          </table:table-cell>
          <table:table-cell table:style-name="ce6" office:value-type="float" office:value="0.0835762" calcext:value-type="float">
            <text:p>0.0835762</text:p>
          </table:table-cell>
          <table:table-cell table:style-name="ce6" office:value-type="float" office:value="0.089059" calcext:value-type="float">
            <text:p>0.089059</text:p>
          </table:table-cell>
          <table:table-cell table:style-name="ce6" office:value-type="float" office:value="0.0943779" calcext:value-type="float">
            <text:p>0.0943779</text:p>
          </table:table-cell>
          <table:table-cell table:style-name="ce6" office:value-type="float" office:value="0.0995509" calcext:value-type="float">
            <text:p>0.0995509</text:p>
          </table:table-cell>
          <table:table-cell table:style-name="ce6" office:value-type="float" office:value="0.104593" calcext:value-type="float">
            <text:p>0.104593</text:p>
          </table:table-cell>
          <table:table-cell table:style-name="ce6" office:value-type="float" office:value="0.109516" calcext:value-type="float">
            <text:p>0.109516</text:p>
          </table:table-cell>
          <table:table-cell table:style-name="ce6" office:value-type="float" office:value="0.114331" calcext:value-type="float">
            <text:p>0.114331</text:p>
          </table:table-cell>
          <table:table-cell table:style-name="ce6" office:value-type="float" office:value="0.119046" calcext:value-type="float">
            <text:p>0.119046</text:p>
          </table:table-cell>
          <table:table-cell table:style-name="ce5"/>
          <table:table-cell table:style-name="ce9"/>
          <table:table-cell table:number-columns-repeated="78"/>
        </table:table-row>
        <table:table-row table:style-name="ro1" table:number-rows-repeated="2">
          <table:table-cell table:style-name="ce4"/>
          <table:table-cell table:style-name="ce5" table:number-columns-repeated="13"/>
          <table:table-cell table:style-name="ce9"/>
          <table:table-cell table:number-columns-repeated="78"/>
        </table:table-row>
        <table:table-row table:style-name="ro1">
          <table:table-cell table:number-columns-repeated="93"/>
        </table:table-row>
        <table:table-row table:style-name="ro1">
          <table:table-cell/>
          <table:table-cell office:value-type="string" calcext:value-type="string">
            <text:p>Inner core coolant flow rate needed to cool fuel to achieve the power and core lifetime indicated</text:p>
          </table:table-cell>
          <table:table-cell table:number-columns-repeated="91"/>
        </table:table-row>
        <table:table-row table:style-name="ro1">
          <table:table-cell table:number-columns-repeated="93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9" table:number-rows-spanned="1">
            <text:p>Pressure (Bars)</text:p>
          </table:table-cell>
          <table:covered-table-cell table:number-columns-repeated="8"/>
          <table:table-cell office:value-type="string" calcext:value-type="string">
            <text:p>mdot</text:p>
          </table:table-cell>
          <table:table-cell table:number-columns-repeated="80"/>
        </table:table-row>
        <table:table-row table:style-name="ro1">
          <table:table-cell table:number-columns-repeated="2"/>
          <table:table-cell office:value-type="string" calcext:value-type="string">
            <text:p>Power [Mwe]</text:p>
          </table:table-cell>
          <table:table-cell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table:formula="of:=[.K20]+1" office:value-type="float" office:value="10" calcext:value-type="float">
            <text:p>10</text:p>
          </table:table-cell>
          <table:table-cell table:number-columns-repeated="81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02.75" calcext:value-type="float">
            <text:p>302.75</text:p>
          </table:table-cell>
          <table:table-cell office:value-type="float" office:value="189.458" calcext:value-type="float">
            <text:p>189.458</text:p>
          </table:table-cell>
          <table:table-cell office:value-type="float" office:value="149.715" calcext:value-type="float">
            <text:p>149.715</text:p>
          </table:table-cell>
          <table:table-cell office:value-type="float" office:value="128.794" calcext:value-type="float">
            <text:p>128.794</text:p>
          </table:table-cell>
          <table:table-cell office:value-type="float" office:value="115.626" calcext:value-type="float">
            <text:p>115.626</text:p>
          </table:table-cell>
          <table:table-cell office:value-type="float" office:value="106.454" calcext:value-type="float">
            <text:p>106.454</text:p>
          </table:table-cell>
          <table:table-cell office:value-type="float" office:value="99.6331" calcext:value-type="float">
            <text:p>99.6331</text:p>
          </table:table-cell>
          <table:table-cell office:value-type="float" office:value="94.3238" calcext:value-type="float">
            <text:p>94.3238</text:p>
          </table:table-cell>
          <table:table-cell office:value-type="float" office:value="90.0498" calcext:value-type="float">
            <text:p>90.0498</text:p>
          </table:table-cell>
          <table:table-cell table:number-columns-repeated="81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389.25" calcext:value-type="float">
            <text:p>389.25</text:p>
          </table:table-cell>
          <table:table-cell office:value-type="float" office:value="243.589" calcext:value-type="float">
            <text:p>243.589</text:p>
          </table:table-cell>
          <table:table-cell office:value-type="float" office:value="192.49" calcext:value-type="float">
            <text:p>192.49</text:p>
          </table:table-cell>
          <table:table-cell office:value-type="float" office:value="165.592" calcext:value-type="float">
            <text:p>165.592</text:p>
          </table:table-cell>
          <table:table-cell office:value-type="float" office:value="148.662" calcext:value-type="float">
            <text:p>148.662</text:p>
          </table:table-cell>
          <table:table-cell office:value-type="float" office:value="136.87" calcext:value-type="float">
            <text:p>136.87</text:p>
          </table:table-cell>
          <table:table-cell office:value-type="float" office:value="128.1" calcext:value-type="float">
            <text:p>128.1</text:p>
          </table:table-cell>
          <table:table-cell office:value-type="float" office:value="121.273" calcext:value-type="float">
            <text:p>121.273</text:p>
          </table:table-cell>
          <table:table-cell office:value-type="float" office:value="115.778" calcext:value-type="float">
            <text:p>115.778</text:p>
          </table:table-cell>
          <table:table-cell table:number-columns-repeated="81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475.751" calcext:value-type="float">
            <text:p>475.751</text:p>
          </table:table-cell>
          <table:table-cell office:value-type="float" office:value="297.72" calcext:value-type="float">
            <text:p>297.72</text:p>
          </table:table-cell>
          <table:table-cell office:value-type="float" office:value="235.266" calcext:value-type="float">
            <text:p>235.266</text:p>
          </table:table-cell>
          <table:table-cell office:value-type="float" office:value="202.39" calcext:value-type="float">
            <text:p>202.39</text:p>
          </table:table-cell>
          <table:table-cell office:value-type="float" office:value="181.698" calcext:value-type="float">
            <text:p>181.698</text:p>
          </table:table-cell>
          <table:table-cell office:value-type="float" office:value="167.285" calcext:value-type="float">
            <text:p>167.285</text:p>
          </table:table-cell>
          <table:table-cell office:value-type="float" office:value="156.566" calcext:value-type="float">
            <text:p>156.566</text:p>
          </table:table-cell>
          <table:table-cell office:value-type="float" office:value="148.223" calcext:value-type="float">
            <text:p>148.223</text:p>
          </table:table-cell>
          <table:table-cell office:value-type="float" office:value="141.507" calcext:value-type="float">
            <text:p>141.507</text:p>
          </table:table-cell>
          <table:table-cell table:number-columns-repeated="81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562.251" calcext:value-type="float">
            <text:p>562.251</text:p>
          </table:table-cell>
          <table:table-cell office:value-type="float" office:value="351.851" calcext:value-type="float">
            <text:p>351.851</text:p>
          </table:table-cell>
          <table:table-cell office:value-type="float" office:value="278.042" calcext:value-type="float">
            <text:p>278.042</text:p>
          </table:table-cell>
          <table:table-cell office:value-type="float" office:value="239.188" calcext:value-type="float">
            <text:p>239.188</text:p>
          </table:table-cell>
          <table:table-cell office:value-type="float" office:value="214.735" calcext:value-type="float">
            <text:p>214.735</text:p>
          </table:table-cell>
          <table:table-cell office:value-type="float" office:value="197.701" calcext:value-type="float">
            <text:p>197.701</text:p>
          </table:table-cell>
          <table:table-cell office:value-type="float" office:value="185.033" calcext:value-type="float">
            <text:p>185.033</text:p>
          </table:table-cell>
          <table:table-cell office:value-type="float" office:value="175.173" calcext:value-type="float">
            <text:p>175.173</text:p>
          </table:table-cell>
          <table:table-cell office:value-type="float" office:value="167.235" calcext:value-type="float">
            <text:p>167.235</text:p>
          </table:table-cell>
          <table:table-cell table:number-columns-repeated="81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648.751" calcext:value-type="float">
            <text:p>648.751</text:p>
          </table:table-cell>
          <table:table-cell office:value-type="float" office:value="405.981" calcext:value-type="float">
            <text:p>405.981</text:p>
          </table:table-cell>
          <table:table-cell office:value-type="float" office:value="320.817" calcext:value-type="float">
            <text:p>320.817</text:p>
          </table:table-cell>
          <table:table-cell office:value-type="float" office:value="275.986" calcext:value-type="float">
            <text:p>275.986</text:p>
          </table:table-cell>
          <table:table-cell office:value-type="float" office:value="247.771" calcext:value-type="float">
            <text:p>247.771</text:p>
          </table:table-cell>
          <table:table-cell office:value-type="float" office:value="228.116" calcext:value-type="float">
            <text:p>228.116</text:p>
          </table:table-cell>
          <table:table-cell office:value-type="float" office:value="213.5" calcext:value-type="float">
            <text:p>213.5</text:p>
          </table:table-cell>
          <table:table-cell office:value-type="float" office:value="202.122" calcext:value-type="float">
            <text:p>202.122</text:p>
          </table:table-cell>
          <table:table-cell office:value-type="float" office:value="192.964" calcext:value-type="float">
            <text:p>192.964</text:p>
          </table:table-cell>
          <table:table-cell table:number-columns-repeated="81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735.251" calcext:value-type="float">
            <text:p>735.251</text:p>
          </table:table-cell>
          <table:table-cell office:value-type="float" office:value="460.112" calcext:value-type="float">
            <text:p>460.112</text:p>
          </table:table-cell>
          <table:table-cell office:value-type="float" office:value="363.593" calcext:value-type="float">
            <text:p>363.593</text:p>
          </table:table-cell>
          <table:table-cell office:value-type="float" office:value="312.785" calcext:value-type="float">
            <text:p>312.785</text:p>
          </table:table-cell>
          <table:table-cell office:value-type="float" office:value="280.807" calcext:value-type="float">
            <text:p>280.807</text:p>
          </table:table-cell>
          <table:table-cell office:value-type="float" office:value="258.532" calcext:value-type="float">
            <text:p>258.532</text:p>
          </table:table-cell>
          <table:table-cell office:value-type="float" office:value="241.966" calcext:value-type="float">
            <text:p>241.966</text:p>
          </table:table-cell>
          <table:table-cell office:value-type="float" office:value="229.072" calcext:value-type="float">
            <text:p>229.072</text:p>
          </table:table-cell>
          <table:table-cell office:value-type="float" office:value="218.692" calcext:value-type="float">
            <text:p>218.692</text:p>
          </table:table-cell>
          <table:table-cell table:number-columns-repeated="81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9" table:number-rows-spanned="1">
            <text:p>Pressure (Bars)</text:p>
          </table:table-cell>
          <table:covered-table-cell table:number-columns-repeated="8"/>
          <table:table-cell office:value-type="string" calcext:value-type="string">
            <text:p>wpump [kw]</text:p>
          </table:table-cell>
          <table:table-cell table:number-columns-repeated="80"/>
        </table:table-row>
        <table:table-row table:style-name="ro1">
          <table:table-cell table:number-columns-repeated="2"/>
          <table:table-cell office:value-type="string" calcext:value-type="string">
            <text:p>Power [Mwe]</text:p>
          </table:table-cell>
          <table:table-cell office:value-type="float" office:value="2" calcext:value-type="float">
            <text:p>2</text:p>
          </table:table-cell>
          <table:table-cell table:formula="of:=[.D28]+1" office:value-type="float" office:value="3" calcext:value-type="float">
            <text:p>3</text:p>
          </table:table-cell>
          <table:table-cell table:formula="of:=[.E28]+1" office:value-type="float" office:value="4" calcext:value-type="float">
            <text:p>4</text:p>
          </table:table-cell>
          <table:table-cell table:formula="of:=[.F28]+1" office:value-type="float" office:value="5" calcext:value-type="float">
            <text:p>5</text:p>
          </table:table-cell>
          <table:table-cell table:formula="of:=[.G28]+1" office:value-type="float" office:value="6" calcext:value-type="float">
            <text:p>6</text:p>
          </table:table-cell>
          <table:table-cell table:formula="of:=[.H28]+1" office:value-type="float" office:value="7" calcext:value-type="float">
            <text:p>7</text:p>
          </table:table-cell>
          <table:table-cell table:formula="of:=[.I28]+1" office:value-type="float" office:value="8" calcext:value-type="float">
            <text:p>8</text:p>
          </table:table-cell>
          <table:table-cell table:formula="of:=[.J28]+1" office:value-type="float" office:value="9" calcext:value-type="float">
            <text:p>9</text:p>
          </table:table-cell>
          <table:table-cell table:formula="of:=[.K28]+1" office:value-type="float" office:value="10" calcext:value-type="float">
            <text:p>10</text:p>
          </table:table-cell>
          <table:table-cell table:number-columns-repeated="81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9.9638" calcext:value-type="float">
            <text:p>29.9638</text:p>
          </table:table-cell>
          <table:table-cell office:value-type="float" office:value="37.7538" calcext:value-type="float">
            <text:p>37.7538</text:p>
          </table:table-cell>
          <table:table-cell office:value-type="float" office:value="44.8506" calcext:value-type="float">
            <text:p>44.8506</text:p>
          </table:table-cell>
          <table:table-cell office:value-type="float" office:value="51.5013" calcext:value-type="float">
            <text:p>51.5013</text:p>
          </table:table-cell>
          <table:table-cell office:value-type="float" office:value="57.8334" calcext:value-type="float">
            <text:p>57.8334</text:p>
          </table:table-cell>
          <table:table-cell office:value-type="float" office:value="63.9232" calcext:value-type="float">
            <text:p>63.9232</text:p>
          </table:table-cell>
          <table:table-cell office:value-type="float" office:value="69.8206" calcext:value-type="float">
            <text:p>69.8206</text:p>
          </table:table-cell>
          <table:table-cell office:value-type="float" office:value="75.5607" calcext:value-type="float">
            <text:p>75.5607</text:p>
          </table:table-cell>
          <table:table-cell office:value-type="float" office:value="81.169" calcext:value-type="float">
            <text:p>81.169</text:p>
          </table:table-cell>
          <table:table-cell table:number-columns-repeated="81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38.5249" calcext:value-type="float">
            <text:p>38.5249</text:p>
          </table:table-cell>
          <table:table-cell office:value-type="float" office:value="48.5406" calcext:value-type="float">
            <text:p>48.5406</text:p>
          </table:table-cell>
          <table:table-cell office:value-type="float" office:value="57.6651" calcext:value-type="float">
            <text:p>57.6651</text:p>
          </table:table-cell>
          <table:table-cell office:value-type="float" office:value="66.216" calcext:value-type="float">
            <text:p>66.216</text:p>
          </table:table-cell>
          <table:table-cell office:value-type="float" office:value="74.3573" calcext:value-type="float">
            <text:p>74.3573</text:p>
          </table:table-cell>
          <table:table-cell office:value-type="float" office:value="82.187" calcext:value-type="float">
            <text:p>82.187</text:p>
          </table:table-cell>
          <table:table-cell office:value-type="float" office:value="89.7694" calcext:value-type="float">
            <text:p>89.7694</text:p>
          </table:table-cell>
          <table:table-cell office:value-type="float" office:value="97.1495" calcext:value-type="float">
            <text:p>97.1495</text:p>
          </table:table-cell>
          <table:table-cell office:value-type="float" office:value="104.36" calcext:value-type="float">
            <text:p>104.36</text:p>
          </table:table-cell>
          <table:table-cell table:number-columns-repeated="81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47.0859" calcext:value-type="float">
            <text:p>47.0859</text:p>
          </table:table-cell>
          <table:table-cell office:value-type="float" office:value="59.3274" calcext:value-type="float">
            <text:p>59.3274</text:p>
          </table:table-cell>
          <table:table-cell office:value-type="float" office:value="70.4795" calcext:value-type="float">
            <text:p>70.4795</text:p>
          </table:table-cell>
          <table:table-cell office:value-type="float" office:value="80.9306" calcext:value-type="float">
            <text:p>80.9306</text:p>
          </table:table-cell>
          <table:table-cell office:value-type="float" office:value="90.8811" calcext:value-type="float">
            <text:p>90.8811</text:p>
          </table:table-cell>
          <table:table-cell office:value-type="float" office:value="100.451" calcext:value-type="float">
            <text:p>100.451</text:p>
          </table:table-cell>
          <table:table-cell office:value-type="float" office:value="109.718" calcext:value-type="float">
            <text:p>109.718</text:p>
          </table:table-cell>
          <table:table-cell office:value-type="float" office:value="118.738" calcext:value-type="float">
            <text:p>118.738</text:p>
          </table:table-cell>
          <table:table-cell office:value-type="float" office:value="127.551" calcext:value-type="float">
            <text:p>127.551</text:p>
          </table:table-cell>
          <table:table-cell table:number-columns-repeated="81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55.647" calcext:value-type="float">
            <text:p>55.647</text:p>
          </table:table-cell>
          <table:table-cell office:value-type="float" office:value="70.1142" calcext:value-type="float">
            <text:p>70.1142</text:p>
          </table:table-cell>
          <table:table-cell office:value-type="float" office:value="83.294" calcext:value-type="float">
            <text:p>83.294</text:p>
          </table:table-cell>
          <table:table-cell office:value-type="float" office:value="95.6453" calcext:value-type="float">
            <text:p>95.6453</text:p>
          </table:table-cell>
          <table:table-cell office:value-type="float" office:value="107.405" calcext:value-type="float">
            <text:p>107.405</text:p>
          </table:table-cell>
          <table:table-cell office:value-type="float" office:value="118.715" calcext:value-type="float">
            <text:p>118.715</text:p>
          </table:table-cell>
          <table:table-cell office:value-type="float" office:value="129.667" calcext:value-type="float">
            <text:p>129.667</text:p>
          </table:table-cell>
          <table:table-cell office:value-type="float" office:value="140.327" calcext:value-type="float">
            <text:p>140.327</text:p>
          </table:table-cell>
          <table:table-cell office:value-type="float" office:value="150.743" calcext:value-type="float">
            <text:p>150.743</text:p>
          </table:table-cell>
          <table:table-cell table:number-columns-repeated="81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64.2081" calcext:value-type="float">
            <text:p>64.2081</text:p>
          </table:table-cell>
          <table:table-cell office:value-type="float" office:value="80.9011" calcext:value-type="float">
            <text:p>80.9011</text:p>
          </table:table-cell>
          <table:table-cell office:value-type="float" office:value="96.1084" calcext:value-type="float">
            <text:p>96.1084</text:p>
          </table:table-cell>
          <table:table-cell office:value-type="float" office:value="110.36" calcext:value-type="float">
            <text:p>110.36</text:p>
          </table:table-cell>
          <table:table-cell office:value-type="float" office:value="123.929" calcext:value-type="float">
            <text:p>123.929</text:p>
          </table:table-cell>
          <table:table-cell office:value-type="float" office:value="136.978" calcext:value-type="float">
            <text:p>136.978</text:p>
          </table:table-cell>
          <table:table-cell office:value-type="float" office:value="149.616" calcext:value-type="float">
            <text:p>149.616</text:p>
          </table:table-cell>
          <table:table-cell office:value-type="float" office:value="161.916" calcext:value-type="float">
            <text:p>161.916</text:p>
          </table:table-cell>
          <table:table-cell office:value-type="float" office:value="173.934" calcext:value-type="float">
            <text:p>173.934</text:p>
          </table:table-cell>
          <table:table-cell table:number-columns-repeated="81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72.7692" calcext:value-type="float">
            <text:p>72.7692</text:p>
          </table:table-cell>
          <table:table-cell office:value-type="float" office:value="91.6879" calcext:value-type="float">
            <text:p>91.6879</text:p>
          </table:table-cell>
          <table:table-cell office:value-type="float" office:value="108.923" calcext:value-type="float">
            <text:p>108.923</text:p>
          </table:table-cell>
          <table:table-cell office:value-type="float" office:value="125.075" calcext:value-type="float">
            <text:p>125.075</text:p>
          </table:table-cell>
          <table:table-cell office:value-type="float" office:value="140.453" calcext:value-type="float">
            <text:p>140.453</text:p>
          </table:table-cell>
          <table:table-cell office:value-type="float" office:value="155.242" calcext:value-type="float">
            <text:p>155.242</text:p>
          </table:table-cell>
          <table:table-cell office:value-type="float" office:value="169.564" calcext:value-type="float">
            <text:p>169.564</text:p>
          </table:table-cell>
          <table:table-cell office:value-type="float" office:value="183.505" calcext:value-type="float">
            <text:p>183.505</text:p>
          </table:table-cell>
          <table:table-cell office:value-type="float" office:value="197.125" calcext:value-type="float">
            <text:p>197.125</text:p>
          </table:table-cell>
          <table:table-cell table:number-columns-repeated="81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9" table:number-rows-spanned="1">
            <text:p>Pressure (Bars)</text:p>
          </table:table-cell>
          <table:covered-table-cell table:number-columns-repeated="8"/>
          <table:table-cell office:value-type="string" calcext:value-type="string">
            <text:p>qcors</text:p>
          </table:table-cell>
          <table:table-cell table:number-columns-repeated="80"/>
        </table:table-row>
        <table:table-row table:style-name="ro1">
          <table:table-cell table:number-columns-repeated="2"/>
          <table:table-cell office:value-type="string" calcext:value-type="string">
            <text:p>Power [Mwe]</text:p>
          </table:table-cell>
          <table:table-cell office:value-type="float" office:value="2" calcext:value-type="float">
            <text:p>2</text:p>
          </table:table-cell>
          <table:table-cell table:formula="of:=[.D36]+1" office:value-type="float" office:value="3" calcext:value-type="float">
            <text:p>3</text:p>
          </table:table-cell>
          <table:table-cell table:formula="of:=[.E36]+1" office:value-type="float" office:value="4" calcext:value-type="float">
            <text:p>4</text:p>
          </table:table-cell>
          <table:table-cell table:formula="of:=[.F36]+1" office:value-type="float" office:value="5" calcext:value-type="float">
            <text:p>5</text:p>
          </table:table-cell>
          <table:table-cell table:formula="of:=[.G36]+1" office:value-type="float" office:value="6" calcext:value-type="float">
            <text:p>6</text:p>
          </table:table-cell>
          <table:table-cell table:formula="of:=[.H36]+1" office:value-type="float" office:value="7" calcext:value-type="float">
            <text:p>7</text:p>
          </table:table-cell>
          <table:table-cell table:formula="of:=[.I36]+1" office:value-type="float" office:value="8" calcext:value-type="float">
            <text:p>8</text:p>
          </table:table-cell>
          <table:table-cell table:formula="of:=[.J36]+1" office:value-type="float" office:value="9" calcext:value-type="float">
            <text:p>9</text:p>
          </table:table-cell>
          <table:table-cell table:formula="of:=[.K36]+1" office:value-type="float" office:value="10" calcext:value-type="float">
            <text:p>10</text:p>
          </table:table-cell>
          <table:table-cell table:number-columns-repeated="81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793.849" calcext:value-type="float">
            <text:p>793.849</text:p>
          </table:table-cell>
          <table:table-cell office:value-type="float" office:value="500.297" calcext:value-type="float">
            <text:p>500.297</text:p>
          </table:table-cell>
          <table:table-cell office:value-type="float" office:value="397.304" calcext:value-type="float">
            <text:p>397.304</text:p>
          </table:table-cell>
          <table:table-cell office:value-type="float" office:value="343.066" calcext:value-type="float">
            <text:p>343.066</text:p>
          </table:table-cell>
          <table:table-cell office:value-type="float" office:value="308.909" calcext:value-type="float">
            <text:p>308.909</text:p>
          </table:table-cell>
          <table:table-cell office:value-type="float" office:value="285.098" calcext:value-type="float">
            <text:p>285.098</text:p>
          </table:table-cell>
          <table:table-cell office:value-type="float" office:value="267.374" calcext:value-type="float">
            <text:p>267.374</text:p>
          </table:table-cell>
          <table:table-cell office:value-type="float" office:value="253.563" calcext:value-type="float">
            <text:p>253.563</text:p>
          </table:table-cell>
          <table:table-cell office:value-type="float" office:value="242.432" calcext:value-type="float">
            <text:p>242.432</text:p>
          </table:table-cell>
          <table:table-cell table:number-columns-repeated="81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020.66" calcext:value-type="float">
            <text:p>1020.66</text:p>
          </table:table-cell>
          <table:table-cell office:value-type="float" office:value="643.238" calcext:value-type="float">
            <text:p>643.238</text:p>
          </table:table-cell>
          <table:table-cell office:value-type="float" office:value="510.819" calcext:value-type="float">
            <text:p>510.819</text:p>
          </table:table-cell>
          <table:table-cell office:value-type="float" office:value="441.085" calcext:value-type="float">
            <text:p>441.085</text:p>
          </table:table-cell>
          <table:table-cell office:value-type="float" office:value="397.169" calcext:value-type="float">
            <text:p>397.169</text:p>
          </table:table-cell>
          <table:table-cell office:value-type="float" office:value="366.555" calcext:value-type="float">
            <text:p>366.555</text:p>
          </table:table-cell>
          <table:table-cell office:value-type="float" office:value="343.766" calcext:value-type="float">
            <text:p>343.766</text:p>
          </table:table-cell>
          <table:table-cell office:value-type="float" office:value="326.009" calcext:value-type="float">
            <text:p>326.009</text:p>
          </table:table-cell>
          <table:table-cell office:value-type="float" office:value="311.699" calcext:value-type="float">
            <text:p>311.699</text:p>
          </table:table-cell>
          <table:table-cell table:number-columns-repeated="81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247.48" calcext:value-type="float">
            <text:p>1247.48</text:p>
          </table:table-cell>
          <table:table-cell office:value-type="float" office:value="786.18" calcext:value-type="float">
            <text:p>786.18</text:p>
          </table:table-cell>
          <table:table-cell office:value-type="float" office:value="624.334" calcext:value-type="float">
            <text:p>624.334</text:p>
          </table:table-cell>
          <table:table-cell office:value-type="float" office:value="539.104" calcext:value-type="float">
            <text:p>539.104</text:p>
          </table:table-cell>
          <table:table-cell office:value-type="float" office:value="485.429" calcext:value-type="float">
            <text:p>485.429</text:p>
          </table:table-cell>
          <table:table-cell office:value-type="float" office:value="448.011" calcext:value-type="float">
            <text:p>448.011</text:p>
          </table:table-cell>
          <table:table-cell office:value-type="float" office:value="420.159" calcext:value-type="float">
            <text:p>420.159</text:p>
          </table:table-cell>
          <table:table-cell office:value-type="float" office:value="398.456" calcext:value-type="float">
            <text:p>398.456</text:p>
          </table:table-cell>
          <table:table-cell office:value-type="float" office:value="380.965" calcext:value-type="float">
            <text:p>380.965</text:p>
          </table:table-cell>
          <table:table-cell table:number-columns-repeated="81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474.29" calcext:value-type="float">
            <text:p>1474.29</text:p>
          </table:table-cell>
          <table:table-cell office:value-type="float" office:value="929.122" calcext:value-type="float">
            <text:p>929.122</text:p>
          </table:table-cell>
          <table:table-cell office:value-type="float" office:value="737.85" calcext:value-type="float">
            <text:p>737.85</text:p>
          </table:table-cell>
          <table:table-cell office:value-type="float" office:value="637.123" calcext:value-type="float">
            <text:p>637.123</text:p>
          </table:table-cell>
          <table:table-cell office:value-type="float" office:value="573.689" calcext:value-type="float">
            <text:p>573.689</text:p>
          </table:table-cell>
          <table:table-cell office:value-type="float" office:value="529.468" calcext:value-type="float">
            <text:p>529.468</text:p>
          </table:table-cell>
          <table:table-cell office:value-type="float" office:value="496.551" calcext:value-type="float">
            <text:p>496.551</text:p>
          </table:table-cell>
          <table:table-cell office:value-type="float" office:value="470.902" calcext:value-type="float">
            <text:p>470.902</text:p>
          </table:table-cell>
          <table:table-cell office:value-type="float" office:value="450.231" calcext:value-type="float">
            <text:p>450.231</text:p>
          </table:table-cell>
          <table:table-cell table:number-columns-repeated="81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701.1" calcext:value-type="float">
            <text:p>1701.1</text:p>
          </table:table-cell>
          <table:table-cell office:value-type="float" office:value="1072.06" calcext:value-type="float">
            <text:p>1072.06</text:p>
          </table:table-cell>
          <table:table-cell office:value-type="float" office:value="851.365" calcext:value-type="float">
            <text:p>851.365</text:p>
          </table:table-cell>
          <table:table-cell office:value-type="float" office:value="735.142" calcext:value-type="float">
            <text:p>735.142</text:p>
          </table:table-cell>
          <table:table-cell office:value-type="float" office:value="661.949" calcext:value-type="float">
            <text:p>661.949</text:p>
          </table:table-cell>
          <table:table-cell office:value-type="float" office:value="610.924" calcext:value-type="float">
            <text:p>610.924</text:p>
          </table:table-cell>
          <table:table-cell office:value-type="float" office:value="572.944" calcext:value-type="float">
            <text:p>572.944</text:p>
          </table:table-cell>
          <table:table-cell office:value-type="float" office:value="543.349" calcext:value-type="float">
            <text:p>543.349</text:p>
          </table:table-cell>
          <table:table-cell office:value-type="float" office:value="519.498" calcext:value-type="float">
            <text:p>519.498</text:p>
          </table:table-cell>
          <table:table-cell table:number-columns-repeated="81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927.92" calcext:value-type="float">
            <text:p>1927.92</text:p>
          </table:table-cell>
          <table:table-cell office:value-type="float" office:value="1215.01" calcext:value-type="float">
            <text:p>1215.01</text:p>
          </table:table-cell>
          <table:table-cell office:value-type="float" office:value="964.88" calcext:value-type="float">
            <text:p>964.88</text:p>
          </table:table-cell>
          <table:table-cell office:value-type="float" office:value="833.161" calcext:value-type="float">
            <text:p>833.161</text:p>
          </table:table-cell>
          <table:table-cell office:value-type="float" office:value="750.209" calcext:value-type="float">
            <text:p>750.209</text:p>
          </table:table-cell>
          <table:table-cell office:value-type="float" office:value="692.381" calcext:value-type="float">
            <text:p>692.381</text:p>
          </table:table-cell>
          <table:table-cell office:value-type="float" office:value="649.336" calcext:value-type="float">
            <text:p>649.336</text:p>
          </table:table-cell>
          <table:table-cell office:value-type="float" office:value="615.795" calcext:value-type="float">
            <text:p>615.795</text:p>
          </table:table-cell>
          <table:table-cell office:value-type="float" office:value="588.764" calcext:value-type="float">
            <text:p>588.764</text:p>
          </table:table-cell>
          <table:table-cell table:number-columns-repeated="81"/>
        </table:table-row>
        <table:table-row table:style-name="ro1">
          <table:table-cell table:number-columns-repeated="93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793.849" calcext:value-type="float">
            <text:p>793.849</text:p>
          </table:table-cell>
          <table:table-cell office:value-type="float" office:value="485.719" calcext:value-type="float">
            <text:p>485.719</text:p>
          </table:table-cell>
          <table:table-cell office:value-type="float" office:value="383.842" calcext:value-type="float">
            <text:p>383.842</text:p>
          </table:table-cell>
          <table:table-cell office:value-type="float" office:value="331.202" calcext:value-type="float">
            <text:p>331.202</text:p>
          </table:table-cell>
          <table:table-cell office:value-type="float" office:value="298.341" calcext:value-type="float">
            <text:p>298.341</text:p>
          </table:table-cell>
          <table:table-cell office:value-type="float" office:value="275.542" calcext:value-type="float">
            <text:p>275.542</text:p>
          </table:table-cell>
          <table:table-cell office:value-type="float" office:value="258.62" calcext:value-type="float">
            <text:p>258.62</text:p>
          </table:table-cell>
          <table:table-cell office:value-type="float" office:value="245.457" calcext:value-type="float">
            <text:p>245.457</text:p>
          </table:table-cell>
          <table:table-cell office:value-type="float" office:value="234.862" calcext:value-type="float">
            <text:p>234.862</text:p>
          </table:table-cell>
          <table:table-cell office:value-type="float" office:value="226.106" calcext:value-type="float">
            <text:p>226.106</text:p>
          </table:table-cell>
          <table:table-cell office:value-type="float" office:value="218.719" calcext:value-type="float">
            <text:p>218.719</text:p>
          </table:table-cell>
          <table:table-cell office:value-type="float" office:value="212.383" calcext:value-type="float">
            <text:p>212.383</text:p>
          </table:table-cell>
          <table:table-cell office:value-type="float" office:value="206.872" calcext:value-type="float">
            <text:p>206.872</text:p>
          </table:table-cell>
          <table:table-cell office:value-type="float" office:value="202.024" calcext:value-type="float">
            <text:p>202.024</text:p>
          </table:table-cell>
          <table:table-cell office:value-type="float" office:value="197.717" calcext:value-type="float">
            <text:p>197.717</text:p>
          </table:table-cell>
          <table:table-cell office:value-type="float" office:value="193.858" calcext:value-type="float">
            <text:p>193.858</text:p>
          </table:table-cell>
          <table:table-cell office:value-type="float" office:value="190.376" calcext:value-type="float">
            <text:p>190.376</text:p>
          </table:table-cell>
          <table:table-cell office:value-type="float" office:value="187.213" calcext:value-type="float">
            <text:p>187.213</text:p>
          </table:table-cell>
          <table:table-cell office:value-type="float" office:value="184.324" calcext:value-type="float">
            <text:p>184.324</text:p>
          </table:table-cell>
          <table:table-cell office:value-type="float" office:value="181.672" calcext:value-type="float">
            <text:p>181.672</text:p>
          </table:table-cell>
          <table:table-cell office:value-type="float" office:value="179.226" calcext:value-type="float">
            <text:p>179.226</text:p>
          </table:table-cell>
          <table:table-cell office:value-type="float" office:value="176.962" calcext:value-type="float">
            <text:p>176.962</text:p>
          </table:table-cell>
          <table:table-cell office:value-type="float" office:value="174.858" calcext:value-type="float">
            <text:p>174.858</text:p>
          </table:table-cell>
          <table:table-cell office:value-type="float" office:value="172.897" calcext:value-type="float">
            <text:p>172.897</text:p>
          </table:table-cell>
          <table:table-cell office:value-type="float" office:value="171.062" calcext:value-type="float">
            <text:p>171.062</text:p>
          </table:table-cell>
          <table:table-cell office:value-type="float" office:value="169.342" calcext:value-type="float">
            <text:p>169.342</text:p>
          </table:table-cell>
          <table:table-cell office:value-type="float" office:value="167.725" calcext:value-type="float">
            <text:p>167.725</text:p>
          </table:table-cell>
          <table:table-cell office:value-type="float" office:value="166.201" calcext:value-type="float">
            <text:p>166.201</text:p>
          </table:table-cell>
          <table:table-cell office:value-type="float" office:value="164.762" calcext:value-type="float">
            <text:p>164.762</text:p>
          </table:table-cell>
          <table:table-cell office:value-type="float" office:value="163.4" calcext:value-type="float">
            <text:p>163.4</text:p>
          </table:table-cell>
          <table:table-cell office:value-type="float" office:value="162.109" calcext:value-type="float">
            <text:p>162.109</text:p>
          </table:table-cell>
          <table:table-cell office:value-type="float" office:value="160.883" calcext:value-type="float">
            <text:p>160.883</text:p>
          </table:table-cell>
          <table:table-cell office:value-type="float" office:value="159.717" calcext:value-type="float">
            <text:p>159.717</text:p>
          </table:table-cell>
          <table:table-cell office:value-type="float" office:value="158.606" calcext:value-type="float">
            <text:p>158.606</text:p>
          </table:table-cell>
          <table:table-cell office:value-type="float" office:value="157.546" calcext:value-type="float">
            <text:p>157.546</text:p>
          </table:table-cell>
          <table:table-cell office:value-type="float" office:value="156.534" calcext:value-type="float">
            <text:p>156.534</text:p>
          </table:table-cell>
          <table:table-cell office:value-type="float" office:value="155.565" calcext:value-type="float">
            <text:p>155.565</text:p>
          </table:table-cell>
          <table:table-cell office:value-type="float" office:value="154.638" calcext:value-type="float">
            <text:p>154.638</text:p>
          </table:table-cell>
          <table:table-cell office:value-type="float" office:value="153.749" calcext:value-type="float">
            <text:p>153.749</text:p>
          </table:table-cell>
          <table:table-cell office:value-type="float" office:value="152.895" calcext:value-type="float">
            <text:p>152.895</text:p>
          </table:table-cell>
          <table:table-cell office:value-type="float" office:value="152.076" calcext:value-type="float">
            <text:p>152.076</text:p>
          </table:table-cell>
          <table:table-cell office:value-type="float" office:value="151.288" calcext:value-type="float">
            <text:p>151.288</text:p>
          </table:table-cell>
          <table:table-cell office:value-type="float" office:value="150.529" calcext:value-type="float">
            <text:p>150.529</text:p>
          </table:table-cell>
          <table:table-cell office:value-type="float" office:value="149.799" calcext:value-type="float">
            <text:p>149.799</text:p>
          </table:table-cell>
          <table:table-cell office:value-type="float" office:value="149.094" calcext:value-type="float">
            <text:p>149.094</text:p>
          </table:table-cell>
          <table:table-cell office:value-type="float" office:value="148.415" calcext:value-type="float">
            <text:p>148.415</text:p>
          </table:table-cell>
          <table:table-cell office:value-type="float" office:value="147.759" calcext:value-type="float">
            <text:p>147.759</text:p>
          </table:table-cell>
          <table:table-cell office:value-type="float" office:value="147.125" calcext:value-type="float">
            <text:p>147.125</text:p>
          </table:table-cell>
          <table:table-cell office:value-type="float" office:value="146.513" calcext:value-type="float">
            <text:p>146.513</text:p>
          </table:table-cell>
          <table:table-cell office:value-type="float" office:value="145.92" calcext:value-type="float">
            <text:p>145.92</text:p>
          </table:table-cell>
          <table:table-cell office:value-type="float" office:value="145.346" calcext:value-type="float">
            <text:p>145.346</text:p>
          </table:table-cell>
          <table:table-cell office:value-type="float" office:value="144.791" calcext:value-type="float">
            <text:p>144.791</text:p>
          </table:table-cell>
          <table:table-cell office:value-type="float" office:value="144.253" calcext:value-type="float">
            <text:p>144.253</text:p>
          </table:table-cell>
          <table:table-cell office:value-type="float" office:value="143.731" calcext:value-type="float">
            <text:p>143.731</text:p>
          </table:table-cell>
          <table:table-cell office:value-type="float" office:value="143.225" calcext:value-type="float">
            <text:p>143.225</text:p>
          </table:table-cell>
          <table:table-cell office:value-type="float" office:value="142.733" calcext:value-type="float">
            <text:p>142.733</text:p>
          </table:table-cell>
          <table:table-cell office:value-type="float" office:value="142.257" calcext:value-type="float">
            <text:p>142.257</text:p>
          </table:table-cell>
          <table:table-cell office:value-type="float" office:value="141.793" calcext:value-type="float">
            <text:p>141.793</text:p>
          </table:table-cell>
          <table:table-cell office:value-type="float" office:value="141.343" calcext:value-type="float">
            <text:p>141.343</text:p>
          </table:table-cell>
          <table:table-cell office:value-type="float" office:value="140.906" calcext:value-type="float">
            <text:p>140.906</text:p>
          </table:table-cell>
          <table:table-cell office:value-type="float" office:value="140.48" calcext:value-type="float">
            <text:p>140.48</text:p>
          </table:table-cell>
          <table:table-cell office:value-type="float" office:value="140.066" calcext:value-type="float">
            <text:p>140.066</text:p>
          </table:table-cell>
          <table:table-cell office:value-type="float" office:value="139.663" calcext:value-type="float">
            <text:p>139.663</text:p>
          </table:table-cell>
          <table:table-cell office:value-type="float" office:value="139.271" calcext:value-type="float">
            <text:p>139.271</text:p>
          </table:table-cell>
          <table:table-cell office:value-type="float" office:value="138.889" calcext:value-type="float">
            <text:p>138.889</text:p>
          </table:table-cell>
          <table:table-cell office:value-type="float" office:value="138.517" calcext:value-type="float">
            <text:p>138.517</text:p>
          </table:table-cell>
          <table:table-cell office:value-type="float" office:value="138.155" calcext:value-type="float">
            <text:p>138.155</text:p>
          </table:table-cell>
          <table:table-cell office:value-type="float" office:value="137.802" calcext:value-type="float">
            <text:p>137.802</text:p>
          </table:table-cell>
          <table:table-cell office:value-type="float" office:value="137.457" calcext:value-type="float">
            <text:p>137.457</text:p>
          </table:table-cell>
          <table:table-cell office:value-type="float" office:value="137.121" calcext:value-type="float">
            <text:p>137.121</text:p>
          </table:table-cell>
          <table:table-cell office:value-type="float" office:value="136.794" calcext:value-type="float">
            <text:p>136.794</text:p>
          </table:table-cell>
          <table:table-cell office:value-type="float" office:value="136.474" calcext:value-type="float">
            <text:p>136.474</text:p>
          </table:table-cell>
          <table:table-cell office:value-type="float" office:value="136.162" calcext:value-type="float">
            <text:p>136.162</text:p>
          </table:table-cell>
          <table:table-cell office:value-type="float" office:value="135.858" calcext:value-type="float">
            <text:p>135.858</text:p>
          </table:table-cell>
          <table:table-cell office:value-type="float" office:value="135.561" calcext:value-type="float">
            <text:p>135.561</text:p>
          </table:table-cell>
          <table:table-cell office:value-type="float" office:value="135.27" calcext:value-type="float">
            <text:p>135.27</text:p>
          </table:table-cell>
          <table:table-cell office:value-type="float" office:value="134.987" calcext:value-type="float">
            <text:p>134.987</text:p>
          </table:table-cell>
          <table:table-cell office:value-type="float" office:value="134.71" calcext:value-type="float">
            <text:p>134.71</text:p>
          </table:table-cell>
          <table:table-cell office:value-type="float" office:value="134.44" calcext:value-type="float">
            <text:p>134.44</text:p>
          </table:table-cell>
          <table:table-cell office:value-type="float" office:value="134.175" calcext:value-type="float">
            <text:p>134.175</text:p>
          </table:table-cell>
          <table:table-cell office:value-type="float" office:value="133.917" calcext:value-type="float">
            <text:p>133.917</text:p>
          </table:table-cell>
          <table:table-cell office:value-type="float" office:value="133.665" calcext:value-type="float">
            <text:p>133.665</text:p>
          </table:table-cell>
          <table:table-cell office:value-type="float" office:value="133.418" calcext:value-type="float">
            <text:p>133.418</text:p>
          </table:table-cell>
          <table:table-cell office:value-type="float" office:value="133.177" calcext:value-type="float">
            <text:p>133.177</text:p>
          </table:table-cell>
          <table:table-cell office:value-type="float" office:value="132.941" calcext:value-type="float">
            <text:p>132.941</text:p>
          </table:table-cell>
          <table:table-cell office:value-type="float" office:value="132.711" calcext:value-type="float">
            <text:p>132.711</text:p>
          </table:table-cell>
          <table:table-cell office:value-type="float" office:value="132.485" calcext:value-type="float">
            <text:p>132.485</text:p>
          </table:table-cell>
          <table:table-cell office:value-type="float" office:value="132.265" calcext:value-type="float">
            <text:p>132.265</text:p>
          </table:table-cell>
          <table:table-cell office:value-type="float" office:value="132.049" calcext:value-type="float">
            <text:p>132.049</text:p>
          </table:table-cell>
          <table:table-cell office:value-type="float" office:value="131.838" calcext:value-type="float">
            <text:p>131.838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020.66" calcext:value-type="float">
            <text:p>1020.66</text:p>
          </table:table-cell>
          <table:table-cell office:value-type="float" office:value="624.496" calcext:value-type="float">
            <text:p>624.496</text:p>
          </table:table-cell>
          <table:table-cell office:value-type="float" office:value="493.511" calcext:value-type="float">
            <text:p>493.511</text:p>
          </table:table-cell>
          <table:table-cell office:value-type="float" office:value="425.831" calcext:value-type="float">
            <text:p>425.831</text:p>
          </table:table-cell>
          <table:table-cell office:value-type="float" office:value="383.581" calcext:value-type="float">
            <text:p>383.581</text:p>
          </table:table-cell>
          <table:table-cell office:value-type="float" office:value="354.269" calcext:value-type="float">
            <text:p>354.269</text:p>
          </table:table-cell>
          <table:table-cell office:value-type="float" office:value="332.511" calcext:value-type="float">
            <text:p>332.511</text:p>
          </table:table-cell>
          <table:table-cell office:value-type="float" office:value="315.588" calcext:value-type="float">
            <text:p>315.588</text:p>
          </table:table-cell>
          <table:table-cell office:value-type="float" office:value="301.965" calcext:value-type="float">
            <text:p>301.965</text:p>
          </table:table-cell>
          <table:table-cell office:value-type="float" office:value="290.708" calcext:value-type="float">
            <text:p>290.708</text:p>
          </table:table-cell>
          <table:table-cell office:value-type="float" office:value="281.211" calcext:value-type="float">
            <text:p>281.211</text:p>
          </table:table-cell>
          <table:table-cell office:value-type="float" office:value="273.064" calcext:value-type="float">
            <text:p>273.064</text:p>
          </table:table-cell>
          <table:table-cell office:value-type="float" office:value="265.979" calcext:value-type="float">
            <text:p>265.979</text:p>
          </table:table-cell>
          <table:table-cell office:value-type="float" office:value="259.745" calcext:value-type="float">
            <text:p>259.745</text:p>
          </table:table-cell>
          <table:table-cell office:value-type="float" office:value="254.208" calcext:value-type="float">
            <text:p>254.208</text:p>
          </table:table-cell>
          <table:table-cell office:value-type="float" office:value="249.246" calcext:value-type="float">
            <text:p>249.246</text:p>
          </table:table-cell>
          <table:table-cell office:value-type="float" office:value="244.769" calcext:value-type="float">
            <text:p>244.769</text:p>
          </table:table-cell>
          <table:table-cell office:value-type="float" office:value="240.702" calcext:value-type="float">
            <text:p>240.702</text:p>
          </table:table-cell>
          <table:table-cell office:value-type="float" office:value="236.988" calcext:value-type="float">
            <text:p>236.988</text:p>
          </table:table-cell>
          <table:table-cell office:value-type="float" office:value="233.578" calcext:value-type="float">
            <text:p>233.578</text:p>
          </table:table-cell>
          <table:table-cell office:value-type="float" office:value="230.434" calcext:value-type="float">
            <text:p>230.434</text:p>
          </table:table-cell>
          <table:table-cell office:value-type="float" office:value="227.523" calcext:value-type="float">
            <text:p>227.523</text:p>
          </table:table-cell>
          <table:table-cell office:value-type="float" office:value="224.818" calcext:value-type="float">
            <text:p>224.818</text:p>
          </table:table-cell>
          <table:table-cell office:value-type="float" office:value="222.296" calcext:value-type="float">
            <text:p>222.296</text:p>
          </table:table-cell>
          <table:table-cell office:value-type="float" office:value="219.937" calcext:value-type="float">
            <text:p>219.937</text:p>
          </table:table-cell>
          <table:table-cell office:value-type="float" office:value="217.725" calcext:value-type="float">
            <text:p>217.725</text:p>
          </table:table-cell>
          <table:table-cell office:value-type="float" office:value="215.646" calcext:value-type="float">
            <text:p>215.646</text:p>
          </table:table-cell>
          <table:table-cell office:value-type="float" office:value="213.687" calcext:value-type="float">
            <text:p>213.687</text:p>
          </table:table-cell>
          <table:table-cell office:value-type="float" office:value="211.837" calcext:value-type="float">
            <text:p>211.837</text:p>
          </table:table-cell>
          <table:table-cell office:value-type="float" office:value="210.086" calcext:value-type="float">
            <text:p>210.086</text:p>
          </table:table-cell>
          <table:table-cell office:value-type="float" office:value="208.426" calcext:value-type="float">
            <text:p>208.426</text:p>
          </table:table-cell>
          <table:table-cell office:value-type="float" office:value="206.85" calcext:value-type="float">
            <text:p>206.85</text:p>
          </table:table-cell>
          <table:table-cell office:value-type="float" office:value="205.35" calcext:value-type="float">
            <text:p>205.35</text:p>
          </table:table-cell>
          <table:table-cell office:value-type="float" office:value="203.922" calcext:value-type="float">
            <text:p>203.922</text:p>
          </table:table-cell>
          <table:table-cell office:value-type="float" office:value="202.559" calcext:value-type="float">
            <text:p>202.559</text:p>
          </table:table-cell>
          <table:table-cell office:value-type="float" office:value="201.257" calcext:value-type="float">
            <text:p>201.257</text:p>
          </table:table-cell>
          <table:table-cell office:value-type="float" office:value="200.012" calcext:value-type="float">
            <text:p>200.012</text:p>
          </table:table-cell>
          <table:table-cell office:value-type="float" office:value="198.82" calcext:value-type="float">
            <text:p>198.82</text:p>
          </table:table-cell>
          <table:table-cell office:value-type="float" office:value="197.677" calcext:value-type="float">
            <text:p>197.677</text:p>
          </table:table-cell>
          <table:table-cell office:value-type="float" office:value="196.58" calcext:value-type="float">
            <text:p>196.58</text:p>
          </table:table-cell>
          <table:table-cell office:value-type="float" office:value="195.526" calcext:value-type="float">
            <text:p>195.526</text:p>
          </table:table-cell>
          <table:table-cell office:value-type="float" office:value="194.513" calcext:value-type="float">
            <text:p>194.513</text:p>
          </table:table-cell>
          <table:table-cell office:value-type="float" office:value="193.538" calcext:value-type="float">
            <text:p>193.538</text:p>
          </table:table-cell>
          <table:table-cell office:value-type="float" office:value="192.598" calcext:value-type="float">
            <text:p>192.598</text:p>
          </table:table-cell>
          <table:table-cell office:value-type="float" office:value="191.693" calcext:value-type="float">
            <text:p>191.693</text:p>
          </table:table-cell>
          <table:table-cell office:value-type="float" office:value="190.819" calcext:value-type="float">
            <text:p>190.819</text:p>
          </table:table-cell>
          <table:table-cell office:value-type="float" office:value="189.976" calcext:value-type="float">
            <text:p>189.976</text:p>
          </table:table-cell>
          <table:table-cell office:value-type="float" office:value="189.161" calcext:value-type="float">
            <text:p>189.161</text:p>
          </table:table-cell>
          <table:table-cell office:value-type="float" office:value="188.373" calcext:value-type="float">
            <text:p>188.373</text:p>
          </table:table-cell>
          <table:table-cell office:value-type="float" office:value="187.612" calcext:value-type="float">
            <text:p>187.612</text:p>
          </table:table-cell>
          <table:table-cell office:value-type="float" office:value="186.874" calcext:value-type="float">
            <text:p>186.874</text:p>
          </table:table-cell>
          <table:table-cell office:value-type="float" office:value="186.16" calcext:value-type="float">
            <text:p>186.16</text:p>
          </table:table-cell>
          <table:table-cell office:value-type="float" office:value="185.468" calcext:value-type="float">
            <text:p>185.468</text:p>
          </table:table-cell>
          <table:table-cell office:value-type="float" office:value="184.797" calcext:value-type="float">
            <text:p>184.797</text:p>
          </table:table-cell>
          <table:table-cell office:value-type="float" office:value="184.146" calcext:value-type="float">
            <text:p>184.146</text:p>
          </table:table-cell>
          <table:table-cell office:value-type="float" office:value="183.514" calcext:value-type="float">
            <text:p>183.514</text:p>
          </table:table-cell>
          <table:table-cell office:value-type="float" office:value="182.901" calcext:value-type="float">
            <text:p>182.901</text:p>
          </table:table-cell>
          <table:table-cell office:value-type="float" office:value="182.306" calcext:value-type="float">
            <text:p>182.306</text:p>
          </table:table-cell>
          <table:table-cell office:value-type="float" office:value="181.727" calcext:value-type="float">
            <text:p>181.727</text:p>
          </table:table-cell>
          <table:table-cell office:value-type="float" office:value="181.164" calcext:value-type="float">
            <text:p>181.164</text:p>
          </table:table-cell>
          <table:table-cell office:value-type="float" office:value="180.617" calcext:value-type="float">
            <text:p>180.617</text:p>
          </table:table-cell>
          <table:table-cell office:value-type="float" office:value="180.085" calcext:value-type="float">
            <text:p>180.085</text:p>
          </table:table-cell>
          <table:table-cell office:value-type="float" office:value="179.567" calcext:value-type="float">
            <text:p>179.567</text:p>
          </table:table-cell>
          <table:table-cell office:value-type="float" office:value="179.063" calcext:value-type="float">
            <text:p>179.063</text:p>
          </table:table-cell>
          <table:table-cell office:value-type="float" office:value="178.572" calcext:value-type="float">
            <text:p>178.572</text:p>
          </table:table-cell>
          <table:table-cell office:value-type="float" office:value="178.094" calcext:value-type="float">
            <text:p>178.094</text:p>
          </table:table-cell>
          <table:table-cell office:value-type="float" office:value="177.628" calcext:value-type="float">
            <text:p>177.628</text:p>
          </table:table-cell>
          <table:table-cell office:value-type="float" office:value="177.173" calcext:value-type="float">
            <text:p>177.173</text:p>
          </table:table-cell>
          <table:table-cell office:value-type="float" office:value="176.731" calcext:value-type="float">
            <text:p>176.731</text:p>
          </table:table-cell>
          <table:table-cell office:value-type="float" office:value="176.299" calcext:value-type="float">
            <text:p>176.299</text:p>
          </table:table-cell>
          <table:table-cell office:value-type="float" office:value="175.878" calcext:value-type="float">
            <text:p>175.878</text:p>
          </table:table-cell>
          <table:table-cell office:value-type="float" office:value="175.467" calcext:value-type="float">
            <text:p>175.467</text:p>
          </table:table-cell>
          <table:table-cell office:value-type="float" office:value="175.066" calcext:value-type="float">
            <text:p>175.066</text:p>
          </table:table-cell>
          <table:table-cell office:value-type="float" office:value="174.674" calcext:value-type="float">
            <text:p>174.674</text:p>
          </table:table-cell>
          <table:table-cell office:value-type="float" office:value="174.292" calcext:value-type="float">
            <text:p>174.292</text:p>
          </table:table-cell>
          <table:table-cell office:value-type="float" office:value="173.919" calcext:value-type="float">
            <text:p>173.919</text:p>
          </table:table-cell>
          <table:table-cell office:value-type="float" office:value="173.555" calcext:value-type="float">
            <text:p>173.555</text:p>
          </table:table-cell>
          <table:table-cell office:value-type="float" office:value="173.199" calcext:value-type="float">
            <text:p>173.199</text:p>
          </table:table-cell>
          <table:table-cell office:value-type="float" office:value="172.851" calcext:value-type="float">
            <text:p>172.851</text:p>
          </table:table-cell>
          <table:table-cell office:value-type="float" office:value="172.511" calcext:value-type="float">
            <text:p>172.511</text:p>
          </table:table-cell>
          <table:table-cell office:value-type="float" office:value="172.179" calcext:value-type="float">
            <text:p>172.179</text:p>
          </table:table-cell>
          <table:table-cell office:value-type="float" office:value="171.855" calcext:value-type="float">
            <text:p>171.855</text:p>
          </table:table-cell>
          <table:table-cell office:value-type="float" office:value="171.538" calcext:value-type="float">
            <text:p>171.538</text:p>
          </table:table-cell>
          <table:table-cell office:value-type="float" office:value="171.228" calcext:value-type="float">
            <text:p>171.228</text:p>
          </table:table-cell>
          <table:table-cell office:value-type="float" office:value="170.924" calcext:value-type="float">
            <text:p>170.924</text:p>
          </table:table-cell>
          <table:table-cell office:value-type="float" office:value="170.628" calcext:value-type="float">
            <text:p>170.628</text:p>
          </table:table-cell>
          <table:table-cell office:value-type="float" office:value="170.338" calcext:value-type="float">
            <text:p>170.338</text:p>
          </table:table-cell>
          <table:table-cell office:value-type="float" office:value="170.055" calcext:value-type="float">
            <text:p>170.055</text:p>
          </table:table-cell>
          <table:table-cell office:value-type="float" office:value="169.777" calcext:value-type="float">
            <text:p>169.777</text:p>
          </table:table-cell>
          <table:table-cell office:value-type="float" office:value="169.506" calcext:value-type="float">
            <text:p>169.506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247.48" calcext:value-type="float">
            <text:p>1247.48</text:p>
          </table:table-cell>
          <table:table-cell office:value-type="float" office:value="763.272" calcext:value-type="float">
            <text:p>763.272</text:p>
          </table:table-cell>
          <table:table-cell office:value-type="float" office:value="603.18" calcext:value-type="float">
            <text:p>603.18</text:p>
          </table:table-cell>
          <table:table-cell office:value-type="float" office:value="520.46" calcext:value-type="float">
            <text:p>520.46</text:p>
          </table:table-cell>
          <table:table-cell office:value-type="float" office:value="468.822" calcext:value-type="float">
            <text:p>468.822</text:p>
          </table:table-cell>
          <table:table-cell office:value-type="float" office:value="432.995" calcext:value-type="float">
            <text:p>432.995</text:p>
          </table:table-cell>
          <table:table-cell office:value-type="float" office:value="406.403" calcext:value-type="float">
            <text:p>406.403</text:p>
          </table:table-cell>
          <table:table-cell office:value-type="float" office:value="385.719" calcext:value-type="float">
            <text:p>385.719</text:p>
          </table:table-cell>
          <table:table-cell office:value-type="float" office:value="369.069" calcext:value-type="float">
            <text:p>369.069</text:p>
          </table:table-cell>
          <table:table-cell office:value-type="float" office:value="355.31" calcext:value-type="float">
            <text:p>355.31</text:p>
          </table:table-cell>
          <table:table-cell office:value-type="float" office:value="343.702" calcext:value-type="float">
            <text:p>343.702</text:p>
          </table:table-cell>
          <table:table-cell office:value-type="float" office:value="333.745" calcext:value-type="float">
            <text:p>333.745</text:p>
          </table:table-cell>
          <table:table-cell office:value-type="float" office:value="325.085" calcext:value-type="float">
            <text:p>325.085</text:p>
          </table:table-cell>
          <table:table-cell office:value-type="float" office:value="317.467" calcext:value-type="float">
            <text:p>317.467</text:p>
          </table:table-cell>
          <table:table-cell office:value-type="float" office:value="310.698" calcext:value-type="float">
            <text:p>310.698</text:p>
          </table:table-cell>
          <table:table-cell office:value-type="float" office:value="304.635" calcext:value-type="float">
            <text:p>304.635</text:p>
          </table:table-cell>
          <table:table-cell office:value-type="float" office:value="299.162" calcext:value-type="float">
            <text:p>299.162</text:p>
          </table:table-cell>
          <table:table-cell office:value-type="float" office:value="294.192" calcext:value-type="float">
            <text:p>294.192</text:p>
          </table:table-cell>
          <table:table-cell office:value-type="float" office:value="289.652" calcext:value-type="float">
            <text:p>289.652</text:p>
          </table:table-cell>
          <table:table-cell office:value-type="float" office:value="285.484" calcext:value-type="float">
            <text:p>285.484</text:p>
          </table:table-cell>
          <table:table-cell office:value-type="float" office:value="281.641" calcext:value-type="float">
            <text:p>281.641</text:p>
          </table:table-cell>
          <table:table-cell office:value-type="float" office:value="278.083" calcext:value-type="float">
            <text:p>278.083</text:p>
          </table:table-cell>
          <table:table-cell office:value-type="float" office:value="274.777" calcext:value-type="float">
            <text:p>274.777</text:p>
          </table:table-cell>
          <table:table-cell office:value-type="float" office:value="271.695" calcext:value-type="float">
            <text:p>271.695</text:p>
          </table:table-cell>
          <table:table-cell office:value-type="float" office:value="268.812" calcext:value-type="float">
            <text:p>268.812</text:p>
          </table:table-cell>
          <table:table-cell office:value-type="float" office:value="266.109" calcext:value-type="float">
            <text:p>266.109</text:p>
          </table:table-cell>
          <table:table-cell office:value-type="float" office:value="263.568" calcext:value-type="float">
            <text:p>263.568</text:p>
          </table:table-cell>
          <table:table-cell office:value-type="float" office:value="261.173" calcext:value-type="float">
            <text:p>261.173</text:p>
          </table:table-cell>
          <table:table-cell office:value-type="float" office:value="258.912" calcext:value-type="float">
            <text:p>258.912</text:p>
          </table:table-cell>
          <table:table-cell office:value-type="float" office:value="256.772" calcext:value-type="float">
            <text:p>256.772</text:p>
          </table:table-cell>
          <table:table-cell office:value-type="float" office:value="254.743" calcext:value-type="float">
            <text:p>254.743</text:p>
          </table:table-cell>
          <table:table-cell office:value-type="float" office:value="252.816" calcext:value-type="float">
            <text:p>252.816</text:p>
          </table:table-cell>
          <table:table-cell office:value-type="float" office:value="250.984" calcext:value-type="float">
            <text:p>250.984</text:p>
          </table:table-cell>
          <table:table-cell office:value-type="float" office:value="249.238" calcext:value-type="float">
            <text:p>249.238</text:p>
          </table:table-cell>
          <table:table-cell office:value-type="float" office:value="247.572" calcext:value-type="float">
            <text:p>247.572</text:p>
          </table:table-cell>
          <table:table-cell office:value-type="float" office:value="245.981" calcext:value-type="float">
            <text:p>245.981</text:p>
          </table:table-cell>
          <table:table-cell office:value-type="float" office:value="244.459" calcext:value-type="float">
            <text:p>244.459</text:p>
          </table:table-cell>
          <table:table-cell office:value-type="float" office:value="243.002" calcext:value-type="float">
            <text:p>243.002</text:p>
          </table:table-cell>
          <table:table-cell office:value-type="float" office:value="241.605" calcext:value-type="float">
            <text:p>241.605</text:p>
          </table:table-cell>
          <table:table-cell office:value-type="float" office:value="240.264" calcext:value-type="float">
            <text:p>240.264</text:p>
          </table:table-cell>
          <table:table-cell office:value-type="float" office:value="238.976" calcext:value-type="float">
            <text:p>238.976</text:p>
          </table:table-cell>
          <table:table-cell office:value-type="float" office:value="237.738" calcext:value-type="float">
            <text:p>237.738</text:p>
          </table:table-cell>
          <table:table-cell office:value-type="float" office:value="236.546" calcext:value-type="float">
            <text:p>236.546</text:p>
          </table:table-cell>
          <table:table-cell office:value-type="float" office:value="235.398" calcext:value-type="float">
            <text:p>235.398</text:p>
          </table:table-cell>
          <table:table-cell office:value-type="float" office:value="234.291" calcext:value-type="float">
            <text:p>234.291</text:p>
          </table:table-cell>
          <table:table-cell office:value-type="float" office:value="233.223" calcext:value-type="float">
            <text:p>233.223</text:p>
          </table:table-cell>
          <table:table-cell office:value-type="float" office:value="232.193" calcext:value-type="float">
            <text:p>232.193</text:p>
          </table:table-cell>
          <table:table-cell office:value-type="float" office:value="231.197" calcext:value-type="float">
            <text:p>231.197</text:p>
          </table:table-cell>
          <table:table-cell office:value-type="float" office:value="230.234" calcext:value-type="float">
            <text:p>230.234</text:p>
          </table:table-cell>
          <table:table-cell office:value-type="float" office:value="229.303" calcext:value-type="float">
            <text:p>229.303</text:p>
          </table:table-cell>
          <table:table-cell office:value-type="float" office:value="228.402" calcext:value-type="float">
            <text:p>228.402</text:p>
          </table:table-cell>
          <table:table-cell office:value-type="float" office:value="227.529" calcext:value-type="float">
            <text:p>227.529</text:p>
          </table:table-cell>
          <table:table-cell office:value-type="float" office:value="226.683" calcext:value-type="float">
            <text:p>226.683</text:p>
          </table:table-cell>
          <table:table-cell office:value-type="float" office:value="225.863" calcext:value-type="float">
            <text:p>225.863</text:p>
          </table:table-cell>
          <table:table-cell office:value-type="float" office:value="225.067" calcext:value-type="float">
            <text:p>225.067</text:p>
          </table:table-cell>
          <table:table-cell office:value-type="float" office:value="224.295" calcext:value-type="float">
            <text:p>224.295</text:p>
          </table:table-cell>
          <table:table-cell office:value-type="float" office:value="223.546" calcext:value-type="float">
            <text:p>223.546</text:p>
          </table:table-cell>
          <table:table-cell office:value-type="float" office:value="222.818" calcext:value-type="float">
            <text:p>222.818</text:p>
          </table:table-cell>
          <table:table-cell office:value-type="float" office:value="222.111" calcext:value-type="float">
            <text:p>222.111</text:p>
          </table:table-cell>
          <table:table-cell office:value-type="float" office:value="221.423" calcext:value-type="float">
            <text:p>221.423</text:p>
          </table:table-cell>
          <table:table-cell office:value-type="float" office:value="220.755" calcext:value-type="float">
            <text:p>220.755</text:p>
          </table:table-cell>
          <table:table-cell office:value-type="float" office:value="220.104" calcext:value-type="float">
            <text:p>220.104</text:p>
          </table:table-cell>
          <table:table-cell office:value-type="float" office:value="219.471" calcext:value-type="float">
            <text:p>219.471</text:p>
          </table:table-cell>
          <table:table-cell office:value-type="float" office:value="218.855" calcext:value-type="float">
            <text:p>218.855</text:p>
          </table:table-cell>
          <table:table-cell office:value-type="float" office:value="218.255" calcext:value-type="float">
            <text:p>218.255</text:p>
          </table:table-cell>
          <table:table-cell office:value-type="float" office:value="217.67" calcext:value-type="float">
            <text:p>217.67</text:p>
          </table:table-cell>
          <table:table-cell office:value-type="float" office:value="217.1" calcext:value-type="float">
            <text:p>217.1</text:p>
          </table:table-cell>
          <table:table-cell office:value-type="float" office:value="216.545" calcext:value-type="float">
            <text:p>216.545</text:p>
          </table:table-cell>
          <table:table-cell office:value-type="float" office:value="216.004" calcext:value-type="float">
            <text:p>216.004</text:p>
          </table:table-cell>
          <table:table-cell office:value-type="float" office:value="215.476" calcext:value-type="float">
            <text:p>215.476</text:p>
          </table:table-cell>
          <table:table-cell office:value-type="float" office:value="214.961" calcext:value-type="float">
            <text:p>214.961</text:p>
          </table:table-cell>
          <table:table-cell office:value-type="float" office:value="214.459" calcext:value-type="float">
            <text:p>214.459</text:p>
          </table:table-cell>
          <table:table-cell office:value-type="float" office:value="213.969" calcext:value-type="float">
            <text:p>213.969</text:p>
          </table:table-cell>
          <table:table-cell office:value-type="float" office:value="213.491" calcext:value-type="float">
            <text:p>213.491</text:p>
          </table:table-cell>
          <table:table-cell office:value-type="float" office:value="213.024" calcext:value-type="float">
            <text:p>213.024</text:p>
          </table:table-cell>
          <table:table-cell office:value-type="float" office:value="212.568" calcext:value-type="float">
            <text:p>212.568</text:p>
          </table:table-cell>
          <table:table-cell office:value-type="float" office:value="212.122" calcext:value-type="float">
            <text:p>212.122</text:p>
          </table:table-cell>
          <table:table-cell office:value-type="float" office:value="211.687" calcext:value-type="float">
            <text:p>211.687</text:p>
          </table:table-cell>
          <table:table-cell office:value-type="float" office:value="211.262" calcext:value-type="float">
            <text:p>211.262</text:p>
          </table:table-cell>
          <table:table-cell office:value-type="float" office:value="210.847" calcext:value-type="float">
            <text:p>210.847</text:p>
          </table:table-cell>
          <table:table-cell office:value-type="float" office:value="210.441" calcext:value-type="float">
            <text:p>210.441</text:p>
          </table:table-cell>
          <table:table-cell office:value-type="float" office:value="210.045" calcext:value-type="float">
            <text:p>210.045</text:p>
          </table:table-cell>
          <table:table-cell office:value-type="float" office:value="209.657" calcext:value-type="float">
            <text:p>209.657</text:p>
          </table:table-cell>
          <table:table-cell office:value-type="float" office:value="209.278" calcext:value-type="float">
            <text:p>209.278</text:p>
          </table:table-cell>
          <table:table-cell office:value-type="float" office:value="208.908" calcext:value-type="float">
            <text:p>208.908</text:p>
          </table:table-cell>
          <table:table-cell office:value-type="float" office:value="208.545" calcext:value-type="float">
            <text:p>208.545</text:p>
          </table:table-cell>
          <table:table-cell office:value-type="float" office:value="208.191" calcext:value-type="float">
            <text:p>208.191</text:p>
          </table:table-cell>
          <table:table-cell office:value-type="float" office:value="207.845" calcext:value-type="float">
            <text:p>207.845</text:p>
          </table:table-cell>
          <table:table-cell office:value-type="float" office:value="207.506" calcext:value-type="float">
            <text:p>207.506</text:p>
          </table:table-cell>
          <table:table-cell office:value-type="float" office:value="207.174" calcext:value-type="float">
            <text:p>207.174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474.29" calcext:value-type="float">
            <text:p>1474.29</text:p>
          </table:table-cell>
          <table:table-cell office:value-type="float" office:value="902.049" calcext:value-type="float">
            <text:p>902.049</text:p>
          </table:table-cell>
          <table:table-cell office:value-type="float" office:value="712.849" calcext:value-type="float">
            <text:p>712.849</text:p>
          </table:table-cell>
          <table:table-cell office:value-type="float" office:value="615.089" calcext:value-type="float">
            <text:p>615.089</text:p>
          </table:table-cell>
          <table:table-cell office:value-type="float" office:value="554.062" calcext:value-type="float">
            <text:p>554.062</text:p>
          </table:table-cell>
          <table:table-cell office:value-type="float" office:value="511.721" calcext:value-type="float">
            <text:p>511.721</text:p>
          </table:table-cell>
          <table:table-cell office:value-type="float" office:value="480.294" calcext:value-type="float">
            <text:p>480.294</text:p>
          </table:table-cell>
          <table:table-cell office:value-type="float" office:value="455.85" calcext:value-type="float">
            <text:p>455.85</text:p>
          </table:table-cell>
          <table:table-cell office:value-type="float" office:value="436.172" calcext:value-type="float">
            <text:p>436.172</text:p>
          </table:table-cell>
          <table:table-cell office:value-type="float" office:value="419.911" calcext:value-type="float">
            <text:p>419.911</text:p>
          </table:table-cell>
          <table:table-cell office:value-type="float" office:value="406.193" calcext:value-type="float">
            <text:p>406.193</text:p>
          </table:table-cell>
          <table:table-cell office:value-type="float" office:value="394.426" calcext:value-type="float">
            <text:p>394.426</text:p>
          </table:table-cell>
          <table:table-cell office:value-type="float" office:value="384.192" calcext:value-type="float">
            <text:p>384.192</text:p>
          </table:table-cell>
          <table:table-cell office:value-type="float" office:value="375.188" calcext:value-type="float">
            <text:p>375.188</text:p>
          </table:table-cell>
          <table:table-cell office:value-type="float" office:value="367.189" calcext:value-type="float">
            <text:p>367.189</text:p>
          </table:table-cell>
          <table:table-cell office:value-type="float" office:value="360.023" calcext:value-type="float">
            <text:p>360.023</text:p>
          </table:table-cell>
          <table:table-cell office:value-type="float" office:value="353.555" calcext:value-type="float">
            <text:p>353.555</text:p>
          </table:table-cell>
          <table:table-cell office:value-type="float" office:value="347.681" calcext:value-type="float">
            <text:p>347.681</text:p>
          </table:table-cell>
          <table:table-cell office:value-type="float" office:value="342.316" calcext:value-type="float">
            <text:p>342.316</text:p>
          </table:table-cell>
          <table:table-cell office:value-type="float" office:value="337.391" calcext:value-type="float">
            <text:p>337.391</text:p>
          </table:table-cell>
          <table:table-cell office:value-type="float" office:value="332.849" calcext:value-type="float">
            <text:p>332.849</text:p>
          </table:table-cell>
          <table:table-cell office:value-type="float" office:value="328.644" calcext:value-type="float">
            <text:p>328.644</text:p>
          </table:table-cell>
          <table:table-cell office:value-type="float" office:value="324.736" calcext:value-type="float">
            <text:p>324.736</text:p>
          </table:table-cell>
          <table:table-cell office:value-type="float" office:value="321.094" calcext:value-type="float">
            <text:p>321.094</text:p>
          </table:table-cell>
          <table:table-cell office:value-type="float" office:value="317.687" calcext:value-type="float">
            <text:p>317.687</text:p>
          </table:table-cell>
          <table:table-cell office:value-type="float" office:value="314.492" calcext:value-type="float">
            <text:p>314.492</text:p>
          </table:table-cell>
          <table:table-cell office:value-type="float" office:value="311.489" calcext:value-type="float">
            <text:p>311.489</text:p>
          </table:table-cell>
          <table:table-cell office:value-type="float" office:value="308.659" calcext:value-type="float">
            <text:p>308.659</text:p>
          </table:table-cell>
          <table:table-cell office:value-type="float" office:value="305.986" calcext:value-type="float">
            <text:p>305.986</text:p>
          </table:table-cell>
          <table:table-cell office:value-type="float" office:value="303.457" calcext:value-type="float">
            <text:p>303.457</text:p>
          </table:table-cell>
          <table:table-cell office:value-type="float" office:value="301.06" calcext:value-type="float">
            <text:p>301.06</text:p>
          </table:table-cell>
          <table:table-cell office:value-type="float" office:value="298.783" calcext:value-type="float">
            <text:p>298.783</text:p>
          </table:table-cell>
          <table:table-cell office:value-type="float" office:value="296.617" calcext:value-type="float">
            <text:p>296.617</text:p>
          </table:table-cell>
          <table:table-cell office:value-type="float" office:value="294.554" calcext:value-type="float">
            <text:p>294.554</text:p>
          </table:table-cell>
          <table:table-cell office:value-type="float" office:value="292.586" calcext:value-type="float">
            <text:p>292.586</text:p>
          </table:table-cell>
          <table:table-cell office:value-type="float" office:value="290.705" calcext:value-type="float">
            <text:p>290.705</text:p>
          </table:table-cell>
          <table:table-cell office:value-type="float" office:value="288.907" calcext:value-type="float">
            <text:p>288.907</text:p>
          </table:table-cell>
          <table:table-cell office:value-type="float" office:value="287.184" calcext:value-type="float">
            <text:p>287.184</text:p>
          </table:table-cell>
          <table:table-cell office:value-type="float" office:value="285.533" calcext:value-type="float">
            <text:p>285.533</text:p>
          </table:table-cell>
          <table:table-cell office:value-type="float" office:value="283.949" calcext:value-type="float">
            <text:p>283.949</text:p>
          </table:table-cell>
          <table:table-cell office:value-type="float" office:value="282.426" calcext:value-type="float">
            <text:p>282.426</text:p>
          </table:table-cell>
          <table:table-cell office:value-type="float" office:value="280.963" calcext:value-type="float">
            <text:p>280.963</text:p>
          </table:table-cell>
          <table:table-cell office:value-type="float" office:value="279.554" calcext:value-type="float">
            <text:p>279.554</text:p>
          </table:table-cell>
          <table:table-cell office:value-type="float" office:value="278.197" calcext:value-type="float">
            <text:p>278.197</text:p>
          </table:table-cell>
          <table:table-cell office:value-type="float" office:value="276.889" calcext:value-type="float">
            <text:p>276.889</text:p>
          </table:table-cell>
          <table:table-cell office:value-type="float" office:value="275.628" calcext:value-type="float">
            <text:p>275.628</text:p>
          </table:table-cell>
          <table:table-cell office:value-type="float" office:value="274.409" calcext:value-type="float">
            <text:p>274.409</text:p>
          </table:table-cell>
          <table:table-cell office:value-type="float" office:value="273.233" calcext:value-type="float">
            <text:p>273.233</text:p>
          </table:table-cell>
          <table:table-cell office:value-type="float" office:value="272.095" calcext:value-type="float">
            <text:p>272.095</text:p>
          </table:table-cell>
          <table:table-cell office:value-type="float" office:value="270.994" calcext:value-type="float">
            <text:p>270.994</text:p>
          </table:table-cell>
          <table:table-cell office:value-type="float" office:value="269.929" calcext:value-type="float">
            <text:p>269.929</text:p>
          </table:table-cell>
          <table:table-cell office:value-type="float" office:value="268.898" calcext:value-type="float">
            <text:p>268.898</text:p>
          </table:table-cell>
          <table:table-cell office:value-type="float" office:value="267.898" calcext:value-type="float">
            <text:p>267.898</text:p>
          </table:table-cell>
          <table:table-cell office:value-type="float" office:value="266.929" calcext:value-type="float">
            <text:p>266.929</text:p>
          </table:table-cell>
          <table:table-cell office:value-type="float" office:value="265.989" calcext:value-type="float">
            <text:p>265.989</text:p>
          </table:table-cell>
          <table:table-cell office:value-type="float" office:value="265.076" calcext:value-type="float">
            <text:p>265.076</text:p>
          </table:table-cell>
          <table:table-cell office:value-type="float" office:value="264.191" calcext:value-type="float">
            <text:p>264.191</text:p>
          </table:table-cell>
          <table:table-cell office:value-type="float" office:value="263.331" calcext:value-type="float">
            <text:p>263.331</text:p>
          </table:table-cell>
          <table:table-cell office:value-type="float" office:value="262.495" calcext:value-type="float">
            <text:p>262.495</text:p>
          </table:table-cell>
          <table:table-cell office:value-type="float" office:value="261.682" calcext:value-type="float">
            <text:p>261.682</text:p>
          </table:table-cell>
          <table:table-cell office:value-type="float" office:value="260.892" calcext:value-type="float">
            <text:p>260.892</text:p>
          </table:table-cell>
          <table:table-cell office:value-type="float" office:value="260.123" calcext:value-type="float">
            <text:p>260.123</text:p>
          </table:table-cell>
          <table:table-cell office:value-type="float" office:value="259.375" calcext:value-type="float">
            <text:p>259.375</text:p>
          </table:table-cell>
          <table:table-cell office:value-type="float" office:value="258.646" calcext:value-type="float">
            <text:p>258.646</text:p>
          </table:table-cell>
          <table:table-cell office:value-type="float" office:value="257.937" calcext:value-type="float">
            <text:p>257.937</text:p>
          </table:table-cell>
          <table:table-cell office:value-type="float" office:value="257.246" calcext:value-type="float">
            <text:p>257.246</text:p>
          </table:table-cell>
          <table:table-cell office:value-type="float" office:value="256.573" calcext:value-type="float">
            <text:p>256.573</text:p>
          </table:table-cell>
          <table:table-cell office:value-type="float" office:value="255.917" calcext:value-type="float">
            <text:p>255.917</text:p>
          </table:table-cell>
          <table:table-cell office:value-type="float" office:value="255.278" calcext:value-type="float">
            <text:p>255.278</text:p>
          </table:table-cell>
          <table:table-cell office:value-type="float" office:value="254.654" calcext:value-type="float">
            <text:p>254.654</text:p>
          </table:table-cell>
          <table:table-cell office:value-type="float" office:value="254.045" calcext:value-type="float">
            <text:p>254.045</text:p>
          </table:table-cell>
          <table:table-cell office:value-type="float" office:value="253.452" calcext:value-type="float">
            <text:p>253.452</text:p>
          </table:table-cell>
          <table:table-cell office:value-type="float" office:value="252.873" calcext:value-type="float">
            <text:p>252.873</text:p>
          </table:table-cell>
          <table:table-cell office:value-type="float" office:value="252.307" calcext:value-type="float">
            <text:p>252.307</text:p>
          </table:table-cell>
          <table:table-cell office:value-type="float" office:value="251.755" calcext:value-type="float">
            <text:p>251.755</text:p>
          </table:table-cell>
          <table:table-cell office:value-type="float" office:value="251.216" calcext:value-type="float">
            <text:p>251.216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0.176" calcext:value-type="float">
            <text:p>250.176</text:p>
          </table:table-cell>
          <table:table-cell office:value-type="float" office:value="249.674" calcext:value-type="float">
            <text:p>249.674</text:p>
          </table:table-cell>
          <table:table-cell office:value-type="float" office:value="249.183" calcext:value-type="float">
            <text:p>249.183</text:p>
          </table:table-cell>
          <table:table-cell office:value-type="float" office:value="248.703" calcext:value-type="float">
            <text:p>248.703</text:p>
          </table:table-cell>
          <table:table-cell office:value-type="float" office:value="248.235" calcext:value-type="float">
            <text:p>248.235</text:p>
          </table:table-cell>
          <table:table-cell office:value-type="float" office:value="247.777" calcext:value-type="float">
            <text:p>247.777</text:p>
          </table:table-cell>
          <table:table-cell office:value-type="float" office:value="247.329" calcext:value-type="float">
            <text:p>247.329</text:p>
          </table:table-cell>
          <table:table-cell office:value-type="float" office:value="246.891" calcext:value-type="float">
            <text:p>246.891</text:p>
          </table:table-cell>
          <table:table-cell office:value-type="float" office:value="246.463" calcext:value-type="float">
            <text:p>246.463</text:p>
          </table:table-cell>
          <table:table-cell office:value-type="float" office:value="246.044" calcext:value-type="float">
            <text:p>246.044</text:p>
          </table:table-cell>
          <table:table-cell office:value-type="float" office:value="245.635" calcext:value-type="float">
            <text:p>245.635</text:p>
          </table:table-cell>
          <table:table-cell office:value-type="float" office:value="245.234" calcext:value-type="float">
            <text:p>245.234</text:p>
          </table:table-cell>
          <table:table-cell office:value-type="float" office:value="244.843" calcext:value-type="float">
            <text:p>244.843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701.1" calcext:value-type="float">
            <text:p>1701.1</text:p>
          </table:table-cell>
          <table:table-cell office:value-type="float" office:value="1040.83" calcext:value-type="float">
            <text:p>1040.83</text:p>
          </table:table-cell>
          <table:table-cell office:value-type="float" office:value="822.519" calcext:value-type="float">
            <text:p>822.519</text:p>
          </table:table-cell>
          <table:table-cell office:value-type="float" office:value="709.718" calcext:value-type="float">
            <text:p>709.718</text:p>
          </table:table-cell>
          <table:table-cell office:value-type="float" office:value="639.302" calcext:value-type="float">
            <text:p>639.302</text:p>
          </table:table-cell>
          <table:table-cell office:value-type="float" office:value="590.448" calcext:value-type="float">
            <text:p>590.448</text:p>
          </table:table-cell>
          <table:table-cell office:value-type="float" office:value="554.186" calcext:value-type="float">
            <text:p>554.186</text:p>
          </table:table-cell>
          <table:table-cell office:value-type="float" office:value="525.98" calcext:value-type="float">
            <text:p>525.98</text:p>
          </table:table-cell>
          <table:table-cell office:value-type="float" office:value="503.276" calcext:value-type="float">
            <text:p>503.276</text:p>
          </table:table-cell>
          <table:table-cell office:value-type="float" office:value="484.513" calcext:value-type="float">
            <text:p>484.513</text:p>
          </table:table-cell>
          <table:table-cell office:value-type="float" office:value="468.685" calcext:value-type="float">
            <text:p>468.685</text:p>
          </table:table-cell>
          <table:table-cell office:value-type="float" office:value="455.107" calcext:value-type="float">
            <text:p>455.107</text:p>
          </table:table-cell>
          <table:table-cell office:value-type="float" office:value="443.298" calcext:value-type="float">
            <text:p>443.298</text:p>
          </table:table-cell>
          <table:table-cell office:value-type="float" office:value="432.909" calcext:value-type="float">
            <text:p>432.909</text:p>
          </table:table-cell>
          <table:table-cell office:value-type="float" office:value="423.68" calcext:value-type="float">
            <text:p>423.68</text:p>
          </table:table-cell>
          <table:table-cell office:value-type="float" office:value="415.411" calcext:value-type="float">
            <text:p>415.411</text:p>
          </table:table-cell>
          <table:table-cell office:value-type="float" office:value="407.948" calcext:value-type="float">
            <text:p>407.948</text:p>
          </table:table-cell>
          <table:table-cell office:value-type="float" office:value="401.171" calcext:value-type="float">
            <text:p>401.171</text:p>
          </table:table-cell>
          <table:table-cell office:value-type="float" office:value="394.98" calcext:value-type="float">
            <text:p>394.98</text:p>
          </table:table-cell>
          <table:table-cell office:value-type="float" office:value="389.297" calcext:value-type="float">
            <text:p>389.297</text:p>
          </table:table-cell>
          <table:table-cell office:value-type="float" office:value="384.056" calcext:value-type="float">
            <text:p>384.056</text:p>
          </table:table-cell>
          <table:table-cell office:value-type="float" office:value="379.204" calcext:value-type="float">
            <text:p>379.204</text:p>
          </table:table-cell>
          <table:table-cell office:value-type="float" office:value="374.696" calcext:value-type="float">
            <text:p>374.696</text:p>
          </table:table-cell>
          <table:table-cell office:value-type="float" office:value="370.493" calcext:value-type="float">
            <text:p>370.493</text:p>
          </table:table-cell>
          <table:table-cell office:value-type="float" office:value="366.562" calcext:value-type="float">
            <text:p>366.562</text:p>
          </table:table-cell>
          <table:table-cell office:value-type="float" office:value="362.876" calcext:value-type="float">
            <text:p>362.876</text:p>
          </table:table-cell>
          <table:table-cell office:value-type="float" office:value="359.41" calcext:value-type="float">
            <text:p>359.41</text:p>
          </table:table-cell>
          <table:table-cell office:value-type="float" office:value="356.145" calcext:value-type="float">
            <text:p>356.145</text:p>
          </table:table-cell>
          <table:table-cell office:value-type="float" office:value="353.061" calcext:value-type="float">
            <text:p>353.061</text:p>
          </table:table-cell>
          <table:table-cell office:value-type="float" office:value="350.143" calcext:value-type="float">
            <text:p>350.143</text:p>
          </table:table-cell>
          <table:table-cell office:value-type="float" office:value="347.377" calcext:value-type="float">
            <text:p>347.377</text:p>
          </table:table-cell>
          <table:table-cell office:value-type="float" office:value="344.75" calcext:value-type="float">
            <text:p>344.75</text:p>
          </table:table-cell>
          <table:table-cell office:value-type="float" office:value="342.251" calcext:value-type="float">
            <text:p>342.251</text:p>
          </table:table-cell>
          <table:table-cell office:value-type="float" office:value="339.87" calcext:value-type="float">
            <text:p>339.87</text:p>
          </table:table-cell>
          <table:table-cell office:value-type="float" office:value="337.599" calcext:value-type="float">
            <text:p>337.599</text:p>
          </table:table-cell>
          <table:table-cell office:value-type="float" office:value="335.429" calcext:value-type="float">
            <text:p>335.429</text:p>
          </table:table-cell>
          <table:table-cell office:value-type="float" office:value="333.354" calcext:value-type="float">
            <text:p>333.354</text:p>
          </table:table-cell>
          <table:table-cell office:value-type="float" office:value="331.367" calcext:value-type="float">
            <text:p>331.367</text:p>
          </table:table-cell>
          <table:table-cell office:value-type="float" office:value="329.461" calcext:value-type="float">
            <text:p>329.461</text:p>
          </table:table-cell>
          <table:table-cell office:value-type="float" office:value="327.633" calcext:value-type="float">
            <text:p>327.633</text:p>
          </table:table-cell>
          <table:table-cell office:value-type="float" office:value="325.877" calcext:value-type="float">
            <text:p>325.877</text:p>
          </table:table-cell>
          <table:table-cell office:value-type="float" office:value="324.188" calcext:value-type="float">
            <text:p>324.188</text:p>
          </table:table-cell>
          <table:table-cell office:value-type="float" office:value="322.563" calcext:value-type="float">
            <text:p>322.563</text:p>
          </table:table-cell>
          <table:table-cell office:value-type="float" office:value="320.997" calcext:value-type="float">
            <text:p>320.997</text:p>
          </table:table-cell>
          <table:table-cell office:value-type="float" office:value="319.488" calcext:value-type="float">
            <text:p>319.488</text:p>
          </table:table-cell>
          <table:table-cell office:value-type="float" office:value="318.032" calcext:value-type="float">
            <text:p>318.032</text:p>
          </table:table-cell>
          <table:table-cell office:value-type="float" office:value="316.626" calcext:value-type="float">
            <text:p>316.626</text:p>
          </table:table-cell>
          <table:table-cell office:value-type="float" office:value="315.268" calcext:value-type="float">
            <text:p>315.268</text:p>
          </table:table-cell>
          <table:table-cell office:value-type="float" office:value="313.956" calcext:value-type="float">
            <text:p>313.956</text:p>
          </table:table-cell>
          <table:table-cell office:value-type="float" office:value="312.686" calcext:value-type="float">
            <text:p>312.686</text:p>
          </table:table-cell>
          <table:table-cell office:value-type="float" office:value="311.457" calcext:value-type="float">
            <text:p>311.457</text:p>
          </table:table-cell>
          <table:table-cell office:value-type="float" office:value="310.266" calcext:value-type="float">
            <text:p>310.266</text:p>
          </table:table-cell>
          <table:table-cell office:value-type="float" office:value="309.113" calcext:value-type="float">
            <text:p>309.113</text:p>
          </table:table-cell>
          <table:table-cell office:value-type="float" office:value="307.995" calcext:value-type="float">
            <text:p>307.995</text:p>
          </table:table-cell>
          <table:table-cell office:value-type="float" office:value="306.91" calcext:value-type="float">
            <text:p>306.91</text:p>
          </table:table-cell>
          <table:table-cell office:value-type="float" office:value="305.857" calcext:value-type="float">
            <text:p>305.857</text:p>
          </table:table-cell>
          <table:table-cell office:value-type="float" office:value="304.836" calcext:value-type="float">
            <text:p>304.836</text:p>
          </table:table-cell>
          <table:table-cell office:value-type="float" office:value="303.843" calcext:value-type="float">
            <text:p>303.843</text:p>
          </table:table-cell>
          <table:table-cell office:value-type="float" office:value="302.878" calcext:value-type="float">
            <text:p>302.878</text:p>
          </table:table-cell>
          <table:table-cell office:value-type="float" office:value="301.941" calcext:value-type="float">
            <text:p>301.941</text:p>
          </table:table-cell>
          <table:table-cell office:value-type="float" office:value="301.029" calcext:value-type="float">
            <text:p>301.029</text:p>
          </table:table-cell>
          <table:table-cell office:value-type="float" office:value="300.142" calcext:value-type="float">
            <text:p>300.142</text:p>
          </table:table-cell>
          <table:table-cell office:value-type="float" office:value="299.279" calcext:value-type="float">
            <text:p>299.279</text:p>
          </table:table-cell>
          <table:table-cell office:value-type="float" office:value="298.438" calcext:value-type="float">
            <text:p>298.438</text:p>
          </table:table-cell>
          <table:table-cell office:value-type="float" office:value="297.62" calcext:value-type="float">
            <text:p>297.62</text:p>
          </table:table-cell>
          <table:table-cell office:value-type="float" office:value="296.823" calcext:value-type="float">
            <text:p>296.823</text:p>
          </table:table-cell>
          <table:table-cell office:value-type="float" office:value="296.046" calcext:value-type="float">
            <text:p>296.046</text:p>
          </table:table-cell>
          <table:table-cell office:value-type="float" office:value="295.289" calcext:value-type="float">
            <text:p>295.289</text:p>
          </table:table-cell>
          <table:table-cell office:value-type="float" office:value="294.551" calcext:value-type="float">
            <text:p>294.551</text:p>
          </table:table-cell>
          <table:table-cell office:value-type="float" office:value="293.831" calcext:value-type="float">
            <text:p>293.831</text:p>
          </table:table-cell>
          <table:table-cell office:value-type="float" office:value="293.129" calcext:value-type="float">
            <text:p>293.129</text:p>
          </table:table-cell>
          <table:table-cell office:value-type="float" office:value="292.444" calcext:value-type="float">
            <text:p>292.444</text:p>
          </table:table-cell>
          <table:table-cell office:value-type="float" office:value="291.776" calcext:value-type="float">
            <text:p>291.776</text:p>
          </table:table-cell>
          <table:table-cell office:value-type="float" office:value="291.124" calcext:value-type="float">
            <text:p>291.124</text:p>
          </table:table-cell>
          <table:table-cell office:value-type="float" office:value="290.487" calcext:value-type="float">
            <text:p>290.487</text:p>
          </table:table-cell>
          <table:table-cell office:value-type="float" office:value="289.865" calcext:value-type="float">
            <text:p>289.865</text:p>
          </table:table-cell>
          <table:table-cell office:value-type="float" office:value="289.258" calcext:value-type="float">
            <text:p>289.258</text:p>
          </table:table-cell>
          <table:table-cell office:value-type="float" office:value="288.664" calcext:value-type="float">
            <text:p>288.664</text:p>
          </table:table-cell>
          <table:table-cell office:value-type="float" office:value="288.085" calcext:value-type="float">
            <text:p>288.085</text:p>
          </table:table-cell>
          <table:table-cell office:value-type="float" office:value="287.519" calcext:value-type="float">
            <text:p>287.519</text:p>
          </table:table-cell>
          <table:table-cell office:value-type="float" office:value="286.965" calcext:value-type="float">
            <text:p>286.965</text:p>
          </table:table-cell>
          <table:table-cell office:value-type="float" office:value="286.425" calcext:value-type="float">
            <text:p>286.425</text:p>
          </table:table-cell>
          <table:table-cell office:value-type="float" office:value="285.896" calcext:value-type="float">
            <text:p>285.896</text:p>
          </table:table-cell>
          <table:table-cell office:value-type="float" office:value="285.379" calcext:value-type="float">
            <text:p>285.379</text:p>
          </table:table-cell>
          <table:table-cell office:value-type="float" office:value="284.874" calcext:value-type="float">
            <text:p>284.874</text:p>
          </table:table-cell>
          <table:table-cell office:value-type="float" office:value="284.38" calcext:value-type="float">
            <text:p>284.38</text:p>
          </table:table-cell>
          <table:table-cell office:value-type="float" office:value="283.897" calcext:value-type="float">
            <text:p>283.897</text:p>
          </table:table-cell>
          <table:table-cell office:value-type="float" office:value="283.425" calcext:value-type="float">
            <text:p>283.425</text:p>
          </table:table-cell>
          <table:table-cell office:value-type="float" office:value="282.962" calcext:value-type="float">
            <text:p>282.962</text:p>
          </table:table-cell>
          <table:table-cell office:value-type="float" office:value="282.511" calcext:value-type="float">
            <text:p>282.511</text:p>
          </table:table-cell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927.92" calcext:value-type="float">
            <text:p>1927.92</text:p>
          </table:table-cell>
          <table:table-cell office:value-type="float" office:value="1179.6" calcext:value-type="float">
            <text:p>1179.6</text:p>
          </table:table-cell>
          <table:table-cell office:value-type="float" office:value="932.188" calcext:value-type="float">
            <text:p>932.188</text:p>
          </table:table-cell>
          <table:table-cell office:value-type="float" office:value="804.347" calcext:value-type="float">
            <text:p>804.347</text:p>
          </table:table-cell>
          <table:table-cell office:value-type="float" office:value="724.542" calcext:value-type="float">
            <text:p>724.542</text:p>
          </table:table-cell>
          <table:table-cell office:value-type="float" office:value="669.174" calcext:value-type="float">
            <text:p>669.174</text:p>
          </table:table-cell>
          <table:table-cell office:value-type="float" office:value="628.077" calcext:value-type="float">
            <text:p>628.077</text:p>
          </table:table-cell>
          <table:table-cell office:value-type="float" office:value="596.111" calcext:value-type="float">
            <text:p>596.111</text:p>
          </table:table-cell>
          <table:table-cell office:value-type="float" office:value="570.379" calcext:value-type="float">
            <text:p>570.379</text:p>
          </table:table-cell>
          <table:table-cell office:value-type="float" office:value="549.115" calcext:value-type="float">
            <text:p>549.115</text:p>
          </table:table-cell>
          <table:table-cell office:value-type="float" office:value="531.176" calcext:value-type="float">
            <text:p>531.176</text:p>
          </table:table-cell>
          <table:table-cell office:value-type="float" office:value="515.787" calcext:value-type="float">
            <text:p>515.787</text:p>
          </table:table-cell>
          <table:table-cell office:value-type="float" office:value="502.404" calcext:value-type="float">
            <text:p>502.404</text:p>
          </table:table-cell>
          <table:table-cell office:value-type="float" office:value="490.63" calcext:value-type="float">
            <text:p>490.63</text:p>
          </table:table-cell>
          <table:table-cell office:value-type="float" office:value="480.17" calcext:value-type="float">
            <text:p>480.17</text:p>
          </table:table-cell>
          <table:table-cell office:value-type="float" office:value="470.799" calcext:value-type="float">
            <text:p>470.799</text:p>
          </table:table-cell>
          <table:table-cell office:value-type="float" office:value="462.341" calcext:value-type="float">
            <text:p>462.341</text:p>
          </table:table-cell>
          <table:table-cell office:value-type="float" office:value="454.66" calcext:value-type="float">
            <text:p>454.66</text:p>
          </table:table-cell>
          <table:table-cell office:value-type="float" office:value="447.644" calcext:value-type="float">
            <text:p>447.644</text:p>
          </table:table-cell>
          <table:table-cell office:value-type="float" office:value="441.203" calcext:value-type="float">
            <text:p>441.203</text:p>
          </table:table-cell>
          <table:table-cell office:value-type="float" office:value="435.264" calcext:value-type="float">
            <text:p>435.264</text:p>
          </table:table-cell>
          <table:table-cell office:value-type="float" office:value="429.765" calcext:value-type="float">
            <text:p>429.765</text:p>
          </table:table-cell>
          <table:table-cell office:value-type="float" office:value="424.655" calcext:value-type="float">
            <text:p>424.655</text:p>
          </table:table-cell>
          <table:table-cell office:value-type="float" office:value="419.892" calcext:value-type="float">
            <text:p>419.892</text:p>
          </table:table-cell>
          <table:table-cell office:value-type="float" office:value="415.437" calcext:value-type="float">
            <text:p>415.437</text:p>
          </table:table-cell>
          <table:table-cell office:value-type="float" office:value="411.259" calcext:value-type="float">
            <text:p>411.259</text:p>
          </table:table-cell>
          <table:table-cell office:value-type="float" office:value="407.332" calcext:value-type="float">
            <text:p>407.332</text:p>
          </table:table-cell>
          <table:table-cell office:value-type="float" office:value="403.631" calcext:value-type="float">
            <text:p>403.631</text:p>
          </table:table-cell>
          <table:table-cell office:value-type="float" office:value="400.136" calcext:value-type="float">
            <text:p>400.136</text:p>
          </table:table-cell>
          <table:table-cell office:value-type="float" office:value="396.829" calcext:value-type="float">
            <text:p>396.829</text:p>
          </table:table-cell>
          <table:table-cell office:value-type="float" office:value="393.694" calcext:value-type="float">
            <text:p>393.694</text:p>
          </table:table-cell>
          <table:table-cell office:value-type="float" office:value="390.716" calcext:value-type="float">
            <text:p>390.716</text:p>
          </table:table-cell>
          <table:table-cell office:value-type="float" office:value="387.884" calcext:value-type="float">
            <text:p>387.884</text:p>
          </table:table-cell>
          <table:table-cell office:value-type="float" office:value="385.186" calcext:value-type="float">
            <text:p>385.186</text:p>
          </table:table-cell>
          <table:table-cell office:value-type="float" office:value="382.612" calcext:value-type="float">
            <text:p>382.612</text:p>
          </table:table-cell>
          <table:table-cell office:value-type="float" office:value="380.153" calcext:value-type="float">
            <text:p>380.153</text:p>
          </table:table-cell>
          <table:table-cell office:value-type="float" office:value="377.801" calcext:value-type="float">
            <text:p>377.801</text:p>
          </table:table-cell>
          <table:table-cell office:value-type="float" office:value="375.549" calcext:value-type="float">
            <text:p>375.549</text:p>
          </table:table-cell>
          <table:table-cell office:value-type="float" office:value="373.39" calcext:value-type="float">
            <text:p>373.39</text:p>
          </table:table-cell>
          <table:table-cell office:value-type="float" office:value="371.317" calcext:value-type="float">
            <text:p>371.317</text:p>
          </table:table-cell>
          <table:table-cell office:value-type="float" office:value="369.327" calcext:value-type="float">
            <text:p>369.327</text:p>
          </table:table-cell>
          <table:table-cell office:value-type="float" office:value="367.413" calcext:value-type="float">
            <text:p>367.413</text:p>
          </table:table-cell>
          <table:table-cell office:value-type="float" office:value="365.571" calcext:value-type="float">
            <text:p>365.571</text:p>
          </table:table-cell>
          <table:table-cell office:value-type="float" office:value="363.797" calcext:value-type="float">
            <text:p>363.797</text:p>
          </table:table-cell>
          <table:table-cell office:value-type="float" office:value="362.086" calcext:value-type="float">
            <text:p>362.086</text:p>
          </table:table-cell>
          <table:table-cell office:value-type="float" office:value="360.436" calcext:value-type="float">
            <text:p>360.436</text:p>
          </table:table-cell>
          <table:table-cell office:value-type="float" office:value="358.843" calcext:value-type="float">
            <text:p>358.843</text:p>
          </table:table-cell>
          <table:table-cell office:value-type="float" office:value="357.304" calcext:value-type="float">
            <text:p>357.304</text:p>
          </table:table-cell>
          <table:table-cell office:value-type="float" office:value="355.816" calcext:value-type="float">
            <text:p>355.816</text:p>
          </table:table-cell>
          <table:table-cell office:value-type="float" office:value="354.377" calcext:value-type="float">
            <text:p>354.377</text:p>
          </table:table-cell>
          <table:table-cell office:value-type="float" office:value="352.984" calcext:value-type="float">
            <text:p>352.984</text:p>
          </table:table-cell>
          <table:table-cell office:value-type="float" office:value="351.635" calcext:value-type="float">
            <text:p>351.635</text:p>
          </table:table-cell>
          <table:table-cell office:value-type="float" office:value="350.328" calcext:value-type="float">
            <text:p>350.328</text:p>
          </table:table-cell>
          <table:table-cell office:value-type="float" office:value="349.061" calcext:value-type="float">
            <text:p>349.061</text:p>
          </table:table-cell>
          <table:table-cell office:value-type="float" office:value="347.831" calcext:value-type="float">
            <text:p>347.831</text:p>
          </table:table-cell>
          <table:table-cell office:value-type="float" office:value="346.638" calcext:value-type="float">
            <text:p>346.638</text:p>
          </table:table-cell>
          <table:table-cell office:value-type="float" office:value="345.48" calcext:value-type="float">
            <text:p>345.48</text:p>
          </table:table-cell>
          <table:table-cell office:value-type="float" office:value="344.355" calcext:value-type="float">
            <text:p>344.355</text:p>
          </table:table-cell>
          <table:table-cell office:value-type="float" office:value="343.262" calcext:value-type="float">
            <text:p>343.262</text:p>
          </table:table-cell>
          <table:table-cell office:value-type="float" office:value="342.199" calcext:value-type="float">
            <text:p>342.199</text:p>
          </table:table-cell>
          <table:table-cell office:value-type="float" office:value="341.166" calcext:value-type="float">
            <text:p>341.166</text:p>
          </table:table-cell>
          <table:table-cell office:value-type="float" office:value="340.161" calcext:value-type="float">
            <text:p>340.161</text:p>
          </table:table-cell>
          <table:table-cell office:value-type="float" office:value="339.182" calcext:value-type="float">
            <text:p>339.182</text:p>
          </table:table-cell>
          <table:table-cell office:value-type="float" office:value="338.23" calcext:value-type="float">
            <text:p>338.23</text:p>
          </table:table-cell>
          <table:table-cell office:value-type="float" office:value="337.303" calcext:value-type="float">
            <text:p>337.303</text:p>
          </table:table-cell>
          <table:table-cell office:value-type="float" office:value="336.399" calcext:value-type="float">
            <text:p>336.399</text:p>
          </table:table-cell>
          <table:table-cell office:value-type="float" office:value="335.519" calcext:value-type="float">
            <text:p>335.519</text:p>
          </table:table-cell>
          <table:table-cell office:value-type="float" office:value="334.661" calcext:value-type="float">
            <text:p>334.661</text:p>
          </table:table-cell>
          <table:table-cell office:value-type="float" office:value="333.824" calcext:value-type="float">
            <text:p>333.824</text:p>
          </table:table-cell>
          <table:table-cell office:value-type="float" office:value="333.009" calcext:value-type="float">
            <text:p>333.009</text:p>
          </table:table-cell>
          <table:table-cell office:value-type="float" office:value="332.213" calcext:value-type="float">
            <text:p>332.213</text:p>
          </table:table-cell>
          <table:table-cell office:value-type="float" office:value="331.437" calcext:value-type="float">
            <text:p>331.437</text:p>
          </table:table-cell>
          <table:table-cell office:value-type="float" office:value="330.679" calcext:value-type="float">
            <text:p>330.679</text:p>
          </table:table-cell>
          <table:table-cell office:value-type="float" office:value="329.94" calcext:value-type="float">
            <text:p>329.94</text:p>
          </table:table-cell>
          <table:table-cell office:value-type="float" office:value="329.218" calcext:value-type="float">
            <text:p>329.218</text:p>
          </table:table-cell>
          <table:table-cell office:value-type="float" office:value="328.514" calcext:value-type="float">
            <text:p>328.514</text:p>
          </table:table-cell>
          <table:table-cell office:value-type="float" office:value="327.825" calcext:value-type="float">
            <text:p>327.825</text:p>
          </table:table-cell>
          <table:table-cell office:value-type="float" office:value="327.153" calcext:value-type="float">
            <text:p>327.153</text:p>
          </table:table-cell>
          <table:table-cell office:value-type="float" office:value="326.496" calcext:value-type="float">
            <text:p>326.496</text:p>
          </table:table-cell>
          <table:table-cell office:value-type="float" office:value="325.855" calcext:value-type="float">
            <text:p>325.855</text:p>
          </table:table-cell>
          <table:table-cell office:value-type="float" office:value="325.227" calcext:value-type="float">
            <text:p>325.227</text:p>
          </table:table-cell>
          <table:table-cell office:value-type="float" office:value="324.615" calcext:value-type="float">
            <text:p>324.615</text:p>
          </table:table-cell>
          <table:table-cell office:value-type="float" office:value="324.015" calcext:value-type="float">
            <text:p>324.015</text:p>
          </table:table-cell>
          <table:table-cell office:value-type="float" office:value="323.43" calcext:value-type="float">
            <text:p>323.43</text:p>
          </table:table-cell>
          <table:table-cell office:value-type="float" office:value="322.857" calcext:value-type="float">
            <text:p>322.857</text:p>
          </table:table-cell>
          <table:table-cell office:value-type="float" office:value="322.297" calcext:value-type="float">
            <text:p>322.297</text:p>
          </table:table-cell>
          <table:table-cell office:value-type="float" office:value="321.75" calcext:value-type="float">
            <text:p>321.75</text:p>
          </table:table-cell>
          <table:table-cell office:value-type="float" office:value="321.214" calcext:value-type="float">
            <text:p>321.214</text:p>
          </table:table-cell>
          <table:table-cell office:value-type="float" office:value="320.691" calcext:value-type="float">
            <text:p>320.691</text:p>
          </table:table-cell>
          <table:table-cell office:value-type="float" office:value="320.179" calcext:value-type="float">
            <text:p>320.179</text:p>
          </table:table-cell>
        </table:table-row>
      </table:table>
      <table:table table:name="scheduling ideas" table:style-name="ta1">
        <table:table-column table:style-name="co1" table:number-columns-repeated="2" table:default-cell-style-name="Default"/>
        <table:table-column table:style-name="co1" table:default-cell-style-name="ce10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Default" office:value-type="string" calcext:value-type="string">
            <text:p>GANTT Section 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office:value-type="date" office:date-value="2019-02-27" calcext:value-type="date">
            <text:p>02/27/19</text:p>
          </table:table-cell>
          <table:table-cell office:value-type="string" calcext:value-type="string">
            <text:p>core size and flow rate vs power, energy, pump power, consequential power in outer core and required coolin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date" office:date-value="2019-03-06" calcext:value-type="date">
            <text:p>03/06/19</text:p>
          </table:table-cell>
          <table:table-cell office:value-type="string" calcext:value-type="string">
            <text:p>pitch for natural convection, vibrational safety, corrosion, neutron transparency; more rankine cycl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date" office:date-value="2019-03-13" calcext:value-type="date">
            <text:p>03/13/19</text:p>
          </table:table-cell>
          <table:table-cell office:value-type="string" calcext:value-type="string">
            <text:p>update core size calculations based on pitch, do outer core desig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date" office:date-value="2019-03-20" calcext:value-type="date">
            <text:p>03/20/1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date" office:date-value="2019-03-25" calcext:value-type="date">
            <text:p>03/25/19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core parameters </text:p>
          </table:table-cell>
          <table:table-cell office:value-type="string" calcext:value-type="string">
            <text:p>rankine cycle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evised mats</text:p>
          </table:table-cell>
          <table:table-cell office:value-type="string" calcext:value-type="string">
            <text:p>revised market</text:p>
          </table:table-cell>
          <table:table-cell office:value-type="string" calcext:value-type="string">
            <text:p>revised rankine</text:p>
          </table:table-cell>
          <table:table-cell office:value-type="string" calcext:value-type="string">
            <text:p>naval architecture</text:p>
          </table:table-cell>
          <table:table-cell office:value-type="string" calcext:value-type="string">
            <text:p>propulsion</text:p>
          </table:table-cell>
          <table:table-cell office:value-type="string" calcext:value-type="string">
            <text:p>Naval safety analysis</text:p>
          </table:table-cell>
          <table:table-cell office:value-type="string" calcext:value-type="string">
            <text:p>nuke safety analysis</text:p>
          </table:table-cell>
        </table:table-row>
        <table:table-row table:style-name="ro1">
          <table:table-cell table:number-columns-repeated="2"/>
          <table:table-cell office:value-type="date" office:date-value="2019-02-27" calcext:value-type="date">
            <text:p>02/27/19</text:p>
          </table:table-cell>
          <table:table-cell table:style-name="ce11" office:value-type="string" calcext:value-type="string">
            <text:p>xxxxxxxxxx</text:p>
          </table:table-cell>
          <table:table-cell table:style-name="ce11" office:value-type="string" calcext:value-type="string">
            <text:p>xxxxxxx</text:p>
          </table:table-cell>
          <table:table-cell/>
          <table:table-cell table:number-columns-repeated="2" table:style-name="ce11" office:value-type="string" calcext:value-type="string">
            <text:p>xxxx</text:p>
          </table:table-cell>
          <table:table-cell table:style-name="ce12"/>
          <table:table-cell table:number-columns-repeated="4"/>
        </table:table-row>
        <table:table-row table:style-name="ro1">
          <table:table-cell table:number-columns-repeated="2"/>
          <table:table-cell office:value-type="date" office:date-value="2019-03-06" calcext:value-type="date">
            <text:p>03/06/19</text:p>
          </table:table-cell>
          <table:table-cell/>
          <table:table-cell table:style-name="ce11" office:value-type="string" calcext:value-type="string">
            <text:p>xxxxxxxxx</text:p>
          </table:table-cell>
          <table:table-cell table:style-name="ce11" office:value-type="string" calcext:value-type="string">
            <text:p>xxxxxx</text:p>
          </table:table-cell>
          <table:table-cell table:number-columns-repeated="2" table:style-name="ce11" office:value-type="string" calcext:value-type="string">
            <text:p>xxxx</text:p>
          </table:table-cell>
          <table:table-cell table:style-name="ce12"/>
          <table:table-cell table:number-columns-repeated="4"/>
        </table:table-row>
        <table:table-row table:style-name="ro1">
          <table:table-cell table:number-columns-repeated="2"/>
          <table:table-cell office:value-type="date" office:date-value="2019-03-13" calcext:value-type="date">
            <text:p>03/13/19</text:p>
          </table:table-cell>
          <table:table-cell table:number-columns-repeated="2"/>
          <table:table-cell table:style-name="ce11" office:value-type="string" calcext:value-type="string">
            <text:p>xxxxxx</text:p>
          </table:table-cell>
          <table:table-cell table:number-columns-repeated="2" table:style-name="ce11" office:value-type="string" calcext:value-type="string">
            <text:p>xxxx</text:p>
          </table:table-cell>
          <table:table-cell table:style-name="ce12"/>
          <table:table-cell table:number-columns-repeated="4"/>
        </table:table-row>
        <table:table-row table:style-name="ro1">
          <table:table-cell table:number-columns-repeated="2"/>
          <table:table-cell office:value-type="date" office:date-value="2019-03-20" calcext:value-type="date">
            <text:p>03/20/19</text:p>
          </table:table-cell>
          <table:table-cell table:number-columns-repeated="3"/>
          <table:table-cell table:number-columns-repeated="2" table:style-name="ce11" office:value-type="string" calcext:value-type="string">
            <text:p>xxxx</text:p>
          </table:table-cell>
          <table:table-cell table:style-name="ce11" office:value-type="string" calcext:value-type="string">
            <text:p>xxxx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date" office:date-value="2019-03-25" calcext:value-type="date">
            <text:p>03/25/19</text:p>
          </table:table-cell>
          <table:table-cell table:number-columns-repeated="5"/>
          <table:table-cell table:style-name="ce13" office:value-type="string" calcext:value-type="string">
            <text:p>xxxxx</text:p>
          </table:table-cell>
          <table:table-cell table:style-name="ce14" office:value-type="string" calcext:value-type="string">
            <text:p>xx</text:p>
          </table:table-cell>
          <table:table-cell table:number-columns-repeated="2"/>
          <table:table-cell table:style-name="ce14" office:value-type="string" calcext:value-type="string">
            <text:p>xxxx</text:p>
          </table:table-cell>
        </table:table-row>
        <table:table-row table:style-name="ro1">
          <table:table-cell table:number-columns-repeated="2"/>
          <table:table-cell office:value-type="date" office:date-value="2019-03-27" calcext:value-type="date">
            <text:p>03/27/19</text:p>
          </table:table-cell>
          <table:table-cell table:number-columns-repeated="6"/>
          <table:table-cell table:style-name="ce14" office:value-type="string" calcext:value-type="string">
            <text:p>xx</text:p>
          </table:table-cell>
          <table:table-cell table:style-name="ce14" office:value-type="string" calcext:value-type="string">
            <text:p>xxxx</text:p>
          </table:table-cell>
          <table:table-cell/>
          <table:table-cell table:style-name="ce14" office:value-type="string" calcext:value-type="string">
            <text:p>xxxx</text:p>
          </table:table-cell>
        </table:table-row>
        <table:table-row table:style-name="ro1">
          <table:table-cell table:number-columns-repeated="2"/>
          <table:table-cell office:value-type="date" office:date-value="2019-04-03" calcext:value-type="date">
            <text:p>04/03/19</text:p>
          </table:table-cell>
          <table:table-cell table:number-columns-repeated="7"/>
          <table:table-cell table:number-columns-repeated="3" table:style-name="ce14" office:value-type="string" calcext:value-type="string">
            <text:p>xxxx</text:p>
          </table:table-cell>
        </table:table-row>
        <table:table-row table:style-name="ro1">
          <table:table-cell table:number-columns-repeated="2"/>
          <table:table-cell office:value-type="date" office:date-value="2019-04-10" calcext:value-type="date">
            <text:p>04/10/19</text:p>
          </table:table-cell>
          <table:table-cell table:number-columns-repeated="8"/>
          <table:table-cell table:number-columns-repeated="2" table:style-name="ce14" office:value-type="string" calcext:value-type="string">
            <text:p>xxxx</text:p>
          </table:table-cell>
        </table:table-row>
        <table:table-row table:style-name="ro1">
          <table:table-cell table:number-columns-repeated="2"/>
          <table:table-cell office:value-type="date" office:date-value="2019-04-17" calcext:value-type="date">
            <text:p>04/17/1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date" office:date-value="2019-04-24" calcext:value-type="date">
            <text:p>04/24/1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date" office:date-value="2019-05-01" calcext:value-type="date">
            <text:p>05/01/19</text:p>
          </table:table-cell>
          <table:table-cell table:number-columns-repeated="10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 table:number-columns-repeated="2"/>
          <table:table-cell table:style-name="Default"/>
          <table:table-cell table:number-columns-repeated="10"/>
        </table:table-row>
      </table:table>
      <table:table table:name="Sheet4" table:style-name="ta1">
        <table:table-column table:style-name="co1" table:number-columns-repeated="12" table:default-cell-style-name="Default"/>
        <table:table-row table:style-name="ro1">
          <table:table-cell table:number-columns-repeated="2"/>
          <table:table-cell table:style-name="ce8" office:value-type="string" calcext:value-type="string" table:number-columns-spanned="9" table:number-rows-spanned="1">
            <text:p>Pressure (Bars)</text:p>
          </table:table-cell>
          <table:covered-table-cell table:number-columns-repeated="8"/>
          <table:table-cell/>
        </table:table-row>
        <table:table-row table:style-name="ro1">
          <table:table-cell/>
          <table:table-cell office:value-type="string" calcext:value-type="string">
            <text:p>Power [Mwe]</text:p>
          </table:table-cell>
          <table:table-cell office:value-type="float" office:value="10" calcext:value-type="float">
            <text:p>10</text:p>
          </table:table-cell>
          <table:table-cell table:formula="of:=[.C2]+10" office:value-type="float" office:value="20" calcext:value-type="float">
            <text:p>20</text:p>
          </table:table-cell>
          <table:table-cell table:formula="of:=[.D2]+10" office:value-type="float" office:value="30" calcext:value-type="float">
            <text:p>30</text:p>
          </table:table-cell>
          <table:table-cell table:formula="of:=[.E2]+10" office:value-type="float" office:value="40" calcext:value-type="float">
            <text:p>40</text:p>
          </table:table-cell>
          <table:table-cell table:formula="of:=[.F2]+10" office:value-type="float" office:value="50" calcext:value-type="float">
            <text:p>50</text:p>
          </table:table-cell>
          <table:table-cell table:formula="of:=[.G2]+10" office:value-type="float" office:value="60" calcext:value-type="float">
            <text:p>60</text:p>
          </table:table-cell>
          <table:table-cell table:formula="of:=[.H2]+10" office:value-type="float" office:value="70" calcext:value-type="float">
            <text:p>70</text:p>
          </table:table-cell>
          <table:table-cell table:formula="of:=[.I2]+10" office:value-type="float" office:value="80" calcext:value-type="float">
            <text:p>80</text:p>
          </table:table-cell>
          <table:table-cell table:formula="of:=[.J2]+10" office:value-type="float" office:value="90" calcext:value-type="float">
            <text:p>90</text:p>
          </table:table-cell>
          <table:table-cell table:formula="of:=[.K2]+10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90.0498" calcext:value-type="float">
            <text:p>90.0498</text:p>
          </table:table-cell>
          <table:table-cell office:value-type="float" office:value="68.4672" calcext:value-type="float">
            <text:p>68.4672</text:p>
          </table:table-cell>
          <table:table-cell office:value-type="float" office:value="60.8194" calcext:value-type="float">
            <text:p>60.8194</text:p>
          </table:table-cell>
          <table:table-cell office:value-type="float" office:value="56.7501" calcext:value-type="float">
            <text:p>56.7501</text:p>
          </table:table-cell>
          <table:table-cell office:value-type="float" office:value="54.2284" calcext:value-type="float">
            <text:p>54.2284</text:p>
          </table:table-cell>
          <table:table-cell office:value-type="float" office:value="52.5497" calcext:value-type="float">
            <text:p>52.5497</text:p>
          </table:table-cell>
          <table:table-cell office:value-type="float" office:value="51.3988" calcext:value-type="float">
            <text:p>51.3988</text:p>
          </table:table-cell>
          <table:table-cell office:value-type="float" office:value="50.6125" calcext:value-type="float">
            <text:p>50.6125</text:p>
          </table:table-cell>
          <table:table-cell office:value-type="float" office:value="50.0988" calcext:value-type="float">
            <text:p>50.0988</text:p>
          </table:table-cell>
          <table:table-cell office:value-type="float" office:value="49.8266" calcext:value-type="float">
            <text:p>49.8266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15.778" calcext:value-type="float">
            <text:p>115.778</text:p>
          </table:table-cell>
          <table:table-cell office:value-type="float" office:value="88.0293" calcext:value-type="float">
            <text:p>88.0293</text:p>
          </table:table-cell>
          <table:table-cell office:value-type="float" office:value="78.1963" calcext:value-type="float">
            <text:p>78.1963</text:p>
          </table:table-cell>
          <table:table-cell office:value-type="float" office:value="72.9645" calcext:value-type="float">
            <text:p>72.9645</text:p>
          </table:table-cell>
          <table:table-cell office:value-type="float" office:value="69.7223" calcext:value-type="float">
            <text:p>69.7223</text:p>
          </table:table-cell>
          <table:table-cell office:value-type="float" office:value="67.5639" calcext:value-type="float">
            <text:p>67.5639</text:p>
          </table:table-cell>
          <table:table-cell office:value-type="float" office:value="66.0841" calcext:value-type="float">
            <text:p>66.0841</text:p>
          </table:table-cell>
          <table:table-cell office:value-type="float" office:value="65.0732" calcext:value-type="float">
            <text:p>65.0732</text:p>
          </table:table-cell>
          <table:table-cell office:value-type="float" office:value="64.4128" calcext:value-type="float">
            <text:p>64.4128</text:p>
          </table:table-cell>
          <table:table-cell office:value-type="float" office:value="64.0628" calcext:value-type="float">
            <text:p>64.0628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41.507" calcext:value-type="float">
            <text:p>141.507</text:p>
          </table:table-cell>
          <table:table-cell office:value-type="float" office:value="107.591" calcext:value-type="float">
            <text:p>107.591</text:p>
          </table:table-cell>
          <table:table-cell office:value-type="float" office:value="95.5733" calcext:value-type="float">
            <text:p>95.5733</text:p>
          </table:table-cell>
          <table:table-cell office:value-type="float" office:value="89.1788" calcext:value-type="float">
            <text:p>89.1788</text:p>
          </table:table-cell>
          <table:table-cell office:value-type="float" office:value="85.2161" calcext:value-type="float">
            <text:p>85.2161</text:p>
          </table:table-cell>
          <table:table-cell office:value-type="float" office:value="82.5781" calcext:value-type="float">
            <text:p>82.5781</text:p>
          </table:table-cell>
          <table:table-cell office:value-type="float" office:value="80.7695" calcext:value-type="float">
            <text:p>80.7695</text:p>
          </table:table-cell>
          <table:table-cell office:value-type="float" office:value="79.5339" calcext:value-type="float">
            <text:p>79.5339</text:p>
          </table:table-cell>
          <table:table-cell office:value-type="float" office:value="78.7267" calcext:value-type="float">
            <text:p>78.7267</text:p>
          </table:table-cell>
          <table:table-cell office:value-type="float" office:value="78.299" calcext:value-type="float">
            <text:p>78.299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67.235" calcext:value-type="float">
            <text:p>167.235</text:p>
          </table:table-cell>
          <table:table-cell office:value-type="float" office:value="127.153" calcext:value-type="float">
            <text:p>127.153</text:p>
          </table:table-cell>
          <table:table-cell office:value-type="float" office:value="112.95" calcext:value-type="float">
            <text:p>112.95</text:p>
          </table:table-cell>
          <table:table-cell office:value-type="float" office:value="105.393" calcext:value-type="float">
            <text:p>105.393</text:p>
          </table:table-cell>
          <table:table-cell office:value-type="float" office:value="100.71" calcext:value-type="float">
            <text:p>100.71</text:p>
          </table:table-cell>
          <table:table-cell office:value-type="float" office:value="97.5923" calcext:value-type="float">
            <text:p>97.5923</text:p>
          </table:table-cell>
          <table:table-cell office:value-type="float" office:value="95.4548" calcext:value-type="float">
            <text:p>95.4548</text:p>
          </table:table-cell>
          <table:table-cell office:value-type="float" office:value="93.9947" calcext:value-type="float">
            <text:p>93.9947</text:p>
          </table:table-cell>
          <table:table-cell office:value-type="float" office:value="93.0407" calcext:value-type="float">
            <text:p>93.0407</text:p>
          </table:table-cell>
          <table:table-cell office:value-type="float" office:value="92.5352" calcext:value-type="float">
            <text:p>92.5352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92.964" calcext:value-type="float">
            <text:p>192.964</text:p>
          </table:table-cell>
          <table:table-cell office:value-type="float" office:value="146.715" calcext:value-type="float">
            <text:p>146.715</text:p>
          </table:table-cell>
          <table:table-cell office:value-type="float" office:value="130.327" calcext:value-type="float">
            <text:p>130.327</text:p>
          </table:table-cell>
          <table:table-cell office:value-type="float" office:value="121.607" calcext:value-type="float">
            <text:p>121.607</text:p>
          </table:table-cell>
          <table:table-cell office:value-type="float" office:value="116.204" calcext:value-type="float">
            <text:p>116.204</text:p>
          </table:table-cell>
          <table:table-cell office:value-type="float" office:value="112.606" calcext:value-type="float">
            <text:p>112.606</text:p>
          </table:table-cell>
          <table:table-cell office:value-type="float" office:value="110.14" calcext:value-type="float">
            <text:p>110.14</text:p>
          </table:table-cell>
          <table:table-cell office:value-type="float" office:value="108.455" calcext:value-type="float">
            <text:p>108.455</text:p>
          </table:table-cell>
          <table:table-cell office:value-type="float" office:value="107.355" calcext:value-type="float">
            <text:p>107.355</text:p>
          </table:table-cell>
          <table:table-cell office:value-type="float" office:value="106.771" calcext:value-type="float">
            <text:p>106.771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218.692" calcext:value-type="float">
            <text:p>218.692</text:p>
          </table:table-cell>
          <table:table-cell office:value-type="float" office:value="166.278" calcext:value-type="float">
            <text:p>166.278</text:p>
          </table:table-cell>
          <table:table-cell office:value-type="float" office:value="147.704" calcext:value-type="float">
            <text:p>147.704</text:p>
          </table:table-cell>
          <table:table-cell office:value-type="float" office:value="137.822" calcext:value-type="float">
            <text:p>137.822</text:p>
          </table:table-cell>
          <table:table-cell office:value-type="float" office:value="131.698" calcext:value-type="float">
            <text:p>131.698</text:p>
          </table:table-cell>
          <table:table-cell office:value-type="float" office:value="127.621" calcext:value-type="float">
            <text:p>127.621</text:p>
          </table:table-cell>
          <table:table-cell office:value-type="float" office:value="124.826" calcext:value-type="float">
            <text:p>124.826</text:p>
          </table:table-cell>
          <table:table-cell office:value-type="float" office:value="122.916" calcext:value-type="float">
            <text:p>122.916</text:p>
          </table:table-cell>
          <table:table-cell office:value-type="float" office:value="121.669" calcext:value-type="float">
            <text:p>121.669</text:p>
          </table:table-cell>
          <table:table-cell office:value-type="float" office:value="121.008" calcext:value-type="float">
            <text:p>121.008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 table:number-columns-spanned="9" table:number-rows-spanned="1">
            <text:p>Pressure (Bars)</text:p>
          </table:table-cell>
          <table:covered-table-cell table:number-columns-repeated="8"/>
          <table:table-cell/>
        </table:table-row>
        <table:table-row table:style-name="ro1">
          <table:table-cell/>
          <table:table-cell office:value-type="string" calcext:value-type="string">
            <text:p>Power [Mwe]</text:p>
          </table:table-cell>
          <table:table-cell office:value-type="float" office:value="10" calcext:value-type="float">
            <text:p>10</text:p>
          </table:table-cell>
          <table:table-cell table:formula="of:=[.C10]+10" office:value-type="float" office:value="20" calcext:value-type="float">
            <text:p>20</text:p>
          </table:table-cell>
          <table:table-cell table:formula="of:=[.D10]+10" office:value-type="float" office:value="30" calcext:value-type="float">
            <text:p>30</text:p>
          </table:table-cell>
          <table:table-cell table:formula="of:=[.E10]+10" office:value-type="float" office:value="40" calcext:value-type="float">
            <text:p>40</text:p>
          </table:table-cell>
          <table:table-cell table:formula="of:=[.F10]+10" office:value-type="float" office:value="50" calcext:value-type="float">
            <text:p>50</text:p>
          </table:table-cell>
          <table:table-cell table:formula="of:=[.G10]+10" office:value-type="float" office:value="60" calcext:value-type="float">
            <text:p>60</text:p>
          </table:table-cell>
          <table:table-cell table:formula="of:=[.H10]+10" office:value-type="float" office:value="70" calcext:value-type="float">
            <text:p>70</text:p>
          </table:table-cell>
          <table:table-cell table:formula="of:=[.I10]+10" office:value-type="float" office:value="80" calcext:value-type="float">
            <text:p>80</text:p>
          </table:table-cell>
          <table:table-cell table:formula="of:=[.J10]+10" office:value-type="float" office:value="90" calcext:value-type="float">
            <text:p>90</text:p>
          </table:table-cell>
          <table:table-cell table:formula="of:=[.K10]+10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81.169" calcext:value-type="float">
            <text:p>81.169</text:p>
          </table:table-cell>
          <table:table-cell office:value-type="float" office:value="138.972" calcext:value-type="float">
            <text:p>138.972</text:p>
          </table:table-cell>
          <table:table-cell office:value-type="float" office:value="192.077" calcext:value-type="float">
            <text:p>192.077</text:p>
          </table:table-cell>
          <table:table-cell office:value-type="float" office:value="243.261" calcext:value-type="float">
            <text:p>243.261</text:p>
          </table:table-cell>
          <table:table-cell office:value-type="float" office:value="293.643" calcext:value-type="float">
            <text:p>293.643</text:p>
          </table:table-cell>
          <table:table-cell office:value-type="float" office:value="343.849" calcext:value-type="float">
            <text:p>343.849</text:p>
          </table:table-cell>
          <table:table-cell office:value-type="float" office:value="394.315" calcext:value-type="float">
            <text:p>394.315</text:p>
          </table:table-cell>
          <table:table-cell office:value-type="float" office:value="445.394" calcext:value-type="float">
            <text:p>445.394</text:p>
          </table:table-cell>
          <table:table-cell office:value-type="float" office:value="497.404" calcext:value-type="float">
            <text:p>497.404</text:p>
          </table:table-cell>
          <table:table-cell office:value-type="float" office:value="544.678" calcext:value-type="float">
            <text:p>544.678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04.36" calcext:value-type="float">
            <text:p>104.36</text:p>
          </table:table-cell>
          <table:table-cell office:value-type="float" office:value="178.679" calcext:value-type="float">
            <text:p>178.679</text:p>
          </table:table-cell>
          <table:table-cell office:value-type="float" office:value="246.956" calcext:value-type="float">
            <text:p>246.956</text:p>
          </table:table-cell>
          <table:table-cell office:value-type="float" office:value="312.765" calcext:value-type="float">
            <text:p>312.765</text:p>
          </table:table-cell>
          <table:table-cell office:value-type="float" office:value="377.54" calcext:value-type="float">
            <text:p>377.54</text:p>
          </table:table-cell>
          <table:table-cell office:value-type="float" office:value="442.091" calcext:value-type="float">
            <text:p>442.091</text:p>
          </table:table-cell>
          <table:table-cell office:value-type="float" office:value="506.977" calcext:value-type="float">
            <text:p>506.977</text:p>
          </table:table-cell>
          <table:table-cell office:value-type="float" office:value="572.649" calcext:value-type="float">
            <text:p>572.649</text:p>
          </table:table-cell>
          <table:table-cell office:value-type="float" office:value="639.52" calcext:value-type="float">
            <text:p>639.52</text:p>
          </table:table-cell>
          <table:table-cell office:value-type="float" office:value="700.301" calcext:value-type="float">
            <text:p>700.30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7.551" calcext:value-type="float">
            <text:p>127.551</text:p>
          </table:table-cell>
          <table:table-cell office:value-type="float" office:value="218.385" calcext:value-type="float">
            <text:p>218.385</text:p>
          </table:table-cell>
          <table:table-cell office:value-type="float" office:value="301.835" calcext:value-type="float">
            <text:p>301.835</text:p>
          </table:table-cell>
          <table:table-cell office:value-type="float" office:value="382.268" calcext:value-type="float">
            <text:p>382.268</text:p>
          </table:table-cell>
          <table:table-cell office:value-type="float" office:value="461.438" calcext:value-type="float">
            <text:p>461.438</text:p>
          </table:table-cell>
          <table:table-cell office:value-type="float" office:value="540.334" calcext:value-type="float">
            <text:p>540.334</text:p>
          </table:table-cell>
          <table:table-cell office:value-type="float" office:value="619.638" calcext:value-type="float">
            <text:p>619.638</text:p>
          </table:table-cell>
          <table:table-cell office:value-type="float" office:value="699.905" calcext:value-type="float">
            <text:p>699.905</text:p>
          </table:table-cell>
          <table:table-cell office:value-type="float" office:value="781.635" calcext:value-type="float">
            <text:p>781.635</text:p>
          </table:table-cell>
          <table:table-cell office:value-type="float" office:value="855.923" calcext:value-type="float">
            <text:p>855.923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50.743" calcext:value-type="float">
            <text:p>150.743</text:p>
          </table:table-cell>
          <table:table-cell office:value-type="float" office:value="258.091" calcext:value-type="float">
            <text:p>258.091</text:p>
          </table:table-cell>
          <table:table-cell office:value-type="float" office:value="356.714" calcext:value-type="float">
            <text:p>356.714</text:p>
          </table:table-cell>
          <table:table-cell office:value-type="float" office:value="451.771" calcext:value-type="float">
            <text:p>451.771</text:p>
          </table:table-cell>
          <table:table-cell office:value-type="float" office:value="545.336" calcext:value-type="float">
            <text:p>545.336</text:p>
          </table:table-cell>
          <table:table-cell office:value-type="float" office:value="638.576" calcext:value-type="float">
            <text:p>638.576</text:p>
          </table:table-cell>
          <table:table-cell office:value-type="float" office:value="732.3" calcext:value-type="float">
            <text:p>732.3</text:p>
          </table:table-cell>
          <table:table-cell office:value-type="float" office:value="827.16" calcext:value-type="float">
            <text:p>827.16</text:p>
          </table:table-cell>
          <table:table-cell office:value-type="float" office:value="923.751" calcext:value-type="float">
            <text:p>923.751</text:p>
          </table:table-cell>
          <table:table-cell office:value-type="float" office:value="1011.55" calcext:value-type="float">
            <text:p>1011.55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73.934" calcext:value-type="float">
            <text:p>173.934</text:p>
          </table:table-cell>
          <table:table-cell office:value-type="float" office:value="297.798" calcext:value-type="float">
            <text:p>297.798</text:p>
          </table:table-cell>
          <table:table-cell office:value-type="float" office:value="411.593" calcext:value-type="float">
            <text:p>411.593</text:p>
          </table:table-cell>
          <table:table-cell office:value-type="float" office:value="521.275" calcext:value-type="float">
            <text:p>521.275</text:p>
          </table:table-cell>
          <table:table-cell office:value-type="float" office:value="629.234" calcext:value-type="float">
            <text:p>629.234</text:p>
          </table:table-cell>
          <table:table-cell office:value-type="float" office:value="736.819" calcext:value-type="float">
            <text:p>736.819</text:p>
          </table:table-cell>
          <table:table-cell office:value-type="float" office:value="844.961" calcext:value-type="float">
            <text:p>844.961</text:p>
          </table:table-cell>
          <table:table-cell office:value-type="float" office:value="954.415" calcext:value-type="float">
            <text:p>954.415</text:p>
          </table:table-cell>
          <table:table-cell office:value-type="float" office:value="1065.87" calcext:value-type="float">
            <text:p>1065.87</text:p>
          </table:table-cell>
          <table:table-cell office:value-type="float" office:value="1167.17" calcext:value-type="float">
            <text:p>1167.17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97.125" calcext:value-type="float">
            <text:p>197.125</text:p>
          </table:table-cell>
          <table:table-cell office:value-type="float" office:value="337.504" calcext:value-type="float">
            <text:p>337.504</text:p>
          </table:table-cell>
          <table:table-cell office:value-type="float" office:value="466.472" calcext:value-type="float">
            <text:p>466.472</text:p>
          </table:table-cell>
          <table:table-cell office:value-type="float" office:value="590.778" calcext:value-type="float">
            <text:p>590.778</text:p>
          </table:table-cell>
          <table:table-cell office:value-type="float" office:value="713.132" calcext:value-type="float">
            <text:p>713.132</text:p>
          </table:table-cell>
          <table:table-cell office:value-type="float" office:value="835.061" calcext:value-type="float">
            <text:p>835.061</text:p>
          </table:table-cell>
          <table:table-cell office:value-type="float" office:value="957.623" calcext:value-type="float">
            <text:p>957.623</text:p>
          </table:table-cell>
          <table:table-cell office:value-type="float" office:value="1081.67" calcext:value-type="float">
            <text:p>1081.67</text:p>
          </table:table-cell>
          <table:table-cell office:value-type="float" office:value="1207.98" calcext:value-type="float">
            <text:p>1207.98</text:p>
          </table:table-cell>
          <table:table-cell office:value-type="float" office:value="1322.79" calcext:value-type="float">
            <text:p>1322.79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 table:number-columns-spanned="9" table:number-rows-spanned="1">
            <text:p>Pressure (Bars)</text:p>
          </table:table-cell>
          <table:covered-table-cell table:number-columns-repeated="8"/>
          <table:table-cell/>
        </table:table-row>
        <table:table-row table:style-name="ro1">
          <table:table-cell/>
          <table:table-cell office:value-type="string" calcext:value-type="string">
            <text:p>Power [Mwe]</text:p>
          </table:table-cell>
          <table:table-cell office:value-type="float" office:value="10" calcext:value-type="float">
            <text:p>10</text:p>
          </table:table-cell>
          <table:table-cell table:formula="of:=[.C18]+10" office:value-type="float" office:value="20" calcext:value-type="float">
            <text:p>20</text:p>
          </table:table-cell>
          <table:table-cell table:formula="of:=[.D18]+10" office:value-type="float" office:value="30" calcext:value-type="float">
            <text:p>30</text:p>
          </table:table-cell>
          <table:table-cell table:formula="of:=[.E18]+10" office:value-type="float" office:value="40" calcext:value-type="float">
            <text:p>40</text:p>
          </table:table-cell>
          <table:table-cell table:formula="of:=[.F18]+10" office:value-type="float" office:value="50" calcext:value-type="float">
            <text:p>50</text:p>
          </table:table-cell>
          <table:table-cell table:formula="of:=[.G18]+10" office:value-type="float" office:value="60" calcext:value-type="float">
            <text:p>60</text:p>
          </table:table-cell>
          <table:table-cell table:formula="of:=[.H18]+10" office:value-type="float" office:value="70" calcext:value-type="float">
            <text:p>70</text:p>
          </table:table-cell>
          <table:table-cell table:formula="of:=[.I18]+10" office:value-type="float" office:value="80" calcext:value-type="float">
            <text:p>80</text:p>
          </table:table-cell>
          <table:table-cell table:formula="of:=[.J18]+10" office:value-type="float" office:value="90" calcext:value-type="float">
            <text:p>90</text:p>
          </table:table-cell>
          <table:table-cell table:formula="of:=[.K18]+10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42.432" calcext:value-type="float">
            <text:p>242.432</text:p>
          </table:table-cell>
          <table:table-cell office:value-type="float" office:value="185.788" calcext:value-type="float">
            <text:p>185.788</text:p>
          </table:table-cell>
          <table:table-cell office:value-type="float" office:value="165.187" calcext:value-type="float">
            <text:p>165.187</text:p>
          </table:table-cell>
          <table:table-cell office:value-type="float" office:value="153.822" calcext:value-type="float">
            <text:p>153.822</text:p>
          </table:table-cell>
          <table:table-cell office:value-type="float" office:value="146.433" calcext:value-type="float">
            <text:p>146.433</text:p>
          </table:table-cell>
          <table:table-cell office:value-type="float" office:value="141.189" calcext:value-type="float">
            <text:p>141.189</text:p>
          </table:table-cell>
          <table:table-cell office:value-type="float" office:value="137.266" calcext:value-type="float">
            <text:p>137.266</text:p>
          </table:table-cell>
          <table:table-cell office:value-type="float" office:value="134.232" calcext:value-type="float">
            <text:p>134.232</text:p>
          </table:table-cell>
          <table:table-cell office:value-type="float" office:value="131.838" calcext:value-type="float">
            <text:p>131.838</text:p>
          </table:table-cell>
          <table:table-cell office:value-type="float" office:value="130.122" calcext:value-type="float">
            <text:p>130.12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11.699" calcext:value-type="float">
            <text:p>311.699</text:p>
          </table:table-cell>
          <table:table-cell office:value-type="float" office:value="238.871" calcext:value-type="float">
            <text:p>238.871</text:p>
          </table:table-cell>
          <table:table-cell office:value-type="float" office:value="212.383" calcext:value-type="float">
            <text:p>212.383</text:p>
          </table:table-cell>
          <table:table-cell office:value-type="float" office:value="197.771" calcext:value-type="float">
            <text:p>197.771</text:p>
          </table:table-cell>
          <table:table-cell office:value-type="float" office:value="188.271" calcext:value-type="float">
            <text:p>188.271</text:p>
          </table:table-cell>
          <table:table-cell office:value-type="float" office:value="181.529" calcext:value-type="float">
            <text:p>181.529</text:p>
          </table:table-cell>
          <table:table-cell office:value-type="float" office:value="176.485" calcext:value-type="float">
            <text:p>176.485</text:p>
          </table:table-cell>
          <table:table-cell office:value-type="float" office:value="172.584" calcext:value-type="float">
            <text:p>172.584</text:p>
          </table:table-cell>
          <table:table-cell office:value-type="float" office:value="169.506" calcext:value-type="float">
            <text:p>169.506</text:p>
          </table:table-cell>
          <table:table-cell office:value-type="float" office:value="167.299" calcext:value-type="float">
            <text:p>167.299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380.965" calcext:value-type="float">
            <text:p>380.965</text:p>
          </table:table-cell>
          <table:table-cell office:value-type="float" office:value="291.953" calcext:value-type="float">
            <text:p>291.953</text:p>
          </table:table-cell>
          <table:table-cell office:value-type="float" office:value="259.579" calcext:value-type="float">
            <text:p>259.579</text:p>
          </table:table-cell>
          <table:table-cell office:value-type="float" office:value="241.72" calcext:value-type="float">
            <text:p>241.72</text:p>
          </table:table-cell>
          <table:table-cell office:value-type="float" office:value="230.109" calcext:value-type="float">
            <text:p>230.109</text:p>
          </table:table-cell>
          <table:table-cell office:value-type="float" office:value="221.868" calcext:value-type="float">
            <text:p>221.868</text:p>
          </table:table-cell>
          <table:table-cell office:value-type="float" office:value="215.704" calcext:value-type="float">
            <text:p>215.704</text:p>
          </table:table-cell>
          <table:table-cell office:value-type="float" office:value="210.936" calcext:value-type="float">
            <text:p>210.936</text:p>
          </table:table-cell>
          <table:table-cell office:value-type="float" office:value="207.174" calcext:value-type="float">
            <text:p>207.174</text:p>
          </table:table-cell>
          <table:table-cell office:value-type="float" office:value="204.477" calcext:value-type="float">
            <text:p>204.477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450.231" calcext:value-type="float">
            <text:p>450.231</text:p>
          </table:table-cell>
          <table:table-cell office:value-type="float" office:value="345.035" calcext:value-type="float">
            <text:p>345.035</text:p>
          </table:table-cell>
          <table:table-cell office:value-type="float" office:value="306.775" calcext:value-type="float">
            <text:p>306.775</text:p>
          </table:table-cell>
          <table:table-cell office:value-type="float" office:value="285.67" calcext:value-type="float">
            <text:p>285.67</text:p>
          </table:table-cell>
          <table:table-cell office:value-type="float" office:value="271.947" calcext:value-type="float">
            <text:p>271.947</text:p>
          </table:table-cell>
          <table:table-cell office:value-type="float" office:value="262.208" calcext:value-type="float">
            <text:p>262.208</text:p>
          </table:table-cell>
          <table:table-cell office:value-type="float" office:value="254.922" calcext:value-type="float">
            <text:p>254.922</text:p>
          </table:table-cell>
          <table:table-cell office:value-type="float" office:value="249.288" calcext:value-type="float">
            <text:p>249.288</text:p>
          </table:table-cell>
          <table:table-cell office:value-type="float" office:value="244.843" calcext:value-type="float">
            <text:p>244.843</text:p>
          </table:table-cell>
          <table:table-cell office:value-type="float" office:value="241.655" calcext:value-type="float">
            <text:p>241.655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519.498" calcext:value-type="float">
            <text:p>519.498</text:p>
          </table:table-cell>
          <table:table-cell office:value-type="float" office:value="398.118" calcext:value-type="float">
            <text:p>398.118</text:p>
          </table:table-cell>
          <table:table-cell office:value-type="float" office:value="353.971" calcext:value-type="float">
            <text:p>353.971</text:p>
          </table:table-cell>
          <table:table-cell office:value-type="float" office:value="329.619" calcext:value-type="float">
            <text:p>329.619</text:p>
          </table:table-cell>
          <table:table-cell office:value-type="float" office:value="313.785" calcext:value-type="float">
            <text:p>313.785</text:p>
          </table:table-cell>
          <table:table-cell office:value-type="float" office:value="302.548" calcext:value-type="float">
            <text:p>302.548</text:p>
          </table:table-cell>
          <table:table-cell office:value-type="float" office:value="294.141" calcext:value-type="float">
            <text:p>294.141</text:p>
          </table:table-cell>
          <table:table-cell office:value-type="float" office:value="287.64" calcext:value-type="float">
            <text:p>287.64</text:p>
          </table:table-cell>
          <table:table-cell office:value-type="float" office:value="282.511" calcext:value-type="float">
            <text:p>282.511</text:p>
          </table:table-cell>
          <table:table-cell office:value-type="float" office:value="278.832" calcext:value-type="float">
            <text:p>278.832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588.764" calcext:value-type="float">
            <text:p>588.764</text:p>
          </table:table-cell>
          <table:table-cell office:value-type="float" office:value="451.2" calcext:value-type="float">
            <text:p>451.2</text:p>
          </table:table-cell>
          <table:table-cell office:value-type="float" office:value="401.168" calcext:value-type="float">
            <text:p>401.168</text:p>
          </table:table-cell>
          <table:table-cell office:value-type="float" office:value="373.568" calcext:value-type="float">
            <text:p>373.568</text:p>
          </table:table-cell>
          <table:table-cell office:value-type="float" office:value="355.623" calcext:value-type="float">
            <text:p>355.623</text:p>
          </table:table-cell>
          <table:table-cell office:value-type="float" office:value="342.887" calcext:value-type="float">
            <text:p>342.887</text:p>
          </table:table-cell>
          <table:table-cell office:value-type="float" office:value="333.36" calcext:value-type="float">
            <text:p>333.36</text:p>
          </table:table-cell>
          <table:table-cell office:value-type="float" office:value="325.992" calcext:value-type="float">
            <text:p>325.992</text:p>
          </table:table-cell>
          <table:table-cell office:value-type="float" office:value="320.179" calcext:value-type="float">
            <text:p>320.179</text:p>
          </table:table-cell>
          <table:table-cell office:value-type="float" office:value="316.01" calcext:value-type="float">
            <text:p>316.0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----</text:p>
          </table:table-cell>
          <table:table-cell table:number-columns-repeated="9" office:value-type="string" calcext:value-type="string">
            <text:p>----------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90.0498" calcext:value-type="float">
            <text:p>90.0498</text:p>
          </table:table-cell>
          <table:table-cell office:value-type="float" office:value="67.293" calcext:value-type="float">
            <text:p>67.293</text:p>
          </table:table-cell>
          <table:table-cell office:value-type="float" office:value="59.7158" calcext:value-type="float">
            <text:p>59.7158</text:p>
          </table:table-cell>
          <table:table-cell office:value-type="float" office:value="55.7852" calcext:value-type="float">
            <text:p>55.7852</text:p>
          </table:table-cell>
          <table:table-cell office:value-type="float" office:value="53.4021" calcext:value-type="float">
            <text:p>53.4021</text:p>
          </table:table-cell>
          <table:table-cell office:value-type="float" office:value="51.8578" calcext:value-type="float">
            <text:p>51.8578</text:p>
          </table:table-cell>
          <table:table-cell office:value-type="float" office:value="50.8407" calcext:value-type="float">
            <text:p>50.8407</text:p>
          </table:table-cell>
          <table:table-cell office:value-type="float" office:value="50.1926" calcext:value-type="float">
            <text:p>50.19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15.778" calcext:value-type="float">
            <text:p>115.778</text:p>
          </table:table-cell>
          <table:table-cell office:value-type="float" office:value="86.5196" calcext:value-type="float">
            <text:p>86.5196</text:p>
          </table:table-cell>
          <table:table-cell office:value-type="float" office:value="76.7775" calcext:value-type="float">
            <text:p>76.7775</text:p>
          </table:table-cell>
          <table:table-cell office:value-type="float" office:value="71.7238" calcext:value-type="float">
            <text:p>71.7238</text:p>
          </table:table-cell>
          <table:table-cell office:value-type="float" office:value="68.6598" calcext:value-type="float">
            <text:p>68.6598</text:p>
          </table:table-cell>
          <table:table-cell office:value-type="float" office:value="66.6743" calcext:value-type="float">
            <text:p>66.6743</text:p>
          </table:table-cell>
          <table:table-cell office:value-type="float" office:value="65.3667" calcext:value-type="float">
            <text:p>65.3667</text:p>
          </table:table-cell>
          <table:table-cell office:value-type="float" office:value="64.5334" calcext:value-type="float">
            <text:p>64.53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41.507" calcext:value-type="float">
            <text:p>141.507</text:p>
          </table:table-cell>
          <table:table-cell office:value-type="float" office:value="105.746" calcext:value-type="float">
            <text:p>105.746</text:p>
          </table:table-cell>
          <table:table-cell office:value-type="float" office:value="93.8391" calcext:value-type="float">
            <text:p>93.8391</text:p>
          </table:table-cell>
          <table:table-cell office:value-type="float" office:value="87.6624" calcext:value-type="float">
            <text:p>87.6624</text:p>
          </table:table-cell>
          <table:table-cell office:value-type="float" office:value="83.9175" calcext:value-type="float">
            <text:p>83.9175</text:p>
          </table:table-cell>
          <table:table-cell office:value-type="float" office:value="81.4908" calcext:value-type="float">
            <text:p>81.4908</text:p>
          </table:table-cell>
          <table:table-cell office:value-type="float" office:value="79.8926" calcext:value-type="float">
            <text:p>79.8926</text:p>
          </table:table-cell>
          <table:table-cell office:value-type="float" office:value="78.8741" calcext:value-type="float">
            <text:p>78.87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67.235" calcext:value-type="float">
            <text:p>167.235</text:p>
          </table:table-cell>
          <table:table-cell office:value-type="float" office:value="124.973" calcext:value-type="float">
            <text:p>124.973</text:p>
          </table:table-cell>
          <table:table-cell office:value-type="float" office:value="110.901" calcext:value-type="float">
            <text:p>110.901</text:p>
          </table:table-cell>
          <table:table-cell office:value-type="float" office:value="103.601" calcext:value-type="float">
            <text:p>103.601</text:p>
          </table:table-cell>
          <table:table-cell office:value-type="float" office:value="99.1753" calcext:value-type="float">
            <text:p>99.1753</text:p>
          </table:table-cell>
          <table:table-cell office:value-type="float" office:value="96.3073" calcext:value-type="float">
            <text:p>96.3073</text:p>
          </table:table-cell>
          <table:table-cell office:value-type="float" office:value="94.4185" calcext:value-type="float">
            <text:p>94.4185</text:p>
          </table:table-cell>
          <table:table-cell office:value-type="float" office:value="93.2149" calcext:value-type="float">
            <text:p>93.21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92.964" calcext:value-type="float">
            <text:p>192.964</text:p>
          </table:table-cell>
          <table:table-cell office:value-type="float" office:value="144.199" calcext:value-type="float">
            <text:p>144.199</text:p>
          </table:table-cell>
          <table:table-cell office:value-type="float" office:value="127.962" calcext:value-type="float">
            <text:p>127.962</text:p>
          </table:table-cell>
          <table:table-cell office:value-type="float" office:value="119.54" calcext:value-type="float">
            <text:p>119.54</text:p>
          </table:table-cell>
          <table:table-cell office:value-type="float" office:value="114.433" calcext:value-type="float">
            <text:p>114.433</text:p>
          </table:table-cell>
          <table:table-cell office:value-type="float" office:value="111.124" calcext:value-type="float">
            <text:p>111.124</text:p>
          </table:table-cell>
          <table:table-cell office:value-type="float" office:value="108.944" calcext:value-type="float">
            <text:p>108.944</text:p>
          </table:table-cell>
          <table:table-cell office:value-type="float" office:value="107.556" calcext:value-type="float">
            <text:p>107.5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218.692" calcext:value-type="float">
            <text:p>218.692</text:p>
          </table:table-cell>
          <table:table-cell office:value-type="float" office:value="163.426" calcext:value-type="float">
            <text:p>163.426</text:p>
          </table:table-cell>
          <table:table-cell office:value-type="float" office:value="145.024" calcext:value-type="float">
            <text:p>145.024</text:p>
          </table:table-cell>
          <table:table-cell office:value-type="float" office:value="135.478" calcext:value-type="float">
            <text:p>135.478</text:p>
          </table:table-cell>
          <table:table-cell office:value-type="float" office:value="129.691" calcext:value-type="float">
            <text:p>129.691</text:p>
          </table:table-cell>
          <table:table-cell office:value-type="float" office:value="125.94" calcext:value-type="float">
            <text:p>125.94</text:p>
          </table:table-cell>
          <table:table-cell office:value-type="float" office:value="123.47" calcext:value-type="float">
            <text:p>123.47</text:p>
          </table:table-cell>
          <table:table-cell office:value-type="float" office:value="121.896" calcext:value-type="float">
            <text:p>121.89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---</text:p>
          </table:table-cell>
          <table:table-cell table:number-columns-repeated="6" office:value-type="string" calcext:value-type="string">
            <text:p>---------</text:p>
          </table:table-cell>
          <table:table-cell table:number-columns-repeated="3" office:value-type="string" calcext:value-type="string">
            <text:p>----------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81.169" calcext:value-type="float">
            <text:p>81.169</text:p>
          </table:table-cell>
          <table:table-cell office:value-type="float" office:value="145.026" calcext:value-type="float">
            <text:p>145.026</text:p>
          </table:table-cell>
          <table:table-cell office:value-type="float" office:value="203.565" calcext:value-type="float">
            <text:p>203.565</text:p>
          </table:table-cell>
          <table:table-cell office:value-type="float" office:value="260.108" calcext:value-type="float">
            <text:p>260.108</text:p>
          </table:table-cell>
          <table:table-cell office:value-type="float" office:value="315.949" calcext:value-type="float">
            <text:p>315.949</text:p>
          </table:table-cell>
          <table:table-cell office:value-type="float" office:value="371.83" calcext:value-type="float">
            <text:p>371.83</text:p>
          </table:table-cell>
          <table:table-cell office:value-type="float" office:value="428.28" calcext:value-type="float">
            <text:p>428.28</text:p>
          </table:table-cell>
          <table:table-cell office:value-type="float" office:value="485.75" calcext:value-type="float">
            <text:p>485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04.36" calcext:value-type="float">
            <text:p>104.36</text:p>
          </table:table-cell>
          <table:table-cell office:value-type="float" office:value="186.462" calcext:value-type="float">
            <text:p>186.462</text:p>
          </table:table-cell>
          <table:table-cell office:value-type="float" office:value="261.727" calcext:value-type="float">
            <text:p>261.727</text:p>
          </table:table-cell>
          <table:table-cell office:value-type="float" office:value="334.424" calcext:value-type="float">
            <text:p>334.424</text:p>
          </table:table-cell>
          <table:table-cell office:value-type="float" office:value="406.221" calcext:value-type="float">
            <text:p>406.221</text:p>
          </table:table-cell>
          <table:table-cell office:value-type="float" office:value="478.067" calcext:value-type="float">
            <text:p>478.067</text:p>
          </table:table-cell>
          <table:table-cell office:value-type="float" office:value="550.645" calcext:value-type="float">
            <text:p>550.645</text:p>
          </table:table-cell>
          <table:table-cell office:value-type="float" office:value="624.535" calcext:value-type="float">
            <text:p>624.5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27.551" calcext:value-type="float">
            <text:p>127.551</text:p>
          </table:table-cell>
          <table:table-cell office:value-type="float" office:value="227.898" calcext:value-type="float">
            <text:p>227.898</text:p>
          </table:table-cell>
          <table:table-cell office:value-type="float" office:value="319.888" calcext:value-type="float">
            <text:p>319.888</text:p>
          </table:table-cell>
          <table:table-cell office:value-type="float" office:value="408.74" calcext:value-type="float">
            <text:p>408.74</text:p>
          </table:table-cell>
          <table:table-cell office:value-type="float" office:value="496.492" calcext:value-type="float">
            <text:p>496.492</text:p>
          </table:table-cell>
          <table:table-cell office:value-type="float" office:value="584.304" calcext:value-type="float">
            <text:p>584.304</text:p>
          </table:table-cell>
          <table:table-cell office:value-type="float" office:value="673.011" calcext:value-type="float">
            <text:p>673.011</text:p>
          </table:table-cell>
          <table:table-cell office:value-type="float" office:value="763.321" calcext:value-type="float">
            <text:p>763.3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50.743" calcext:value-type="float">
            <text:p>150.743</text:p>
          </table:table-cell>
          <table:table-cell office:value-type="float" office:value="269.334" calcext:value-type="float">
            <text:p>269.334</text:p>
          </table:table-cell>
          <table:table-cell office:value-type="float" office:value="378.05" calcext:value-type="float">
            <text:p>378.05</text:p>
          </table:table-cell>
          <table:table-cell office:value-type="float" office:value="483.057" calcext:value-type="float">
            <text:p>483.057</text:p>
          </table:table-cell>
          <table:table-cell office:value-type="float" office:value="586.763" calcext:value-type="float">
            <text:p>586.763</text:p>
          </table:table-cell>
          <table:table-cell office:value-type="float" office:value="690.541" calcext:value-type="float">
            <text:p>690.541</text:p>
          </table:table-cell>
          <table:table-cell office:value-type="float" office:value="795.377" calcext:value-type="float">
            <text:p>795.377</text:p>
          </table:table-cell>
          <table:table-cell office:value-type="float" office:value="902.106" calcext:value-type="float">
            <text:p>902.1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73.934" calcext:value-type="float">
            <text:p>173.934</text:p>
          </table:table-cell>
          <table:table-cell office:value-type="float" office:value="310.77" calcext:value-type="float">
            <text:p>310.77</text:p>
          </table:table-cell>
          <table:table-cell office:value-type="float" office:value="436.211" calcext:value-type="float">
            <text:p>436.211</text:p>
          </table:table-cell>
          <table:table-cell office:value-type="float" office:value="557.373" calcext:value-type="float">
            <text:p>557.373</text:p>
          </table:table-cell>
          <table:table-cell office:value-type="float" office:value="677.034" calcext:value-type="float">
            <text:p>677.034</text:p>
          </table:table-cell>
          <table:table-cell office:value-type="float" office:value="796.778" calcext:value-type="float">
            <text:p>796.778</text:p>
          </table:table-cell>
          <table:table-cell office:value-type="float" office:value="917.742" calcext:value-type="float">
            <text:p>917.742</text:p>
          </table:table-cell>
          <table:table-cell office:value-type="float" office:value="1040.89" calcext:value-type="float">
            <text:p>1040.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97.125" calcext:value-type="float">
            <text:p>197.125</text:p>
          </table:table-cell>
          <table:table-cell office:value-type="float" office:value="352.206" calcext:value-type="float">
            <text:p>352.206</text:p>
          </table:table-cell>
          <table:table-cell office:value-type="float" office:value="494.373" calcext:value-type="float">
            <text:p>494.373</text:p>
          </table:table-cell>
          <table:table-cell office:value-type="float" office:value="631.69" calcext:value-type="float">
            <text:p>631.69</text:p>
          </table:table-cell>
          <table:table-cell office:value-type="float" office:value="767.305" calcext:value-type="float">
            <text:p>767.305</text:p>
          </table:table-cell>
          <table:table-cell office:value-type="float" office:value="903.015" calcext:value-type="float">
            <text:p>903.015</text:p>
          </table:table-cell>
          <table:table-cell office:value-type="float" office:value="1040.11" calcext:value-type="float">
            <text:p>1040.11</text:p>
          </table:table-cell>
          <table:table-cell office:value-type="float" office:value="1179.68" calcext:value-type="float">
            <text:p>1179.6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---</text:p>
          </table:table-cell>
          <table:table-cell table:number-columns-repeated="9" office:value-type="string" calcext:value-type="string">
            <text:p>---------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42.432" calcext:value-type="float">
            <text:p>242.432</text:p>
          </table:table-cell>
          <table:table-cell office:value-type="float" office:value="182.661" calcext:value-type="float">
            <text:p>182.661</text:p>
          </table:table-cell>
          <table:table-cell office:value-type="float" office:value="162.148" calcext:value-type="float">
            <text:p>162.148</text:p>
          </table:table-cell>
          <table:table-cell office:value-type="float" office:value="151.041" calcext:value-type="float">
            <text:p>151.041</text:p>
          </table:table-cell>
          <table:table-cell office:value-type="float" office:value="143.9" calcext:value-type="float">
            <text:p>143.9</text:p>
          </table:table-cell>
          <table:table-cell office:value-type="float" office:value="138.88" calcext:value-type="float">
            <text:p>138.88</text:p>
          </table:table-cell>
          <table:table-cell office:value-type="float" office:value="135.163" calcext:value-type="float">
            <text:p>135.163</text:p>
          </table:table-cell>
          <table:table-cell office:value-type="float" office:value="132.324" calcext:value-type="float">
            <text:p>132.3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311.699" calcext:value-type="float">
            <text:p>311.699</text:p>
          </table:table-cell>
          <table:table-cell office:value-type="float" office:value="234.85" calcext:value-type="float">
            <text:p>234.85</text:p>
          </table:table-cell>
          <table:table-cell office:value-type="float" office:value="208.476" calcext:value-type="float">
            <text:p>208.476</text:p>
          </table:table-cell>
          <table:table-cell office:value-type="float" office:value="194.195" calcext:value-type="float">
            <text:p>194.195</text:p>
          </table:table-cell>
          <table:table-cell office:value-type="float" office:value="185.014" calcext:value-type="float">
            <text:p>185.014</text:p>
          </table:table-cell>
          <table:table-cell office:value-type="float" office:value="178.56" calcext:value-type="float">
            <text:p>178.56</text:p>
          </table:table-cell>
          <table:table-cell office:value-type="float" office:value="173.78" calcext:value-type="float">
            <text:p>173.78</text:p>
          </table:table-cell>
          <table:table-cell office:value-type="float" office:value="170.131" calcext:value-type="float">
            <text:p>170.1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380.965" calcext:value-type="float">
            <text:p>380.965</text:p>
          </table:table-cell>
          <table:table-cell office:value-type="float" office:value="287.038" calcext:value-type="float">
            <text:p>287.038</text:p>
          </table:table-cell>
          <table:table-cell office:value-type="float" office:value="254.804" calcext:value-type="float">
            <text:p>254.804</text:p>
          </table:table-cell>
          <table:table-cell office:value-type="float" office:value="237.35" calcext:value-type="float">
            <text:p>237.35</text:p>
          </table:table-cell>
          <table:table-cell office:value-type="float" office:value="226.128" calcext:value-type="float">
            <text:p>226.128</text:p>
          </table:table-cell>
          <table:table-cell office:value-type="float" office:value="218.24" calcext:value-type="float">
            <text:p>218.24</text:p>
          </table:table-cell>
          <table:table-cell office:value-type="float" office:value="212.398" calcext:value-type="float">
            <text:p>212.398</text:p>
          </table:table-cell>
          <table:table-cell office:value-type="float" office:value="207.938" calcext:value-type="float">
            <text:p>207.9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450.231" calcext:value-type="float">
            <text:p>450.231</text:p>
          </table:table-cell>
          <table:table-cell office:value-type="float" office:value="339.227" calcext:value-type="float">
            <text:p>339.227</text:p>
          </table:table-cell>
          <table:table-cell office:value-type="float" office:value="301.132" calcext:value-type="float">
            <text:p>301.132</text:p>
          </table:table-cell>
          <table:table-cell office:value-type="float" office:value="280.504" calcext:value-type="float">
            <text:p>280.504</text:p>
          </table:table-cell>
          <table:table-cell office:value-type="float" office:value="267.242" calcext:value-type="float">
            <text:p>267.242</text:p>
          </table:table-cell>
          <table:table-cell office:value-type="float" office:value="257.919" calcext:value-type="float">
            <text:p>257.919</text:p>
          </table:table-cell>
          <table:table-cell office:value-type="float" office:value="251.016" calcext:value-type="float">
            <text:p>251.016</text:p>
          </table:table-cell>
          <table:table-cell office:value-type="float" office:value="245.744" calcext:value-type="float">
            <text:p>245.7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19.498" calcext:value-type="float">
            <text:p>519.498</text:p>
          </table:table-cell>
          <table:table-cell office:value-type="float" office:value="391.416" calcext:value-type="float">
            <text:p>391.416</text:p>
          </table:table-cell>
          <table:table-cell office:value-type="float" office:value="347.459" calcext:value-type="float">
            <text:p>347.459</text:p>
          </table:table-cell>
          <table:table-cell office:value-type="float" office:value="323.659" calcext:value-type="float">
            <text:p>323.659</text:p>
          </table:table-cell>
          <table:table-cell office:value-type="float" office:value="308.356" calcext:value-type="float">
            <text:p>308.356</text:p>
          </table:table-cell>
          <table:table-cell office:value-type="float" office:value="297.599" calcext:value-type="float">
            <text:p>297.599</text:p>
          </table:table-cell>
          <table:table-cell office:value-type="float" office:value="289.634" calcext:value-type="float">
            <text:p>289.634</text:p>
          </table:table-cell>
          <table:table-cell office:value-type="float" office:value="283.551" calcext:value-type="float">
            <text:p>283.5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588.764" calcext:value-type="float">
            <text:p>588.764</text:p>
          </table:table-cell>
          <table:table-cell office:value-type="float" office:value="443.605" calcext:value-type="float">
            <text:p>443.605</text:p>
          </table:table-cell>
          <table:table-cell office:value-type="float" office:value="393.787" calcext:value-type="float">
            <text:p>393.787</text:p>
          </table:table-cell>
          <table:table-cell office:value-type="float" office:value="366.813" calcext:value-type="float">
            <text:p>366.813</text:p>
          </table:table-cell>
          <table:table-cell office:value-type="float" office:value="349.47" calcext:value-type="float">
            <text:p>349.47</text:p>
          </table:table-cell>
          <table:table-cell office:value-type="float" office:value="337.279" calcext:value-type="float">
            <text:p>337.279</text:p>
          </table:table-cell>
          <table:table-cell office:value-type="float" office:value="328.252" calcext:value-type="float">
            <text:p>328.252</text:p>
          </table:table-cell>
          <table:table-cell office:value-type="float" office:value="321.358" calcext:value-type="float">
            <text:p>321.35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6">00/00/0000</text:date>, <text:time style:data-style-name="N2" text:time-value="14:23:40.6380912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12:09:16.130014661</meta:creation-date>
    <meta:editing-duration>PT40M45S</meta:editing-duration>
    <meta:editing-cycles>5</meta:editing-cycles>
    <meta:generator>LibreOffice/5.1.6.2$Linux_X86_64 LibreOffice_project/10m0$Build-2</meta:generator>
    <dc:date>2019-03-13T07:29:04.374082363</dc:date>
    <meta:document-statistic meta:table-count="4" meta:cell-count="1524" meta:object-count="0"/>
  </office:meta>
</office:document-meta>
</file>